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da8a696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f23f8e4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02c7edd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07546a2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3a4035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3c069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3fda9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40539e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442b3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42675d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f2d4844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d6c1c7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f6c0774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fd2b69e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03606b8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0095365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451616e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f2c19d" officeooo:paragraph-rsid="2bf2c19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f2c19d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f5faa4" officeooo:paragraph-rsid="2bf5faa4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f5faa4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f7cb64" officeooo:paragraph-rsid="2bf7cb6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f7cb64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fcca8e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fcca8e" officeooo:paragraph-rsid="2c21f74a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c054dab" officeooo:paragraph-rsid="2c372b55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c054dab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c054dab" officeooo:paragraph-rsid="2c321118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c060a88" officeooo:paragraph-rsid="2c12b43b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c0aac6a" officeooo:paragraph-rsid="2c12b43b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c098c73" officeooo:paragraph-rsid="2c0aac6a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c118301" officeooo:paragraph-rsid="2c0aac6a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c118301" officeooo:paragraph-rsid="2c118301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c0b3cb4" officeooo:paragraph-rsid="2c150af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c0b3cb4" officeooo:paragraph-rsid="2c17fe36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c0b3cb4" officeooo:paragraph-rsid="2c76d557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c41f417" officeooo:paragraph-rsid="2c41f417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c26c774" officeooo:paragraph-rsid="2c26c77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c26c774" officeooo:paragraph-rsid="2c5bd34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1ee7478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038b5c" officeooo:paragraph-rsid="2f4c366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f4c366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7ca52e4" officeooo:paragraph-rsid="2f4c366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02c7edd" officeooo:paragraph-rsid="2f4c366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464662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0a6d63ec" officeooo:paragraph-rsid="2f4c366f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0a6d63ec" officeooo:paragraph-rsid="27464662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0a6d63ec" officeooo:paragraph-rsid="233e5261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1baa8f9" officeooo:paragraph-rsid="27464662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23d89e5" officeooo:paragraph-rsid="233e5261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2573c59" officeooo:paragraph-rsid="233e5261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2368706" officeooo:paragraph-rsid="233e5261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1f6c0774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0a6d63ec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2f76c1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officeooo:paragraph-rsid="2f4c366f" style:font-name-asian="Liberation Serif" style:language-asian="zh" style:country-asian="TW"/>
    </style:style>
    <style:style style:name="P62" style:family="paragraph" style:parent-style-name="Standard" style:list-style-name="L1">
      <style:text-properties fo:color="#333333" style:font-name="Liberation Serif" officeooo:paragraph-rsid="2f4c366f" style:font-name-asian="Liberation Serif"/>
    </style:style>
    <style:style style:name="P63" style:family="paragraph" style:parent-style-name="Standard" style:list-style-name="L1">
      <style:text-properties fo:color="#333333" style:font-name="Liberation Serif" officeooo:rsid="1f9b3bad" officeooo:paragraph-rsid="2f4c366f" style:font-name-asian="Liberation Serif"/>
    </style:style>
    <style:style style:name="P64" style:family="paragraph" style:parent-style-name="Standard" style:list-style-name="L1">
      <style:text-properties fo:color="#333333" style:font-name="標楷體1" fo:font-size="17pt" style:text-underline-style="none" fo:font-weight="bold" officeooo:rsid="1f0d7012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none" fo:font-weight="bold" officeooo:rsid="1f23f8e4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style:text-underline-style="none" fo:font-weight="bold" officeooo:rsid="236c3842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style:text-underline-style="none" fo:font-weight="bold" officeooo:rsid="2367f27a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style:text-underline-style="none" fo:font-weight="bold" officeooo:rsid="1f2e84b6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none" fo:font-weight="bold" officeooo:rsid="1f4ac827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none" fo:font-weight="bold" officeooo:rsid="2081afa6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style:text-underline-style="none" fo:font-weight="bold" officeooo:rsid="1d600f92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style:text-underline-style="none" fo:font-weight="bold" officeooo:rsid="1d600f92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none" fo:font-weight="bold" officeooo:rsid="202ade33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style:text-underline-style="none" fo:font-weight="bold" officeooo:rsid="202ade33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style:text-underline-style="none" fo:font-weight="bold" officeooo:rsid="1f6c0774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style:text-underline-style="none" fo:font-weight="bold" officeooo:rsid="1f6c0774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style:text-underline-style="none" fo:font-weight="bold" officeooo:rsid="1f6c0774" officeooo:paragraph-rsid="2f376a02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style:text-underline-style="none" fo:font-weight="bold" officeooo:rsid="1f3c59eb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style:text-underline-style="none" fo:font-weight="bold" officeooo:rsid="1da8a696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style:text-underline-style="none" fo:font-weight="bold" officeooo:rsid="21ee7478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style:text-underline-style="none" fo:font-weight="bold" officeooo:rsid="22243d7f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style:text-underline-style="none" fo:font-weight="bold" officeooo:rsid="21f1fd3f" officeooo:paragraph-rsid="2746466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0a6d63e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0a6d63ec" officeooo:paragraph-rsid="2752c90b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22368706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22577906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2234d811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21fbb860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22a31731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2207bbf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22099c5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2208ed4d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22f76c1c" officeooo:paragraph-rsid="233e5261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officeooo:paragraph-rsid="2f4c366f"/>
    </style:style>
    <style:style style:name="P95" style:family="paragraph" style:parent-style-name="Standard" style:list-style-name="L1">
      <style:text-properties fo:color="#333333" officeooo:paragraph-rsid="27464662"/>
    </style:style>
    <style:style style:name="P96" style:family="paragraph" style:parent-style-name="Standard" style:list-style-name="L1">
      <style:text-properties fo:color="#333333" officeooo:paragraph-rsid="233e5261"/>
    </style:style>
    <style:style style:name="P97" style:family="paragraph" style:parent-style-name="Standard" style:list-style-name="L1">
      <style:text-properties fo:color="#333333" officeooo:rsid="1f34d565" officeooo:paragraph-rsid="2f4c366f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2f2d48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font-name="標楷體" fo:font-size="17pt" style:text-underline-style="none" fo:font-weight="bold" officeooo:rsid="2bf7cb64" officeooo:paragraph-rsid="2bf98db7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style:text-underline-style="none" fo:font-weight="bold" officeooo:rsid="2bf7cb64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style:text-underline-style="none" fo:font-weight="bold" officeooo:rsid="2bf7cb64" officeooo:paragraph-rsid="2c631b3d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style:text-underline-style="none" fo:font-weight="bold" officeooo:rsid="2bf7cb64" officeooo:paragraph-rsid="2c6a9fb4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style:text-underline-style="none" fo:font-weight="bold" officeooo:rsid="2bfcca8e" officeooo:paragraph-rsid="2bfcca8e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style:text-underline-style="none" fo:font-weight="bold" officeooo:rsid="2bfcca8e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style:text-underline-style="none" fo:font-weight="bold" officeooo:rsid="2c6bdfbd" officeooo:paragraph-rsid="2c6bdfbd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02a1fa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278908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332d86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36e296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372b55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054dab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7567ad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style:text-underline-style="none" fo:font-weight="bold" officeooo:rsid="2c054dab" officeooo:paragraph-rsid="2c72960e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style:text-underline-style="none" fo:font-weight="bold" officeooo:rsid="2c060a88" officeooo:paragraph-rsid="2c060a88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style:text-underline-style="none" fo:font-weight="bold" officeooo:rsid="2c3d3bd6" officeooo:paragraph-rsid="2c41f417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style:text-underline-style="none" fo:font-weight="bold" officeooo:rsid="2c3d3bd6" officeooo:paragraph-rsid="2c4a224f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style:text-underline-style="none" fo:font-weight="bold" officeooo:rsid="2c3d3bd6" officeooo:paragraph-rsid="2c3d3bd6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style:text-underline-style="none" fo:font-weight="bold" officeooo:rsid="2c41f417" officeooo:paragraph-rsid="2c41f417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style:text-underline-style="none" fo:font-weight="bold" officeooo:rsid="2c0b3cb4" officeooo:paragraph-rsid="2c3d3bd6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style:text-underline-style="none" fo:font-weight="bold" officeooo:rsid="2c0b3cb4" officeooo:paragraph-rsid="2c7567ad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style:text-underline-style="none" fo:font-weight="bold" officeooo:rsid="2c0b3cb4" officeooo:paragraph-rsid="2c6edc61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style:text-underline-style="none" fo:font-weight="bold" officeooo:rsid="2c1a6b16" officeooo:paragraph-rsid="2c59ccf7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style:text-underline-style="none" fo:font-weight="bold" officeooo:rsid="2c5e4fb1" officeooo:paragraph-rsid="2c7d63a2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officeooo:rsid="22887c86" officeooo:paragraph-rsid="233e5261"/>
    </style:style>
    <style:style style:name="P125" style:family="paragraph" style:parent-style-name="Standard" style:list-style-name="L1">
      <style:text-properties fo:color="#333333" officeooo:rsid="2320da3a" officeooo:paragraph-rsid="233e5261"/>
    </style:style>
    <style:style style:name="P12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f6c0774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02c7edd" officeooo:paragraph-rsid="2f4c366f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2f2d48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2f3a403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1c1c1c" style:font-name="Liberation Serif" fo:font-size="17pt" style:text-underline-style="none" fo:font-weight="bold" officeooo:rsid="0a6d63ec" officeooo:paragraph-rsid="27464662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21fbb860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21fe2141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22573c59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22368706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223d89e5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2256c324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2207bbfc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22099c5c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font-name="標楷體1" fo:font-size="17pt" fo:font-weight="bold" officeooo:rsid="2208ed4d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font-name="標楷體1" fo:font-size="17pt" fo:font-weight="bold" officeooo:rsid="231cb1fc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font-name="標楷體1" fo:font-size="17pt" fo:font-weight="bold" officeooo:rsid="22f76c1c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font-name="標楷體1" fo:font-size="17pt" fo:font-weight="bold" officeooo:rsid="231d5b58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font-name="標楷體1" fo:font-size="17pt" fo:font-weight="bold" officeooo:rsid="22aea102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font-name="標楷體1" fo:font-size="17pt" fo:font-weight="bold" officeooo:rsid="22af076f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font-name="標楷體1" fo:font-size="17pt" fo:font-weight="bold" officeooo:rsid="2328fe35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font-name="標楷體1" fo:font-size="17pt" fo:font-weight="bold" officeooo:rsid="232628b4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font-name="標楷體1"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font-name="標楷體1" fo:font-size="17pt" style:text-underline-style="none" fo:font-weight="bold" officeooo:rsid="234fc2df" style:font-name-asian="標楷體1" style:font-size-asian="17pt" style:language-asian="zh" style:country-asian="TW" style:font-weight-asian="bold" style:font-size-complex="17pt" style:font-weight-complex="bold"/>
    </style:style>
    <style:style style:name="T21" style:family="text">
      <style:text-properties style:font-name="標楷體1" fo:font-size="17pt" style:text-underline-style="none" fo:font-weight="bold" officeooo:rsid="2353f2d3" style:font-name-asian="標楷體1" style:font-size-asian="17pt" style:language-asian="zh" style:country-asian="TW" style:font-weight-asian="bold" style:font-size-complex="17pt" style:font-weight-complex="bold"/>
    </style:style>
    <style:style style:name="T22" style:family="text">
      <style:text-properties style:font-name="標楷體1" fo:font-size="17pt" style:text-underline-style="none" fo:font-weight="bold" officeooo:rsid="2367f27a" style:font-name-asian="標楷體1" style:font-size-asian="17pt" style:language-asian="zh" style:country-asian="TW" style:font-weight-asian="bold" style:font-size-complex="17pt" style:font-weight-complex="bold"/>
    </style:style>
    <style:style style:name="T23" style:family="text">
      <style:text-properties style:font-name="標楷體1" fo:font-size="17pt" style:text-underline-style="none" fo:font-weight="bold" officeooo:rsid="1f8c1888" style:font-name-asian="標楷體1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1f0d7012" style:font-name-asian="標楷體1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1f0ed473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1f0cf247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1f2076c9" style:font-name-asian="標楷體1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1d600f92" style:font-name-asian="標楷體1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1da8a696" style:font-name-asian="標楷體1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1dafd5b0" style:font-name-asian="標楷體1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23689867" style:font-name-asian="標楷體1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1e04d209" style:font-name-asian="標楷體1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e3c446c" style:font-name-asian="標楷體1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1f2e84b6" style:font-name-asian="標楷體1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1f31c320" style:font-name-asian="標楷體1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1f37d808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f378d91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1f3b8351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1f4ac827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1f39b75f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1f3c59eb" style:font-name-asian="標楷體1" style:font-size-asian="17pt" style:language-asian="zh" style:country-asian="TW" style:font-weight-asian="bold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1f4777dc" style:font-name-asian="標楷體1" style:font-size-asian="17pt" style:language-asian="zh" style:country-asian="TW" style:font-weight-asian="bold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1f3d7c16" style:font-name-asian="標楷體1" style:font-size-asian="17pt" style:language-asian="zh" style:country-asian="TW" style:font-weight-asian="bold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1f4ae4a1" style:font-name-asian="標楷體1" style:font-size-asian="17pt" style:language-asian="zh" style:country-asian="TW" style:font-weight-asian="bold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1f4aedb4" style:font-name-asian="標楷體1" style:font-size-asian="17pt" style:language-asian="zh" style:country-asian="TW" style:font-weight-asian="bold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2044ffa5" style:font-name-asian="標楷體1" style:font-size-asian="17pt" style:language-asian="zh" style:country-asian="TW" style:font-weight-asian="bold" style:font-size-complex="17pt" style:font-weight-complex="bold"/>
    </style:style>
    <style:style style:name="T47" style:family="text">
      <style:text-properties style:font-name="標楷體1" fo:font-size="17pt" style:text-underline-style="none" fo:font-weight="bold" officeooo:rsid="202c7edd" style:font-name-asian="標楷體1" style:font-size-asian="17pt" style:language-asian="zh" style:country-asian="TW" style:font-weight-asian="bold" style:font-size-complex="17pt" style:font-weight-complex="bold"/>
    </style:style>
    <style:style style:name="T48" style:family="text">
      <style:text-properties style:font-name="標楷體1" fo:font-size="17pt" style:text-underline-style="none" fo:font-weight="bold" officeooo:rsid="1d74a7e8" style:font-name-asian="標楷體1" style:font-size-asian="17pt" style:language-asian="zh" style:country-asian="TW" style:font-weight-asian="bold" style:font-size-complex="17pt" style:font-weight-complex="bold"/>
    </style:style>
    <style:style style:name="T49" style:family="text">
      <style:text-properties style:font-name="標楷體1" fo:font-size="17pt" style:text-underline-style="none" fo:font-weight="bold" officeooo:rsid="1deece9f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font-name="標楷體1" fo:font-size="17pt" style:text-underline-style="none" fo:font-weight="bold" officeooo:rsid="1ded6a9b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style:font-name="標楷體1" fo:font-size="17pt" style:text-underline-style="none" fo:font-weight="bold" officeooo:rsid="1e006616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style:font-name="標楷體1" fo:font-size="17pt" style:text-underline-style="none" fo:font-weight="bold" officeooo:rsid="1d7e021d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style:font-name="標楷體1" fo:font-size="17pt" style:text-underline-style="none" fo:font-weight="bold" officeooo:rsid="1f8bda15" style:font-name-asian="標楷體1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style:font-name="標楷體1" fo:font-size="17pt" style:text-underline-style="none" fo:font-weight="bold" officeooo:rsid="1d600f92" style:font-name-asian="標楷體1" style:font-size-asian="17pt" style:font-weight-asian="bold" style:font-size-complex="17pt" style:font-weight-complex="bold"/>
    </style:style>
    <style:style style:name="T55" style:family="text">
      <style:text-properties style:font-name="標楷體1" fo:font-size="17pt" style:text-underline-style="none" fo:font-weight="bold" officeooo:rsid="1da8a696" style:font-name-asian="標楷體1" style:font-size-asian="17pt" style:font-weight-asian="bold" style:font-size-complex="17pt" style:font-weight-complex="bold"/>
    </style:style>
    <style:style style:name="T56" style:family="text">
      <style:text-properties style:font-name="標楷體1" fo:font-size="17pt" style:text-underline-style="none" fo:font-weight="bold" officeooo:rsid="1dd66b19" style:font-name-asian="標楷體1" style:font-size-asian="17pt" style:font-weight-asian="bold" style:font-size-complex="17pt" style:font-weight-complex="bold"/>
    </style:style>
    <style:style style:name="T57" style:family="text">
      <style:text-properties style:font-name="標楷體1" style:font-name-asian="標楷體1"/>
    </style:style>
    <style:style style:name="T58" style:family="text">
      <style:text-properties style:font-name="標楷體1" officeooo:rsid="2236f5f6" style:font-name-asian="標楷體1"/>
    </style:style>
    <style:style style:name="T59" style:family="text">
      <style:text-properties style:font-name="標楷體1" officeooo:rsid="2234d811" style:font-name-asian="標楷體1"/>
    </style:style>
    <style:style style:name="T60" style:family="text">
      <style:text-properties style:font-name="標楷體1" officeooo:rsid="2256c324" style:font-name-asian="標楷體1"/>
    </style:style>
    <style:style style:name="T61" style:family="text">
      <style:text-properties style:font-name="標楷體1" officeooo:rsid="22577906" style:font-name-asian="標楷體1"/>
    </style:style>
    <style:style style:name="T62" style:family="text">
      <style:text-properties style:font-name="標楷體1" officeooo:rsid="21fbb860" style:font-name-asian="標楷體1"/>
    </style:style>
    <style:style style:name="T63" style:family="text">
      <style:text-properties style:font-name="標楷體1" officeooo:rsid="2266d1e0" style:font-name-asian="標楷體1"/>
    </style:style>
    <style:style style:name="T64" style:family="text">
      <style:text-properties style:font-name="標楷體1" officeooo:rsid="228bccf2" style:font-name-asian="標楷體1"/>
    </style:style>
    <style:style style:name="T65" style:family="text">
      <style:text-properties style:font-name="標楷體1" officeooo:rsid="0a6d63ec" style:font-name-asian="標楷體1"/>
    </style:style>
    <style:style style:name="T66" style:family="text">
      <style:text-properties style:font-name="標楷體1" officeooo:rsid="225c32c5" style:font-name-asian="標楷體1"/>
    </style:style>
    <style:style style:name="T67" style:family="text">
      <style:text-properties style:font-name="標楷體1" officeooo:rsid="227f23b1" style:font-name-asian="標楷體1"/>
    </style:style>
    <style:style style:name="T68" style:family="text">
      <style:text-properties style:font-name="標楷體1" officeooo:rsid="22821abd" style:font-name-asian="標楷體1"/>
    </style:style>
    <style:style style:name="T69" style:family="text">
      <style:text-properties style:font-name="標楷體1" officeooo:rsid="225325b4" style:font-name-asian="標楷體1"/>
    </style:style>
    <style:style style:name="T70" style:family="text">
      <style:text-properties style:font-name="標楷體1" officeooo:rsid="22814af0" style:font-name-asian="標楷體1"/>
    </style:style>
    <style:style style:name="T71" style:family="text">
      <style:text-properties style:font-name="標楷體1" officeooo:rsid="229e48ea" style:font-name-asian="標楷體1"/>
    </style:style>
    <style:style style:name="T72" style:family="text">
      <style:text-properties style:font-name="標楷體1" officeooo:rsid="229fc9e9" style:font-name-asian="標楷體1"/>
    </style:style>
    <style:style style:name="T73" style:family="text">
      <style:text-properties style:font-name="標楷體1" officeooo:rsid="22a4970a" style:font-name-asian="標楷體1"/>
    </style:style>
    <style:style style:name="T74" style:family="text">
      <style:text-properties style:font-name="標楷體1" officeooo:rsid="22a31731" style:font-name-asian="標楷體1"/>
    </style:style>
    <style:style style:name="T75" style:family="text">
      <style:text-properties style:font-name="標楷體1" officeooo:rsid="22a97ef6" style:font-name-asian="標楷體1"/>
    </style:style>
    <style:style style:name="T76" style:family="text">
      <style:text-properties style:font-name="標楷體1" officeooo:rsid="22c4aa26" style:font-name-asian="標楷體1"/>
    </style:style>
    <style:style style:name="T77" style:family="text">
      <style:text-properties style:font-name="標楷體1" officeooo:rsid="22d1a793" style:font-name-asian="標楷體1"/>
    </style:style>
    <style:style style:name="T78" style:family="text">
      <style:text-properties style:font-name="標楷體1" officeooo:rsid="08038b5c" style:font-name-asian="標楷體1"/>
    </style:style>
    <style:style style:name="T79" style:family="text">
      <style:text-properties style:font-name="標楷體1" officeooo:rsid="22c91b3a" style:font-name-asian="標楷體1"/>
    </style:style>
    <style:style style:name="T80" style:family="text">
      <style:text-properties style:font-name="標楷體1" officeooo:rsid="22a98f66" style:font-name-asian="標楷體1"/>
    </style:style>
    <style:style style:name="T81" style:family="text">
      <style:text-properties style:font-name="標楷體1" officeooo:rsid="22aea102" style:font-name-asian="標楷體1"/>
    </style:style>
    <style:style style:name="T82" style:family="text">
      <style:text-properties style:font-name="標楷體1" officeooo:rsid="22af076f" style:font-name-asian="標楷體1"/>
    </style:style>
    <style:style style:name="T83" style:family="text">
      <style:text-properties style:font-name="標楷體1" officeooo:rsid="22b2a705" style:font-name-asian="標楷體1"/>
    </style:style>
    <style:style style:name="T84" style:family="text">
      <style:text-properties style:font-name="標楷體1" officeooo:rsid="22aa0ddd" style:font-name-asian="標楷體1"/>
    </style:style>
    <style:style style:name="T85" style:family="text">
      <style:text-properties style:font-name="標楷體1" officeooo:rsid="223fa7ce" style:font-name-asian="標楷體1"/>
    </style:style>
    <style:style style:name="T86" style:family="text">
      <style:text-properties style:font-name="標楷體1" officeooo:rsid="22368706" style:font-name-asian="標楷體1"/>
    </style:style>
    <style:style style:name="T87" style:family="text">
      <style:text-properties style:font-name="標楷體1" officeooo:rsid="223f5e6c" style:font-name-asian="標楷體1"/>
    </style:style>
    <style:style style:name="T88" style:family="text">
      <style:text-properties style:font-name="標楷體1" officeooo:rsid="2240557b" style:font-name-asian="標楷體1"/>
    </style:style>
    <style:style style:name="T89" style:family="text">
      <style:text-properties style:font-name="標楷體1" officeooo:rsid="21fa88c0" style:font-name-asian="標楷體1"/>
    </style:style>
    <style:style style:name="T90" style:family="text">
      <style:text-properties style:font-name="標楷體1" officeooo:rsid="1f6c0774" style:font-name-asian="標楷體1"/>
    </style:style>
    <style:style style:name="T91" style:family="text">
      <style:text-properties style:font-name="標楷體1" officeooo:rsid="2390126e" style:font-name-asian="標楷體1"/>
    </style:style>
    <style:style style:name="T92" style:family="text">
      <style:text-properties style:font-name="標楷體1" officeooo:rsid="2354dc6d" style:font-name-asian="標楷體1"/>
    </style:style>
    <style:style style:name="T93" style:family="text">
      <style:text-properties style:font-name="標楷體1" officeooo:rsid="21cb33b8" style:font-name-asian="標楷體1"/>
    </style:style>
    <style:style style:name="T94" style:family="text">
      <style:text-properties style:font-name="標楷體1" officeooo:rsid="2353f2d3" style:font-name-asian="標楷體1"/>
    </style:style>
    <style:style style:name="T95" style:family="text">
      <style:text-properties style:font-name="標楷體1" officeooo:rsid="234fc2df" style:font-name-asian="標楷體1"/>
    </style:style>
    <style:style style:name="T96" style:family="text">
      <style:text-properties style:font-name="標楷體1" officeooo:rsid="23552109" style:font-name-asian="標楷體1"/>
    </style:style>
    <style:style style:name="T97" style:family="text">
      <style:text-properties style:font-name="標楷體1" officeooo:rsid="37e9c0e6" style:font-name-asian="標楷體1"/>
    </style:style>
    <style:style style:name="T98" style:family="text">
      <style:text-properties style:font-name="標楷體1" officeooo:rsid="37eb1220" style:font-name-asian="標楷體1"/>
    </style:style>
    <style:style style:name="T99" style:family="text">
      <style:text-properties style:font-name="標楷體1" officeooo:rsid="1d765d1e" style:font-name-asian="標楷體1"/>
    </style:style>
    <style:style style:name="T100" style:family="text">
      <style:text-properties style:font-name="標楷體1" officeooo:rsid="20cbbba0" style:font-name-asian="標楷體1"/>
    </style:style>
    <style:style style:name="T101" style:family="text">
      <style:text-properties style:font-name="標楷體1" officeooo:rsid="224a323e" style:font-name-asian="標楷體1"/>
    </style:style>
    <style:style style:name="T102" style:family="text">
      <style:text-properties style:font-name="標楷體1" officeooo:rsid="232628b4"/>
    </style:style>
    <style:style style:name="T103" style:family="text">
      <style:text-properties style:font-name="標楷體1" officeooo:rsid="2325bafc"/>
    </style:style>
    <style:style style:name="T104" style:family="text">
      <style:text-properties style:font-name="標楷體1" style:text-underline-style="none" style:font-name-asian="標楷體1"/>
    </style:style>
    <style:style style:name="T105" style:family="text">
      <style:text-properties style:font-name="標楷體1" style:text-underline-style="none" officeooo:rsid="22af076f" style:font-name-asian="標楷體1" style:font-name-complex="標楷體"/>
    </style:style>
    <style:style style:name="T106" style:family="text">
      <style:text-properties style:font-name="標楷體1" style:text-underline-style="none" officeooo:rsid="22aea102" style:font-name-asian="標楷體1" style:font-name-complex="標楷體"/>
    </style:style>
    <style:style style:name="T107" style:family="text">
      <style:text-properties style:font-name="標楷體1" style:text-underline-style="none" officeooo:rsid="218083fb" style:font-name-asian="標楷體1" style:font-name-complex="標楷體"/>
    </style:style>
    <style:style style:name="T108" style:family="text">
      <style:text-properties style:font-name="標楷體1" style:text-underline-style="none" officeooo:rsid="22a98f66" style:font-name-asian="標楷體1" style:font-name-complex="標楷體"/>
    </style:style>
    <style:style style:name="T109" style:family="text">
      <style:text-properties style:font-name="標楷體1" style:text-underline-style="none" officeooo:rsid="2256c324" style:font-name-asian="標楷體1" style:font-name-complex="標楷體"/>
    </style:style>
    <style:style style:name="T110" style:family="text">
      <style:text-properties style:font-name="標楷體1" style:text-underline-style="none" officeooo:rsid="21fbb860" style:font-name-asian="標楷體1" style:font-name-complex="標楷體"/>
    </style:style>
    <style:style style:name="T111" style:family="text">
      <style:text-properties style:font-name="標楷體1" style:text-underline-style="none" officeooo:rsid="1f6c0774" style:font-name-asian="標楷體1"/>
    </style:style>
    <style:style style:name="T112" style:family="text">
      <style:text-properties style:font-name="標楷體1" style:text-underline-style="none" officeooo:rsid="1fa87927" style:font-name-asian="標楷體1"/>
    </style:style>
    <style:style style:name="T113" style:family="text">
      <style:text-properties style:font-name="標楷體1" style:text-underline-style="none" officeooo:rsid="1ad36b2e" style:font-name-asian="標楷體1"/>
    </style:style>
    <style:style style:name="T114" style:family="text">
      <style:text-properties style:font-name="標楷體1" style:text-underline-style="none" officeooo:rsid="2354dc6d" style:font-name-asian="標楷體1"/>
    </style:style>
    <style:style style:name="T115" style:family="text">
      <style:text-properties style:font-name="標楷體1" style:text-underline-style="none" officeooo:rsid="21cb33b8" style:font-name-asian="標楷體1"/>
    </style:style>
    <style:style style:name="T116" style:family="text">
      <style:text-properties style:font-name="標楷體1" style:text-underline-style="none" officeooo:rsid="1fddae08" style:font-name-asian="標楷體1"/>
    </style:style>
    <style:style style:name="T117" style:family="text">
      <style:text-properties style:font-name="標楷體1" style:text-underline-style="none" officeooo:rsid="1fd2b69e" style:font-name-asian="標楷體1"/>
    </style:style>
    <style:style style:name="T118" style:family="text">
      <style:text-properties style:font-name="標楷體1" style:text-underline-style="none" officeooo:rsid="1fd526f1" style:font-name-asian="標楷體1"/>
    </style:style>
    <style:style style:name="T119" style:family="text">
      <style:text-properties style:font-name="標楷體1" style:text-underline-style="none" officeooo:rsid="20095365" style:font-name-asian="標楷體1"/>
    </style:style>
    <style:style style:name="T120" style:family="text">
      <style:text-properties style:font-name="標楷體1" style:text-underline-style="none" officeooo:rsid="202ade33" style:font-name-asian="標楷體1"/>
    </style:style>
    <style:style style:name="T121" style:family="text">
      <style:text-properties style:font-name="標楷體1" style:text-underline-style="none" officeooo:rsid="1f6c0774"/>
    </style:style>
    <style:style style:name="T122" style:family="text">
      <style:text-properties style:font-name="標楷體1" style:text-underline-style="none" officeooo:rsid="2390126e"/>
    </style:style>
    <style:style style:name="T123" style:family="text">
      <style:text-properties style:font-name="標楷體1" style:text-underline-style="none" officeooo:rsid="1d600f92"/>
    </style:style>
    <style:style style:name="T124" style:family="text">
      <style:text-properties style:font-name="標楷體1" style:text-underline-style="none" officeooo:rsid="1da8a696"/>
    </style:style>
    <style:style style:name="T125" style:family="text">
      <style:text-properties style:font-name="標楷體1" officeooo:rsid="21ee7478"/>
    </style:style>
    <style:style style:name="T126" style:family="text">
      <style:text-properties style:font-name="標楷體1" officeooo:rsid="22dc95d2"/>
    </style:style>
    <style:style style:name="T127" style:family="text">
      <style:text-properties style:font-name="標楷體1" officeooo:rsid="22e1ad84"/>
    </style:style>
    <style:style style:name="T128" style:family="text">
      <style:text-properties style:font-name="標楷體1" officeooo:rsid="22df06f5"/>
    </style:style>
    <style:style style:name="T129" style:family="text">
      <style:text-properties style:font-name="標楷體1" officeooo:rsid="22243d7f"/>
    </style:style>
    <style:style style:name="T130" style:family="text">
      <style:text-properties style:font-name="標楷體1" officeooo:rsid="222a00d8"/>
    </style:style>
    <style:style style:name="T131" style:family="text">
      <style:text-properties style:font-name="標楷體1" officeooo:rsid="21f1fd3f"/>
    </style:style>
    <style:style style:name="T132" style:family="text">
      <style:text-properties style:font-name="標楷體1" officeooo:rsid="2348a0a9"/>
    </style:style>
    <style:style style:name="T133" style:family="text">
      <style:text-properties style:font-name="標楷體1" officeooo:rsid="234c4526"/>
    </style:style>
    <style:style style:name="T134" style:family="text">
      <style:text-properties style:font-name="標楷體1" officeooo:rsid="235bf144"/>
    </style:style>
    <style:style style:name="T135" style:family="text">
      <style:text-properties style:font-name="標楷體1" officeooo:rsid="235e5690"/>
    </style:style>
    <style:style style:name="T136" style:family="text">
      <style:text-properties style:font-name="標楷體1" fo:font-style="normal" style:text-underline-style="solid" style:text-underline-width="auto" style:text-underline-color="font-color" officeooo:rsid="1f6c0774" style:font-name-asian="標楷體1" style:font-style-asian="normal" style:font-style-complex="normal"/>
    </style:style>
    <style:style style:name="T137" style:family="text">
      <style:text-properties style:font-name="標楷體1" style:font-name-asian="標楷體" style:font-name-complex="Arial1"/>
    </style:style>
    <style:style style:name="T138" style:family="text">
      <style:text-properties style:font-name="標楷體1" officeooo:rsid="2bf534d3" style:font-name-asian="標楷體" style:font-name-complex="Arial1"/>
    </style:style>
    <style:style style:name="T139" style:family="text">
      <style:text-properties style:font-name="標楷體1" style:text-underline-style="solid" style:text-underline-width="auto" style:text-underline-color="font-color" officeooo:rsid="37e9c0e6" style:font-name-asian="標楷體1"/>
    </style:style>
    <style:style style:name="T140" style:family="text">
      <style:text-properties style:font-name="標楷體1" officeooo:rsid="2367f27a"/>
    </style:style>
    <style:style style:name="T141" style:family="text">
      <style:text-properties style:font-name="標楷體1" officeooo:rsid="1f8c1888"/>
    </style:style>
    <style:style style:name="T142" style:family="text">
      <style:text-properties style:font-name="標楷體1" officeooo:rsid="1d600f92"/>
    </style:style>
    <style:style style:name="T143" style:family="text">
      <style:text-properties style:font-name="標楷體1" officeooo:rsid="1f0cf247"/>
    </style:style>
    <style:style style:name="T144" style:family="text">
      <style:text-properties style:font-name="標楷體1" officeooo:rsid="1f0d7012"/>
    </style:style>
    <style:style style:name="T145" style:family="text">
      <style:text-properties style:font-name="標楷體1" officeooo:rsid="1f0ed473"/>
    </style:style>
    <style:style style:name="T146" style:family="text">
      <style:text-properties style:font-name="標楷體1" officeooo:rsid="1f2076c9"/>
    </style:style>
    <style:style style:name="T147" style:family="text">
      <style:text-properties style:font-name="標楷體1" officeooo:rsid="206c303a"/>
    </style:style>
    <style:style style:name="T148" style:family="text">
      <style:text-properties style:font-name="標楷體1" officeooo:rsid="2081afa6"/>
    </style:style>
    <style:style style:name="T149" style:family="text">
      <style:text-properties style:font-name="標楷體1" officeooo:rsid="2088fc9c"/>
    </style:style>
    <style:style style:name="T150" style:family="text">
      <style:text-properties style:font-name="標楷體1" officeooo:rsid="2038c4ec"/>
    </style:style>
    <style:style style:name="T151" style:family="text">
      <style:text-properties style:font-name="標楷體1" officeooo:rsid="203d13f6"/>
    </style:style>
    <style:style style:name="T152" style:family="text">
      <style:text-properties style:font-name="標楷體1" officeooo:rsid="244de6c7"/>
    </style:style>
    <style:style style:name="T153" style:family="text">
      <style:text-properties style:font-name="標楷體1" officeooo:rsid="23689867"/>
    </style:style>
    <style:style style:name="T154" style:family="text">
      <style:text-properties style:font-name="標楷體1" officeooo:rsid="1d5f4cef"/>
    </style:style>
    <style:style style:name="T155" style:family="text">
      <style:text-properties style:text-underline-style="none" style:font-name-asian="標楷體1"/>
    </style:style>
    <style:style style:name="T156" style:family="text">
      <style:text-properties style:text-underline-style="none" officeooo:rsid="1f6c0774" style:font-name-asian="標楷體1"/>
    </style:style>
    <style:style style:name="T157" style:family="text">
      <style:text-properties style:text-underline-style="none" officeooo:rsid="0a6d63ec" style:font-name-asian="標楷體1"/>
    </style:style>
    <style:style style:name="T158" style:family="text">
      <style:text-properties style:text-underline-style="none" officeooo:rsid="1fa87927" style:font-name-asian="標楷體1"/>
    </style:style>
    <style:style style:name="T159" style:family="text">
      <style:text-properties style:text-underline-style="none" officeooo:rsid="1fd2b69e" style:font-name-asian="標楷體1"/>
    </style:style>
    <style:style style:name="T160" style:family="text">
      <style:text-properties style:text-underline-style="none" officeooo:rsid="20095365" style:font-name-asian="標楷體1"/>
    </style:style>
    <style:style style:name="T161" style:family="text">
      <style:text-properties style:text-underline-style="none" officeooo:rsid="1da8a696"/>
    </style:style>
    <style:style style:name="T162" style:family="text">
      <style:text-properties style:font-name-asian="標楷體1"/>
    </style:style>
    <style:style style:name="T163" style:family="text">
      <style:text-properties officeooo:rsid="21fa88c0" style:font-name-asian="標楷體1"/>
    </style:style>
    <style:style style:name="T164" style:family="text">
      <style:text-properties officeooo:rsid="21fbb860" style:font-name-asian="標楷體1"/>
    </style:style>
    <style:style style:name="T165" style:family="text">
      <style:text-properties officeooo:rsid="1f6c0774" style:font-name-asian="標楷體1"/>
    </style:style>
    <style:style style:name="T166" style:family="text">
      <style:text-properties officeooo:rsid="1fa87927" style:font-name-asian="標楷體1"/>
    </style:style>
    <style:style style:name="T167" style:family="text">
      <style:text-properties style:font-name-asian="標楷體1" loext:padding="0.049cm" loext:border="0.06pt solid #333333"/>
    </style:style>
    <style:style style:name="T168" style:family="text">
      <style:text-properties style:text-underline-style="solid" style:text-underline-width="auto" style:text-underline-color="font-color" officeooo:rsid="1d600f92"/>
    </style:style>
    <style:style style:name="T169" style:family="text">
      <style:text-properties style:text-underline-style="solid" style:text-underline-width="auto" style:text-underline-color="font-color" officeooo:rsid="20649bae"/>
    </style:style>
    <style:style style:name="T170" style:family="text">
      <style:text-properties style:text-underline-style="solid" style:text-underline-width="auto" style:text-underline-color="font-color" officeooo:rsid="1da8a696"/>
    </style:style>
    <style:style style:name="T171" style:family="text">
      <style:text-properties style:text-underline-style="solid" style:text-underline-width="auto" style:text-underline-color="font-color" style:font-name-asian="標楷體1"/>
    </style:style>
    <style:style style:name="T172" style:family="text">
      <style:text-properties fo:color="#050505"/>
    </style:style>
    <style:style style:name="T173" style:family="text">
      <style:text-properties fo:color="#050505" style:font-name="標楷體1"/>
    </style:style>
    <style:style style:name="T174" style:family="text">
      <style:text-properties fo:color="#050505" style:font-name="標楷體1" fo:font-size="17pt" fo:font-weight="bold" officeooo:rsid="21fbb860" style:font-name-asian="標楷體1" style:font-size-asian="17pt" style:language-asian="zh" style:country-asian="TW" style:font-weight-asian="bold" style:font-size-complex="17pt" style:font-weight-complex="bold"/>
    </style:style>
    <style:style style:name="T175" style:family="text">
      <style:text-properties fo:color="#050505" style:font-name="標楷體1" fo:font-size="17pt" fo:font-weight="bold" officeooo:rsid="21fe2141" style:font-name-asian="標楷體1" style:font-size-asian="17pt" style:language-asian="zh" style:country-asian="TW" style:font-weight-asian="bold" style:font-size-complex="17pt" style:font-weight-complex="bold"/>
    </style:style>
    <style:style style:name="T176" style:family="text">
      <style:text-properties fo:color="#050505" style:font-name="標楷體1" fo:font-size="17pt" fo:font-weight="bold" officeooo:rsid="220008a2" style:font-name-asian="標楷體1" style:font-size-asian="17pt" style:language-asian="zh" style:country-asian="TW" style:font-weight-asian="bold" style:font-size-complex="17pt" style:font-weight-complex="bold"/>
    </style:style>
    <style:style style:name="T177" style:family="text">
      <style:text-properties fo:color="#050505" style:font-name="標楷體1" fo:font-size="17pt" style:text-underline-style="none" fo:font-weight="bold" officeooo:rsid="1f2e84b6" style:font-name-asian="標楷體1" style:font-size-asian="17pt" style:language-asian="zh" style:country-asian="TW" style:font-weight-asian="bold" style:font-size-complex="17pt" style:font-weight-complex="bold"/>
    </style:style>
    <style:style style:name="T178" style:family="text">
      <style:text-properties fo:color="#050505" style:font-name="標楷體1" fo:font-size="17pt" style:text-underline-style="none" fo:font-weight="bold" officeooo:rsid="1f39b75f" style:font-name-asian="標楷體1" style:font-size-asian="17pt" style:language-asian="zh" style:country-asian="TW" style:font-weight-asian="bold" style:font-size-complex="17pt" style:font-weight-complex="bold"/>
    </style:style>
    <style:style style:name="T179" style:family="text">
      <style:text-properties fo:color="#050505" style:font-name="標楷體1" fo:font-size="17pt" style:text-underline-style="none" fo:font-weight="bold" officeooo:rsid="1f3c59eb" style:font-name-asian="標楷體1" style:font-size-asian="17pt" style:language-asian="zh" style:country-asian="TW" style:font-weight-asian="bold" style:font-size-complex="17pt" style:font-weight-complex="bold"/>
    </style:style>
    <style:style style:name="T180" style:family="text">
      <style:text-properties fo:color="#050505" style:font-name="標楷體1" fo:font-size="17pt" style:text-underline-style="none" fo:font-weight="bold" officeooo:rsid="1f64567b" style:font-name-asian="標楷體1" style:font-size-asian="17pt" style:language-asian="zh" style:country-asian="TW" style:font-weight-asian="bold" style:font-size-complex="17pt" style:font-weight-complex="bold"/>
    </style:style>
    <style:style style:name="T181" style:family="text">
      <style:text-properties fo:color="#050505" style:font-name="標楷體1" fo:font-size="17pt" style:text-underline-style="none" fo:font-weight="bold" officeooo:rsid="1f6185ce" style:font-name-asian="標楷體1" style:font-size-asian="17pt" style:language-asian="zh" style:country-asian="TW" style:font-weight-asian="bold" style:font-size-complex="17pt" style:font-weight-complex="bold"/>
    </style:style>
    <style:style style:name="T182" style:family="text">
      <style:text-properties fo:color="#050505" style:font-name="標楷體1" fo:font-size="17pt" style:text-underline-style="none" fo:font-weight="bold" officeooo:rsid="1f4ae4a1" style:font-name-asian="標楷體1" style:font-size-asian="17pt" style:language-asian="zh" style:country-asian="TW" style:font-weight-asian="bold" style:font-size-complex="17pt" style:font-weight-complex="bold"/>
    </style:style>
    <style:style style:name="T183" style:family="text">
      <style:text-properties fo:color="#050505" style:font-name="標楷體1"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184" style:family="text">
      <style:text-properties fo:color="#050505" style:font-name="標楷體1" fo:font-size="17pt" style:text-underline-style="none" fo:font-weight="bold" officeooo:rsid="1fa36d89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fo:color="#050505" style:font-name="標楷體1" officeooo:rsid="2234d811" style:font-name-asian="標楷體1"/>
    </style:style>
    <style:style style:name="T186" style:family="text">
      <style:text-properties fo:color="#050505" style:font-name="標楷體1" officeooo:rsid="1f6c0774" style:font-name-asian="標楷體1"/>
    </style:style>
    <style:style style:name="T187" style:family="text">
      <style:text-properties fo:color="#050505" style:font-name="標楷體1" officeooo:rsid="234fc2df" style:font-name-asian="標楷體1"/>
    </style:style>
    <style:style style:name="T188" style:family="text">
      <style:text-properties fo:color="#050505" style:font-name="標楷體1" officeooo:rsid="233f1175"/>
    </style:style>
    <style:style style:name="T189" style:family="text">
      <style:text-properties fo:color="#050505" style:font-name="標楷體1" style:text-underline-style="none" officeooo:rsid="20095365" style:font-name-asian="標楷體1"/>
    </style:style>
    <style:style style:name="T190" style:family="text">
      <style:text-properties fo:color="#050505" style:font-name="標楷體1" style:text-underline-style="none" officeooo:rsid="200bb961" style:font-name-asian="標楷體1"/>
    </style:style>
    <style:style style:name="T191" style:family="text">
      <style:text-properties fo:color="#050505" style:font-name="Liberation Serif" fo:font-size="17pt" style:text-underline-style="none" fo:font-weight="bold" officeooo:rsid="1da8a696" style:font-name-asian="標楷體1" style:font-size-asian="17pt" style:language-asian="zh" style:country-asian="TW" style:font-weight-asian="bold" style:font-size-complex="17pt" style:font-weight-complex="bold"/>
    </style:style>
    <style:style style:name="T192" style:family="text">
      <style:text-properties fo:color="#050505" style:font-name="Liberation Serif" fo:font-size="17pt" style:text-underline-style="none" fo:font-weight="bold" officeooo:rsid="2367f27a" style:font-name-asian="標楷體1" style:font-size-asian="17pt" style:language-asian="zh" style:country-asian="TW" style:font-weight-asian="bold" style:font-size-complex="17pt" style:font-weight-complex="bold"/>
    </style:style>
    <style:style style:name="T193" style:family="text">
      <style:text-properties fo:color="#050505" style:font-name="Liberation Serif" fo:font-size="17pt" style:text-underline-style="none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194" style:family="text">
      <style:text-properties fo:color="#050505" style:font-name="Liberation Serif"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195" style:family="text">
      <style:text-properties fo:color="#050505" officeooo:rsid="233f1175"/>
    </style:style>
    <style:style style:name="T196" style:family="text">
      <style:text-properties fo:color="#050505" style:text-underline-style="none" officeooo:rsid="20095365" style:font-name-asian="標楷體1"/>
    </style:style>
    <style:style style:name="T197" style:family="text">
      <style:text-properties fo:color="#050505"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198" style:family="text">
      <style:text-properties style:font-name="Liberation Serif" fo:font-size="17pt" fo:font-weight="bold" officeooo:rsid="223d89e5" style:font-name-asian="標楷體1" style:font-size-asian="17pt" style:language-asian="zh" style:country-asian="TW" style:font-weight-asian="bold" style:font-size-complex="17pt" style:font-weight-complex="bold"/>
    </style:style>
    <style:style style:name="T199" style:family="text">
      <style:text-properties style:font-name="Liberation Serif" fo:font-size="17pt" style:text-underline-style="none" fo:font-weight="bold" officeooo:rsid="0a6d63ec" style:font-name-asian="標楷體1" style:font-size-asian="17pt" style:language-asian="zh" style:country-asian="TW" style:font-weight-asian="bold" style:font-size-complex="17pt" style:font-weight-complex="bold"/>
    </style:style>
    <style:style style:name="T200" style:family="text">
      <style:text-properties style:font-name="Liberation Serif" fo:font-size="17pt" style:text-underline-style="none" fo:font-weight="bold" officeooo:rsid="1da8a696" style:font-name-asian="標楷體1" style:font-size-asian="17pt" style:language-asian="zh" style:country-asian="TW" style:font-weight-asian="bold" style:font-size-complex="17pt" style:font-weight-complex="bold"/>
    </style:style>
    <style:style style:name="T201" style:family="text">
      <style:text-properties style:font-name="Liberation Serif" fo:font-size="17pt" style:text-underline-style="none" fo:font-weight="bold" officeooo:rsid="1dafd5b0" style:font-name-asian="標楷體1" style:font-size-asian="17pt" style:language-asian="zh" style:country-asian="TW" style:font-weight-asian="bold" style:font-size-complex="17pt" style:font-weight-complex="bold"/>
    </style:style>
    <style:style style:name="T202" style:family="text">
      <style:text-properties style:font-name="Liberation Serif" fo:font-size="17pt" style:text-underline-style="none" fo:font-weight="bold" officeooo:rsid="1de77f31" style:font-name-asian="標楷體1" style:font-size-asian="17pt" style:language-asian="zh" style:country-asian="TW" style:font-weight-asian="bold" style:font-size-complex="17pt" style:font-weight-complex="bold"/>
    </style:style>
    <style:style style:name="T203" style:family="text">
      <style:text-properties style:font-name="Liberation Serif" fo:font-size="17pt" style:text-underline-style="none" fo:font-weight="bold" officeooo:rsid="1dc9b552" style:font-name-asian="標楷體1" style:font-size-asian="17pt" style:language-asian="zh" style:country-asian="TW" style:font-weight-asian="bold" style:font-size-complex="17pt" style:font-weight-complex="bold"/>
    </style:style>
    <style:style style:name="T204" style:family="text">
      <style:text-properties style:font-name="Liberation Serif" fo:font-size="17pt" style:text-underline-style="none" fo:font-weight="bold" officeooo:rsid="202c7edd" style:font-name-asian="標楷體1" style:font-size-asian="17pt" style:language-asian="zh" style:country-asian="TW" style:font-weight-asian="bold" style:font-size-complex="17pt" style:font-weight-complex="bold"/>
    </style:style>
    <style:style style:name="T205" style:family="text">
      <style:text-properties style:font-name="Liberation Serif" fo:font-size="17pt" style:text-underline-style="none" fo:font-weight="bold" officeooo:rsid="2367f27a" style:font-name-asian="標楷體1" style:font-size-asian="17pt" style:language-asian="zh" style:country-asian="TW" style:font-weight-asian="bold" style:font-size-complex="17pt" style:font-weight-complex="bold"/>
    </style:style>
    <style:style style:name="T206" style:family="text">
      <style:text-properties style:font-name="Liberation Serif" fo:font-size="17pt" style:text-underline-style="none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207" style:family="text">
      <style:text-properties style:font-name="Liberation Serif" fo:font-size="17pt" style:text-underline-style="none" fo:font-weight="bold" officeooo:rsid="1d600f92" style:font-name-asian="標楷體1" style:font-size-asian="17pt" style:language-asian="zh" style:country-asian="TW" style:font-weight-asian="bold" style:font-size-complex="17pt" style:font-weight-complex="bold"/>
    </style:style>
    <style:style style:name="T208" style:family="text">
      <style:text-properties style:font-name="Liberation Serif" fo:font-size="17pt" style:text-underline-style="none" fo:font-weight="bold" officeooo:rsid="1e006616" style:font-name-asian="標楷體1" style:font-size-asian="17pt" style:language-asian="zh" style:country-asian="TW" style:font-weight-asian="bold" style:font-size-complex="17pt" style:font-weight-complex="bold"/>
    </style:style>
    <style:style style:name="T209" style:family="text">
      <style:text-properties style:font-name="Liberation Serif"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210" style:family="text">
      <style:text-properties style:font-name="Liberation Serif" style:text-underline-style="solid" style:text-underline-width="auto" style:text-underline-color="font-color" officeooo:rsid="1da8a696"/>
    </style:style>
    <style:style style:name="T211" style:family="text">
      <style:text-properties style:font-name="Liberation Serif" officeooo:rsid="1da8a696"/>
    </style:style>
    <style:style style:name="T212" style:family="text">
      <style:text-properties style:font-name="Liberation Serif" officeooo:rsid="1f6c0774"/>
    </style:style>
    <style:style style:name="T213" style:family="text">
      <style:text-properties officeooo:rsid="1d600f92"/>
    </style:style>
    <style:style style:name="T214" style:family="text">
      <style:text-properties officeooo:rsid="233b3184"/>
    </style:style>
    <style:style style:name="T215" style:family="text">
      <style:text-properties style:font-name="標楷體"/>
    </style:style>
    <style:style style:name="T216" style:family="text">
      <style:text-properties style:font-name="標楷體" style:font-name-asian="標楷體" style:font-name-complex="標楷體"/>
    </style:style>
    <style:style style:name="T217" style:family="text">
      <style:text-properties style:font-name="標楷體" officeooo:rsid="2bf2c19d" style:font-name-asian="標楷體" style:font-name-complex="標楷體"/>
    </style:style>
    <style:style style:name="T218" style:family="text">
      <style:text-properties style:font-name="標楷體" officeooo:rsid="2c054dab"/>
    </style:style>
    <style:style style:name="T219" style:family="text">
      <style:text-properties style:font-name="標楷體" style:font-name-complex="標楷體"/>
    </style:style>
    <style:style style:name="T220" style:family="text">
      <style:text-properties style:font-name="標楷體" officeooo:rsid="2c060a88" style:font-name-complex="標楷體"/>
    </style:style>
    <style:style style:name="T221" style:family="text">
      <style:text-properties style:font-name="標楷體" officeooo:rsid="2c0b3cb4" style:font-name-complex="標楷體"/>
    </style:style>
    <style:style style:name="T222" style:family="text">
      <style:text-properties style:font-name="標楷體" officeooo:rsid="2c3d3bd6" style:font-name-complex="標楷體"/>
    </style:style>
    <style:style style:name="T223" style:family="text">
      <style:text-properties style:font-name="標楷體" officeooo:rsid="2c060a88"/>
    </style:style>
    <style:style style:name="T224" style:family="text">
      <style:text-properties style:font-name="標楷體" officeooo:rsid="2c0aac6a"/>
    </style:style>
    <style:style style:name="T225" style:family="text">
      <style:text-properties style:font-name="標楷體" officeooo:rsid="2c0b3cb4"/>
    </style:style>
    <style:style style:name="T226" style:family="text">
      <style:text-properties style:font-name="標楷體" officeooo:rsid="2c12b43b"/>
    </style:style>
    <style:style style:name="T227" style:family="text">
      <style:text-properties style:font-name="標楷體" officeooo:rsid="2c150af3"/>
    </style:style>
    <style:style style:name="T228" style:family="text">
      <style:text-properties style:font-name="標楷體" officeooo:rsid="2c17fe36"/>
    </style:style>
    <style:style style:name="T229" style:family="text">
      <style:text-properties style:font-name="標楷體" officeooo:rsid="2c1a6b16"/>
    </style:style>
    <style:style style:name="T230" style:family="text">
      <style:text-properties style:font-name="標楷體" officeooo:rsid="2c1f0daa"/>
    </style:style>
    <style:style style:name="T231" style:family="text">
      <style:text-properties style:font-name="標楷體" officeooo:rsid="2c3820dc"/>
    </style:style>
    <style:style style:name="T232" style:family="text">
      <style:text-properties style:font-name="標楷體" officeooo:rsid="2c5b8602"/>
    </style:style>
    <style:style style:name="T233" style:family="text">
      <style:text-properties style:font-name="標楷體" officeooo:rsid="2c5e4fb1"/>
    </style:style>
    <style:style style:name="T234" style:family="text">
      <style:text-properties fo:font-size="17pt" style:text-underline-style="none" fo:font-weight="bold" officeooo:rsid="1f6c0774" style:font-name-asian="標楷體1" style:font-size-asian="17pt" style:language-asian="zh" style:country-asian="TW" style:font-weight-asian="bold" style:font-size-complex="17pt" style:font-weight-complex="bold"/>
    </style:style>
    <style:style style:name="T235" style:family="text">
      <style:text-properties fo:font-size="17pt" style:text-underline-style="none" fo:font-weight="bold" officeooo:rsid="2367f27a" style:font-name-asian="標楷體1" style:font-size-asian="17pt" style:language-asian="zh" style:country-asian="TW" style:font-weight-asian="bold" style:font-size-complex="17pt" style:font-weight-complex="bold"/>
    </style:style>
    <style:style style:name="T236" style:family="text">
      <style:text-properties fo:font-size="17pt" style:text-underline-style="none" fo:font-weight="bold" officeooo:rsid="1da8a696" style:font-name-asian="標楷體1" style:font-size-asian="17pt" style:language-asian="zh" style:country-asian="TW" style:font-weight-asian="bold" style:font-size-complex="17pt" style:font-weight-complex="bold"/>
    </style:style>
    <style:style style:name="T237" style:family="text">
      <style:text-properties fo:font-size="17pt" style:text-underline-style="none" fo:font-weight="bold" officeooo:rsid="1f9c4a63" style:font-name-asian="標楷體1" style:font-size-asian="17pt" style:language-asian="zh" style:country-asian="TW" style:font-weight-asian="bold" style:font-size-complex="17pt" style:font-weight-complex="bold"/>
    </style:style>
    <style:style style:name="T238" style:family="text">
      <style:text-properties fo:font-size="17pt" style:text-underline-style="none" fo:font-weight="bold" officeooo:rsid="1da8a696" style:font-name-asian="標楷體1" style:font-size-asian="17pt" style:font-weight-asian="bold" style:font-size-complex="17pt" style:font-weight-complex="bold"/>
    </style:style>
    <style:style style:name="T239" style:family="text">
      <style:text-properties style:font-name="Arial" style:font-name-asian="Arial"/>
    </style:style>
    <style:style style:name="T240" style:family="text">
      <style:text-properties style:font-name="Arial" officeooo:rsid="2c37358b" style:font-name-asian="Arial"/>
    </style:style>
    <style:style style:name="T241" style:family="text">
      <style:text-properties style:font-name="Arial" officeooo:rsid="2c3820dc" style:font-name-asian="Arial"/>
    </style:style>
    <style:style style:name="T242" style:family="text">
      <style:text-properties style:font-name="Arial" officeooo:rsid="2c5e4fb1" style:font-name-asian="Arial"/>
    </style:style>
    <style:style style:name="T243" style:family="text">
      <style:text-properties style:font-name="Arial" officeooo:rsid="233b3184" style:font-name-asian="Arial"/>
    </style:style>
    <style:style style:name="T244" style:family="text">
      <style:text-properties style:font-name="Arial" fo:font-size="17pt" style:text-underline-style="none" fo:font-weight="bold" officeooo:rsid="1f0d7012" style:font-name-asian="Arial" style:font-size-asian="17pt" style:language-asian="zh" style:country-asian="TW" style:font-weight-asian="bold" style:font-size-complex="17pt" style:font-weight-complex="bold"/>
    </style:style>
    <style:style style:name="T245" style:family="text">
      <style:text-properties style:font-name="Arial" fo:font-size="17pt" style:text-underline-style="none" fo:font-weight="bold" officeooo:rsid="1da8a696" style:font-name-asian="Arial" style:font-size-asian="17pt" style:language-asian="zh" style:country-asian="TW" style:font-weight-asian="bold" style:font-size-complex="17pt" style:font-weight-complex="bold"/>
    </style:style>
    <style:style style:name="T246" style:family="text">
      <style:text-properties style:text-position="super 58%" style:font-name="標楷體1" officeooo:rsid="37eb1220" style:font-name-asian="標楷體1"/>
    </style:style>
    <style:style style:name="T247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font-name-complex="標楷體" style:text-emphasize="none"/>
    </style:style>
    <style:style style:name="T248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font-name-complex="標楷體" style:text-emphasize="none"/>
    </style:style>
    <style:style style:name="T249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font-name-complex="標楷體" style:text-emphasize="none"/>
    </style:style>
    <style:style style:name="T250" style:family="text">
      <style:text-properties style:text-outline="false" style:text-line-through-style="none" style:text-line-through-type="none" style:text-position="0% 100%" style:font-name="標楷體1" fo:font-style="normal" fo:text-shadow="none" officeooo:rsid="381fbce6" style:font-name-asian="標楷體1" style:font-style-asian="normal" style:font-name-complex="標楷體" style:text-emphasize="none"/>
    </style:style>
    <style:style style:name="T251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font-name-complex="標楷體" style:text-emphasize="none"/>
    </style:style>
    <style:style style:name="T252" style:family="text">
      <style:text-properties style:text-outline="false" style:text-line-through-style="none" style:text-line-through-type="none" style:text-position="0% 100%" style:font-name="標楷體1" fo:font-style="normal" fo:text-shadow="none" officeooo:rsid="2f3af624" style:font-name-asian="標楷體1" style:font-style-asian="normal" style:font-name-complex="標楷體" style:text-emphasize="none"/>
    </style:style>
    <style:style style:name="T253" style:family="text">
      <style:text-properties style:text-outline="false" style:text-line-through-style="none" style:text-line-through-type="none" style:text-position="super 58%" style:font-name="標楷體1" fo:font-style="normal" fo:text-shadow="none" officeooo:rsid="2f3a4035" style:font-name-asian="標楷體1" style:font-style-asian="normal" style:font-name-complex="標楷體" style:text-emphasize="none"/>
    </style:style>
    <style:style style:name="T254" style:family="text">
      <style:text-properties fo:color="#333333"/>
    </style:style>
    <style:style style:name="T255" style:family="text">
      <style:text-properties fo:color="#333333" style:font-name="標楷體1" officeooo:rsid="1d600f92"/>
    </style:style>
    <style:style style:name="T256" style:family="text">
      <style:text-properties fo:color="#333333" style:font-name="標楷體1" officeooo:rsid="2063c871"/>
    </style:style>
    <style:style style:name="T257" style:family="text">
      <style:text-properties fo:color="#333333" style:font-name="標楷體1" officeooo:rsid="1da8a696"/>
    </style:style>
    <style:style style:name="T258" style:family="text">
      <style:text-properties fo:color="#333333" officeooo:rsid="1da8a696"/>
    </style:style>
    <style:style style:name="T259" style:family="text">
      <style:text-properties officeooo:rsid="1f0d7012"/>
    </style:style>
    <style:style style:name="T260" style:family="text">
      <style:text-properties officeooo:rsid="1da8a696"/>
    </style:style>
    <style:style style:name="T261" style:family="text">
      <style:text-properties officeooo:rsid="206c303a"/>
    </style:style>
    <style:style style:name="T262" style:family="text">
      <style:text-properties officeooo:rsid="207546a2"/>
    </style:style>
    <style:style style:name="T263" style:family="text">
      <style:text-properties officeooo:rsid="2081afa6"/>
    </style:style>
    <style:style style:name="T264" style:family="text">
      <style:text-properties officeooo:rsid="2088fc9c"/>
    </style:style>
    <style:style style:name="T265" style:family="text">
      <style:text-properties loext:padding="0.049cm" loext:border="0.06pt solid #333333"/>
    </style:style>
    <style:style style:name="T266" style:family="text">
      <style:text-properties officeooo:rsid="20355c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93690131" text:style-name="L1">
        <text:list-item>
          <text:p text:style-name="P1"><text:bookmark-start text:name="&lt;0&gt;個體 ~ &lt;u&gt;個體"/><text:span text:style-name="T142">&lt;?</text:span><text:span text:style-name="T143">0</text:span><text:span text:style-name="T142">&gt;個體 </text:span><text:span text:style-name="T143">~ &lt;?u&gt;</text:span><text:span text:style-name="T142">個體</text:span><text:bookmark-end text:name="&lt;0&gt;個體 ~ &lt;u&gt;個體"/></text:p>
          <text:list>
            <text:list-item>
              <text:p text:style-name="P1">頻率（本身）是 <text:span text:style-name="T142">&lt;?</text:span><text:span text:style-name="T143">0</text:span><text:span text:style-name="T142">&gt;個體 </text:span><text:span text:style-name="T143">~ &lt;?u&gt;</text:span><text:span text:style-name="T142">個體</text:span>。</text:p>
              <text:list>
                <text:list-item>
                  <text:p text:style-name="P1"><text:span text:style-name="T1">&lt;_?</text:span><text:span text:style-name="T144">3_&gt;個</text:span><text:span text:style-name="T259">體 的 終極本質 </text:span><text:span text:style-name="T144">是 0、1。</text:span></text:p>
                  <text:list>
                    <text:list-item>
                      <text:p text:style-name="P1"><text:span text:style-name="T144">&lt;_?3_&gt;個體 的 終極本質 是 </text:span><text:span text:style-name="T143">&lt;?u&gt;</text:span><text:span text:style-name="T142">個體。</text:span></text:p>
                    </text:list-item>
                  </text:list>
                </text:list-item>
                <text:list-item>
                  <text:p text:style-name="P64">&lt;_?3_&gt;個體 的 終極現象 是 上緣觸發現象、下緣觸發現象。</text:p>
                  <text:list>
                    <text:list-item>
                      <text:p text:style-name="P64">上緣觸發現象、下緣觸發現象 蘊含 0、1。</text:p>
                    </text:list-item>
                    <text:list-item>
                      <text:p text:style-name="P1"><text:span text:style-name="T144">上緣觸發現象 是 0 →</text:span><text:span text:style-name="T145"> </text:span><text:span text:style-name="T144">1。</text:span></text:p>
                    </text:list-item>
                    <text:list-item>
                      <text:p text:style-name="P94"><text:span text:style-name="T24">下緣觸發現象 是 </text:span><text:span text:style-name="T25">1</text:span><text:span text:style-name="T24"> →</text:span><text:span text:style-name="T25"> 0</text:span><text:span text:style-name="T24">。</text:span></text:p>
                    </text:list-item>
                    <text:list-item>
                      <text:p text:style-name="P1"><text:span text:style-name="T144">終極現象 是 </text:span><text:span text:style-name="T143">&lt;?u+</text:span><text:span text:style-name="T146">1</text:span><text:span text:style-name="T143">&gt;</text:span><text:span text:style-name="T142">個體。</text:span></text:p>
                    </text:list-item>
                  </text:list>
                </text:list-item>
                <text:list-item>
                  <text:p text:style-name="P64">&lt;_?3_&gt;個體 的 終極現象現象 是 單位震盪。</text:p>
                  <text:list>
                    <text:list-item>
                      <text:p text:style-name="P64">單位震盪 蘊含 上緣觸發現象、下緣觸發現象。</text:p>
                    </text:list-item>
                    <text:list-item>
                      <text:p text:style-name="P94"><text:span text:style-name="T24">明顯例子，0 </text:span><text:span text:style-name="T244">↔</text:span><text:span text:style-name="T25"> </text:span><text:span text:style-name="T24">1，往返一次。</text:span></text:p>
                    </text:list-item>
                    <text:list-item>
                      <text:p text:style-name="P1"><text:span text:style-name="T144">明顯例子，0 →</text:span><text:span text:style-name="T145"> </text:span><text:span text:style-name="T144">1 →</text:span><text:span text:style-name="T145"> 0</text:span><text:span text:style-name="T144">。</text:span></text:p>
                    </text:list-item>
                    <text:list-item>
                      <text:p text:style-name="P94"><text:span text:style-name="T24">明顯例子，1 →</text:span><text:span text:style-name="T25"> </text:span><text:span text:style-name="T24">0 →</text:span><text:span text:style-name="T25"> 1</text:span><text:span text:style-name="T24">。</text:span></text:p>
                    </text:list-item>
                    <text:list-item>
                      <text:p text:style-name="P94"><text:span text:style-name="T24">終極現象現象 是 </text:span><text:span text:style-name="T26">&lt;?u+</text:span><text:span text:style-name="T27">2</text:span><text:span text:style-name="T26">&gt;</text:span><text:span text:style-name="T28">個體。</text:span></text:p>
                    </text:list-item>
                  </text:list>
                </text:list-item>
                <text:list-item>
                  <text:p text:style-name="P64">&lt;_?3_&gt;個體 的 終極現象現象 是 震盪。</text:p>
                  <text:list>
                    <text:list-item>
                      <text:p text:style-name="P64">震盪 蘊含 上緣觸發現象、下緣觸發現象。</text:p>
                    </text:list-item>
                    <text:list-item>
                      <text:p text:style-name="P94"><text:span text:style-name="T24">明顯例子，0 </text:span><text:span text:style-name="T244">↔</text:span><text:span text:style-name="T25"> 1，往返一次（以上）</text:span><text:span text:style-name="T24">。</text:span></text:p>
                    </text:list-item>
                    <text:list-item>
                      <text:p text:style-name="P94"><text:span text:style-name="T24">明顯例子，0 →</text:span><text:span text:style-name="T25"> </text:span><text:span text:style-name="T24">1 →</text:span><text:span text:style-name="T25"> 0</text:span><text:span text:style-name="T24"> →</text:span><text:span text:style-name="T25"> 1</text:span><text:span text:style-name="T24"> →</text:span><text:span text:style-name="T25"> 0</text:span><text:span text:style-name="T24"> →</text:span><text:span text:style-name="T25"> 1</text:span><text:span text:style-name="T24"> →</text:span><text:span text:style-name="T25"> 0</text:span><text:span text:style-name="T24"> →</text:span><text:span text:style-name="T25"> 1</text:span><text:span text:style-name="T24"> →</text:span><text:span text:style-name="T25"> 0</text:span><text:span text:style-name="T24"> →</text:span><text:span text:style-name="T25"> 1</text:span><text:span text:style-name="T24"> →</text:span><text:span text:style-name="T25"> 0</text:span><text:span text:style-name="T24"> →</text:span><text:span text:style-name="T25"> 1</text:span><text:span text:style-name="T24"> →</text:span><text:span text:style-name="T25"> 0</text:span><text:span text:style-name="T24">。</text:span></text:p>
                    </text:list-item>
                  </text:list>
                </text:list-item>
                <text:list-item>
                  <text:p text:style-name="P1"><text:span text:style-name="T144">&lt;_?3_&gt;個體 的 終極現象現象現象 是 </text:span>頻率。</text:p>
                  <text:list>
                    <text:list-item>
                      <text:p text:style-name="P1">頻率<text:span text:style-name="T144"> 蘊含 震盪、單位震盪。</text:span></text:p>
                    </text:list-item>
                    <text:list-item>
                      <text:p text:style-name="P1"><text:span text:style-name="T144">震盪、單位震盪 的 現象 是 </text:span>頻率。</text:p>
                      <text:list>
                        <text:list-item>
                          <text:p text:style-name="P64">頻率 是 單位變化 的 單位震盪 次數。</text:p>
                        </text:list-item>
                        <text:list-item>
                          <text:p text:style-name="P64">明顯例子，頻率 是 單位時間 的 單位震盪 次數。</text:p>
                        </text:list-item>
                        <text:list-item>
                          <text:p text:style-name="P64">明顯例子，頻率 是 1秒 的 單位震盪 次數。</text:p>
                        </text:list-item>
                      </text:list>
                    </text:list-item>
                    <text:list-item>
                      <text:p text:style-name="P94"><text:span text:style-name="T24">終極現象現象現象 是 </text:span><text:span text:style-name="T26">&lt;?u+</text:span><text:span text:style-name="T27">3</text:span><text:span text:style-name="T26">&gt;</text:span><text:span text:style-name="T28">個體。</text:span></text:p>
                    </text:list-item>
                    <text:list-item>
                      <text:p text:style-name="P1"><text:span text:style-name="T142">頻率 是 </text:span><text:span text:style-name="T143">&lt;?u+</text:span><text:span text:style-name="T146">3</text:span><text:span text:style-name="T143">&gt;</text:span><text:span text:style-name="T142">個體。</text:span></text:p>
                      <text:list>
                        <text:list-item>
                          <text:p text:style-name="P2"><text:span text:style-name="T142">光 是 &lt;?</text:span><text:span text:style-name="T1">1&gt;個體。</text:span></text:p>
                        </text:list-item>
                        <text:list-item>
                          <text:p text:style-name="P65">光 蘊含 頻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&lt;?2&gt;個體 有機率 感測、交互作用 <text:span text:style-name="T213">&lt;?</text:span>1<text:span text:style-name="T213">&gt;~&lt;?u&gt; 有機體個體、游離體個體。</text:span></text:p>
              <text:list>
                <text:list-item>
                  <text:p text:style-name="P66">&lt;?2&gt;個體 有機率認定 該有機體個體、該游離體個體 是 精靈、小精靈、妖精、一團光球。</text:p>
                </text:list-item>
                <text:list-item>
                  <text:p text:style-name="P66">&lt;?2&gt;個體 有機率認定 該有機體個體、該游離體個體 是 幻覺、超自然現象、鬼魂、幽靈。</text:p>
                </text:list-item>
                <text:list-item>
                  <text:p text:style-name="P66">&lt;?2&gt;個體 有機率認定 該有機體個體、該游離體個體 是 小孩、幼童 特有的幻想朋友。</text:p>
                  <text:list>
                    <text:list-item>
                      <text:p text:style-name="P66">明顯例子，人類個體的 耳朵、聽覺系統、聽覺認知系統、聽覺頻率、聽覺振幅 會退化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&lt;1&gt;個體"/><text:span text:style-name="T142">&lt;?</text:span><text:span text:style-name="T1">1&gt;</text:span>個體<text:bookmark-end text:name="&lt;1&gt;個體"/></text:p>
          <text:list>
            <text:list-item>
              <text:p text:style-name="P94"><text:span text:style-name="T28">&lt;?</text:span><text:span text:style-name="T29">1&gt;</text:span><text:span text:style-name="T200">個體 有 加法現象。</text:span></text:p>
              <text:list>
                <text:list-item>
                  <text:p text:style-name="P1">明顯例子，建設性干涉、破壞性干涉、頻率堆疊（複立葉轉換）。</text:p>
                  <text:list>
                    <text:list-item>
                      <text:p text:style-name="P94"><text:span text:style-name="T28">&lt;?</text:span><text:span text:style-name="T29">1&gt;</text:span><text:span text:style-name="T200">個體 </text:span><text:span text:style-name="T245">↔</text:span><text:span text:style-name="T201"> </text:span><text:span text:style-name="T30">&lt;?2&gt;</text:span><text:span text:style-name="T201">個體</text:span><text:span text:style-name="T200"> </text:span><text:span text:style-name="T245">↔</text:span><text:span text:style-name="T201"> </text:span><text:span text:style-name="T30">&lt;?3&gt;</text:span><text:span text:style-name="T201">個體。</text:span></text:p>
                      <text:list>
                        <text:list-item>
                          <text:p text:style-name="P94"><text:span text:style-name="T200">建設性干涉 </text:span><text:span text:style-name="T245">↔</text:span><text:span text:style-name="T201"> 質量增加</text:span><text:span text:style-name="T200"> </text:span><text:span text:style-name="T245">↔</text:span><text:span text:style-name="T201"> 空間密度增加</text:span><text:span text:style-name="T200">。</text:span></text:p>
                        </text:list-item>
                        <text:list-item>
                          <text:p text:style-name="P94"><text:span text:style-name="T200">破壞性干涉 </text:span><text:span text:style-name="T245">↔</text:span><text:span text:style-name="T201"> 質量降低</text:span><text:span text:style-name="T200"> </text:span><text:span text:style-name="T245">↔</text:span><text:span text:style-name="T201"> 空間密度降低</text:span><text:span text:style-name="T200">。</text:span></text:p>
                        </text:list-item>
                        <text:list-item>
                          <text:p text:style-name="P94"><text:span text:style-name="T200">頻率堆疊 </text:span><text:span text:style-name="T245">↔</text:span><text:span text:style-name="T201">（質量變化）頻率堆疊</text:span><text:span text:style-name="T200"> </text:span><text:span text:style-name="T245">↔</text:span><text:span text:style-name="T201">（空間密度變化）頻率堆疊。</text:span></text:p>
                        </text:list-item>
                        <text:list-item>
                          <text:p text:style-name="P94"><text:span text:style-name="T201">波峰 </text:span><text:span text:style-name="T200"><text:s/></text:span><text:span text:style-name="T245">↔</text:span><text:span text:style-name="T200"> </text:span><text:span text:style-name="T30">&lt;?2&gt;</text:span><text:span text:style-name="T201">個體 </text:span><text:span text:style-name="T245">↔</text:span><text:span text:style-name="T200"> 黑洞、</text:span><text:span text:style-name="T201">恆星、行星（所在位置）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4"><text:span text:style-name="T28">&lt;?</text:span><text:span text:style-name="T29">1&gt;</text:span><text:span text:style-name="T200">個體 有 互換宗量現象。</text:span></text:p>
              <text:list>
                <text:list-item>
                  <text:p text:style-name="P1">作用宗量與反作用宗量。</text:p>
                  <text:list>
                    <text:list-item>
                      <text:p text:style-name="P1">作用力與反作用力。</text:p>
                    </text:list-item>
                    <text:list-item>
                      <text:p text:style-name="P1">作用光與反作用光。</text:p>
                    </text:list-item>
                    <text:list-item>
                      <text:p text:style-name="P94"><text:span text:style-name="T28">&lt;?</text:span><text:span text:style-name="T29">1&gt;</text:span><text:span text:style-name="T200">個體</text:span><text:span text:style-name="T202">蘊含的 </text:span><text:span text:style-name="T200">宗量</text:span><text:span text:style-name="T202"> </text:span><text:span text:style-name="T200">互換。</text:span></text:p>
                      <text:list>
                        <text:list-item>
                          <text:p text:style-name="P94"><text:span text:style-name="T200">明顯例子，</text:span><text:span text:style-name="T28">&lt;?</text:span><text:span text:style-name="T29">1&gt;</text:span><text:span text:style-name="T200">個體</text:span><text:span text:style-name="T202">蘊含的 向量 </text:span><text:span text:style-name="T200">互換。</text:span></text:p>
                        </text:list-item>
                        <text:list-item>
                          <text:p text:style-name="P94"><text:span text:style-name="T200">明顯例子，</text:span><text:span text:style-name="T28">&lt;?</text:span><text:span text:style-name="T29">1&gt;</text:span><text:span text:style-name="T200">個體</text:span><text:span text:style-name="T202">蘊含的 強度 </text:span><text:span text:style-name="T200">互換。</text:span></text:p>
                        </text:list-item>
                      </text:list>
                    </text:list-item>
                    <text:list-item>
                      <text:p text:style-name="P46"><text:span text:style-name="T99">當下</text:span><text:span text:style-name="T100">宗量 = </text:span><text:span text:style-name="T99">自然</text:span><text:span text:style-name="T100">宗量 + 額外宗量</text:span></text:p>
                      <text:list>
                        <text:list-item>
                          <text:p text:style-name="P47"><text:span text:style-name="T57">額外宗量 是 作用宗量</text:span><text:span text:style-name="T162">。</text:span></text:p>
                        </text:list-item>
                        <text:list-item>
                          <text:p text:style-name="P48"><text:span text:style-name="T99">-</text:span><text:span text:style-name="T101">1 *</text:span><text:span text:style-name="T99">（當下宗量-自然宗量）是 反作用宗量。</text:span></text:p>
                          <text:list>
                            <text:list-item>
                              <text:p text:style-name="P48"><text:span text:style-name="T99">（-</text:span><text:span text:style-name="T101">1 * </text:span><text:span text:style-name="T99">額外宗量）是 反作用宗量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<text:span text:style-name="T28">&lt;?</text:span><text:span text:style-name="T29">2&gt;</text:span><text:span text:style-name="T200">個體 觀測到 該現象，有機率認定 </text:span><text:span text:style-name="T28">&lt;?</text:span><text:span text:style-name="T29">1&gt;</text:span><text:span text:style-name="T200">個體 互相穿透。</text:span></text:p>
                  <text:list>
                    <text:list-item>
                      <text:p text:style-name="P1">明顯例子，鏡子、光漫射、多個光源。</text:p>
                    </text:list-item>
                    <text:list-item>
                      <text:p text:style-name="P94"><text:span text:style-name="T28">&lt;?</text:span><text:span text:style-name="T29">2&gt;</text:span><text:span text:style-name="T200">個體觀測到 </text:span><text:span text:style-name="T28">&lt;?</text:span><text:span text:style-name="T29">1&gt;</text:span><text:span text:style-name="T200">個體 會</text:span><text:span text:style-name="T203">被其他</text:span><text:span text:style-name="T28">&lt;?</text:span><text:span text:style-name="T29">2&gt;</text:span><text:span text:style-name="T200">個體 吸收、發射，有機率沒有意識到 該現象。</text:span></text:p>
                      <text:list>
                        <text:list-item>
                          <text:p text:style-name="P94"><text:span text:style-name="T200">明顯例子，黑體。</text:span><text:span text:style-name="T191">（黑體輻射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<text:span text:style-name="T200">明顯例子，撞球。</text:span><text:span text:style-name="T191">（水波、光波、光反射）</text:span></text:p>
                  <text:list>
                    <text:list-item>
                      <text:p text:style-name="P1">兩顆球 處於 靜止狀態。</text:p>
                      <text:list>
                        <text:list-item>
                          <text:p text:style-name="P1">靜止狀態 是 相對靜止狀態。</text:p>
                          <text:list>
                            <text:list-item>
                              <text:p text:style-name="P1">明顯例子，兩顆球 相對於 觀測個體 是 靜止狀態。</text:p>
                            </text:list-item>
                            <text:list-item>
                              <text:p text:style-name="P61"><text:span text:style-name="T238">明顯例子，兩顆球 相對於 地球上的某一特定</text:span><text:span text:style-name="T54">&lt;?</text:span><text:span text:style-name="T55">2&gt;</text:span><text:span text:style-name="T238">個體 是 靜止狀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55">&lt;?</text:span><text:span text:style-name="T56">2&gt;個體 </text:span><text:span text:style-name="T238">使用 撞球桿 敲擊 第一顆球。</text:span></text:p>
                    </text:list-item>
                    <text:list-item>
                      <text:p text:style-name="P1">第一顆球 撞擊 第二顆球。</text:p>
                    </text:list-item>
                    <text:list-item>
                      <text:p text:style-name="P61"><text:span text:style-name="T238">第一顆球蘊含的</text:span><text:span text:style-name="T54">&lt;?</text:span><text:span text:style-name="T55">1&gt;</text:span><text:span text:style-name="T238">個體、第二顆球蘊含的</text:span><text:span text:style-name="T54">&lt;?</text:span><text:span text:style-name="T55">1&gt;</text:span><text:span text:style-name="T238">個體 發生 互換宗量現象。</text:span></text:p>
                      <text:list>
                        <text:list-item>
                          <text:p text:style-name="P61"><text:span text:style-name="T238">兩顆球蘊含的</text:span><text:span text:style-name="T54">&lt;?</text:span><text:span text:style-name="T55">1&gt;</text:span><text:span text:style-name="T238">個體 互換 宗量。</text:span></text:p>
                        </text:list-item>
                        <text:list-item>
                          <text:p text:style-name="P1">第一顆球 處於 靜止狀態。</text:p>
                          <text:list>
                            <text:list-item>
                              <text:p text:style-name="P1">第一顆球 蘊含（原本第二顆球蘊含的）宗量 運動。</text:p>
                            </text:list-item>
                          </text:list>
                        </text:list-item>
                        <text:list-item>
                          <text:p text:style-name="P1">第二顆球 蘊含（原本第一顆球蘊含的）宗量 運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bookmark-start text:name="&lt;a&gt;個體"/><text:span text:style-name="T22">&lt;?</text:span><text:span text:style-name="T31">a</text:span><text:span text:style-name="T22">&gt;</text:span><text:span text:style-name="T235">個</text:span><text:span text:style-name="T22">體</text:span><text:bookmark-end text:name="&lt;a&gt;個體"/></text:p>
          <text:list>
            <text:list-item>
              <text:p text:style-name="P62"><text:span text:style-name="T22">假定，&lt;?</text:span><text:span text:style-name="T31">a</text:span><text:span text:style-name="T32">+1</text:span><text:span text:style-name="T22">&gt;</text:span><text:span text:style-name="T235">個</text:span><text:span text:style-name="T22">體 是 羅氏幾何。</text:span></text:p>
              <text:list>
                <text:list-item>
                  <text:p text:style-name="P67">羅氏幾何 是 非歐氏幾何、球形幾何、雙曲幾何。</text:p>
                </text:list-item>
                <text:list-item>
                  <text:p text:style-name="P62"><text:span text:style-name="T22">&lt;?</text:span><text:span text:style-name="T31">a</text:span><text:span text:style-name="T32">+1</text:span><text:span text:style-name="T22">&gt;</text:span><text:span text:style-name="T235">個</text:span><text:span text:style-name="T22">體 蘊含 &lt;?</text:span><text:span text:style-name="T31">a</text:span><text:span text:style-name="T22">&gt;</text:span><text:span text:style-name="T235">個</text:span><text:span text:style-name="T22">體。</text:span></text:p>
                </text:list-item>
                <text:list-item>
                  <text:p text:style-name="P62"><text:span text:style-name="T22">該&lt;?</text:span><text:span text:style-name="T31">a</text:span><text:span text:style-name="T22">&gt;</text:span><text:span text:style-name="T235">個</text:span><text:span text:style-name="T22">體 有 無法離開 現象。</text:span></text:p>
                  <text:list>
                    <text:list-item>
                      <text:p text:style-name="P62"><text:span text:style-name="T33">龐加萊圓盤模型</text:span><text:span text:style-name="T22">。</text:span></text:p>
                    </text:list-item>
                    <text:list-item>
                      <text:p text:style-name="P62"><text:span text:style-name="T22">該&lt;?</text:span><text:span text:style-name="T31">a</text:span><text:span text:style-name="T22">&gt;</text:span><text:span text:style-name="T235">個</text:span><text:span text:style-name="T22">體 無法離開 該&lt;?</text:span><text:span text:style-name="T31">a</text:span><text:span text:style-name="T32">+1</text:span><text:span text:style-name="T22">&gt;</text:span><text:span text:style-name="T235">個</text:span><text:span text:style-name="T22">體。</text:span></text:p>
                    </text:list-item>
                    <text:list-item>
                      <text:p text:style-name="P62"><text:span text:style-name="T22">該&lt;?</text:span><text:span text:style-name="T31">a</text:span><text:span text:style-name="T22">&gt;</text:span><text:span text:style-name="T235">個</text:span><text:span text:style-name="T22">體 永遠無法到達 該&lt;?</text:span><text:span text:style-name="T31">a</text:span><text:span text:style-name="T32">+1</text:span><text:span text:style-name="T22">&gt;</text:span><text:span text:style-name="T235">個</text:span><text:span text:style-name="T22">體 的 邊界。</text:span></text:p>
                      <text:list>
                        <text:list-item>
                          <text:p text:style-name="P62"><text:span text:style-name="T22">邊界 是 該&lt;?</text:span><text:span text:style-name="T31">a</text:span><text:span text:style-name="T32">+1</text:span><text:span text:style-name="T22">&gt;</text:span><text:span text:style-name="T235">個</text:span><text:span text:style-name="T22">體的 內在物質、外在環境 的 邊界。</text:span></text:p>
                          <text:list>
                            <text:list-item>
                              <text:p text:style-name="P67">明顯例子，撞球桿個體 蘊含 動能個體。</text:p>
                              <text:list>
                                <text:list-item>
                                  <text:p text:style-name="P67">撞球桿 敲擊 撞球。</text:p>
                                </text:list-item>
                                <text:list-item>
                                  <text:p text:style-name="P67">該動能個體 往 撞球桿的邊界 位移。</text:p>
                                </text:list-item>
                                <text:list-item>
                                  <text:p text:style-name="P67">該動能個體 越接近 撞球桿的 邊界，該動能個體 蘊含的宗量會 越少。</text:p>
                                  <text:list>
                                    <text:list-item>
                                      <text:p text:style-name="P62"><text:span text:style-name="T22">該動能個體 越接近邊界，另一個人類個體 所產生的 </text:span><text:span text:style-name="T236">反作用宗量 越大。</text:span></text:p>
                                      <text:list>
                                        <text:list-item>
                                          <text:p text:style-name="P1">作用宗量與反作用宗量。</text:p>
                                        </text:list-item>
                                        <text:list-item>
                                          <text:p text:style-name="P62"><text:span text:style-name="T22">撞球桿的動能個體、撞球的</text:span><text:span text:style-name="T236">動能個體</text:span><text:span text:style-name="T22">（逐漸）互換 宗量</text:span><text:span text:style-name="T236">。</text:span></text:p>
                                        </text:list-item>
                                        <text:list-item>
                                          <text:p text:style-name="P62"><text:span text:style-name="T22">撞球蘊含的動能個體 會產生 相對應的 宗量</text:span><text:span text:style-name="T23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該動能個體、該邊界 間隔 某一特定距離 之內。</text:p>
                                      <text:list>
                                        <text:list-item>
                                          <text:p text:style-name="P67">該動能個體 有機率認定 該間隔的 變化 越來越小。</text:p>
                                        </text:list-item>
                                        <text:list-item>
                                          <text:p text:style-name="P67">該動能個體 有機率認定 無法接近 該邊界。</text:p>
                                        </text:list-item>
                                        <text:list-item>
                                          <text:p text:style-name="P67">該動能個體 有機率認定 越往 該邊界 位移，越遠離 該邊界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&lt;?a&gt;個體 是 &lt;?a&gt;系統、&lt;?a&gt;宗量、&lt;?a&gt;能量、&lt;?a&gt;儲量、&lt;?a&gt;肉質層、&lt;?a&gt;意識層。</text:p>
              <text:list>
                <text:list-item>
                  <text:p text:style-name="P68">&lt;?a&gt;個體 是 &lt;?a&gt;系統。</text:p>
                  <text:list>
                    <text:list-item>
                      <text:p text:style-name="P94"><text:span text:style-name="T34">明顯例子，動能</text:span><text:span text:style-name="T35">個體 是 </text:span><text:span text:style-name="T34">&lt;?</text:span><text:span text:style-name="T36">1</text:span><text:span text:style-name="T34">&gt;個體、&lt;?</text:span><text:span text:style-name="T36">1</text:span><text:span text:style-name="T34">&gt;系統。</text:span></text:p>
                    </text:list-item>
                    <text:list-item>
                      <text:p text:style-name="P94"><text:span text:style-name="T34">明顯例子，地球</text:span><text:span text:style-name="T35">個體 是 </text:span><text:span text:style-name="T34">&lt;?</text:span><text:span text:style-name="T36">2</text:span><text:span text:style-name="T34">&gt;個體、&lt;?</text:span><text:span text:style-name="T36">2</text:span><text:span text:style-name="T34">&gt;系統。</text:span></text:p>
                    </text:list-item>
                    <text:list-item>
                      <text:p text:style-name="P94"><text:span text:style-name="T34">明顯例子，&lt;_?</text:span><text:span text:style-name="T35">3_&gt;個體 是 </text:span><text:span text:style-name="T34">&lt;?3&gt;個體、&lt;?</text:span><text:span text:style-name="T36">3</text:span><text:span text:style-name="T34">&gt;系統。</text:span></text:p>
                    </text:list-item>
                  </text:list>
                </text:list-item>
                <text:list-item>
                  <text:p text:style-name="P68">只要是 系統，就能做 系統分析，更瞭解 該系統 的 一切的一切。</text:p>
                  <text:list>
                    <text:list-item>
                      <text:p text:style-name="P97"><text:span text:style-name="T34">明顯例子，</text:span><text:span text:style-name="T37">玄</text:span><text:span text:style-name="T34">。</text:span><text:span text:style-name="T177">（常無（靜態系統分析）、常有（動態系統分析））</text:span></text:p>
                      <text:list>
                        <text:list-item>
                          <text:p text:style-name="P97"><text:span text:style-name="T34">玄 是 道德經的 玄。</text:span><text:span text:style-name="T177">（同出而異名，同謂之玄。</text:span><text:span text:style-name="T178">玄之又玄，為妙之門）</text:span></text:p>
                        </text:list-item>
                      </text:list>
                    </text:list-item>
                    <text:list-item>
                      <text:p text:style-name="P97"><text:span text:style-name="T34">黑盒子 →</text:span><text:span text:style-name="T38"> 灰盒子 → 白盒子。</text:span><text:span text:style-name="T179">（</text:span><text:span text:style-name="T180">0% ~ 100%，最小解析度有機率是 0.000000000001%</text:span><text:span text:style-name="T179">）</text:span></text:p>
                      <text:list>
                        <text:list-item>
                          <text:p text:style-name="P97"><text:span text:style-name="T34">灰盒子 是 深灰盒子 →</text:span><text:span text:style-name="T39"> 中灰盒子 → 淺灰盒子。</text:span></text:p>
                        </text:list-item>
                        <text:list-item>
                          <text:p text:style-name="P69">系統分析 越完善，盒子顏色 越淺，觀測個體 越瞭解 該系統 一切的一切。</text:p>
                        </text:list-item>
                        <text:list-item>
                          <text:p text:style-name="P94"><text:span text:style-name="T40">明顯例子，系統分析 越完善</text:span><text:span text:style-name="T41">，</text:span><text:span text:style-name="T40">人類個體 越瞭解 </text:span><text:span text:style-name="T41">&lt;_?3_&gt;個體 </text:span><text:span text:style-name="T39">一切的一切。</text:span></text:p>
                        </text:list-item>
                      </text:list>
                    </text:list-item>
                    <text:list-item>
                      <text:p text:style-name="P62"><text:span text:style-name="T22">明顯例子，</text:span><text:span text:style-name="T42">10000</text:span><text:span text:style-name="T41">個 </text:span><text:span text:style-name="T22">人類</text:span><text:span text:style-name="T41">子代 </text:span><text:span text:style-name="T22">縱向傳承</text:span><text:span text:style-name="T41">，&lt;_?3_&gt;個體 有機率等效於 深灰盒子。</text:span></text:p>
                    </text:list-item>
                    <text:list-item>
                      <text:p text:style-name="P94"><text:span text:style-name="T22">明顯例子，</text:span><text:span text:style-name="T41">1</text:span><text:span text:style-name="T42">00000000</text:span><text:span text:style-name="T41">個 </text:span><text:span text:style-name="T22">人類</text:span><text:span text:style-name="T41">子代 </text:span><text:span text:style-name="T22">縱向傳承</text:span><text:span text:style-name="T41">， &lt;_?</text:span><text:span text:style-name="T43">3</text:span><text:span text:style-name="T41">_&gt;個體 有機率等效於 中灰盒子。</text:span></text:p>
                    </text:list-item>
                    <text:list-item>
                      <text:p text:style-name="P62"><text:span text:style-name="T22">明顯例子，</text:span><text:span text:style-name="T41">1</text:span><text:span text:style-name="T42">0000000000000000</text:span><text:span text:style-name="T41">個 </text:span><text:span text:style-name="T22">人類</text:span><text:span text:style-name="T41">子代 </text:span><text:span text:style-name="T22">縱向傳承</text:span><text:span text:style-name="T41">，&lt;_?</text:span><text:span text:style-name="T44">3</text:span><text:span text:style-name="T41">_&gt;個體 有機率等效於 淺灰盒子。</text:span><text:span text:style-name="T179">（假定 人類文明、縱向傳承 急速發展，並且沒有發生 退化現象、完全斷鏈）</text:span></text:p>
                    </text:list-item>
                    <text:list-item>
                      <text:p text:style-name="P62"><text:span text:style-name="T22">明顯例子，</text:span><text:span text:style-name="T41">1</text:span><text:span text:style-name="T42">00000000000000000000000000000000</text:span><text:span text:style-name="T41">個 </text:span><text:span text:style-name="T22">人類</text:span><text:span text:style-name="T41">子代 </text:span><text:span text:style-name="T22">縱向傳承</text:span><text:span text:style-name="T41">，&lt;_?</text:span><text:span text:style-name="T44">3</text:span><text:span text:style-name="T41">_&gt;個體 有機率等效於 白盒子。</text:span><text:span text:style-name="T181">（（</text:span><text:span text:style-name="T179">&lt;_?</text:span><text:span text:style-name="T182">3</text:span><text:span text:style-name="T179">_&gt;個體以外的）</text:span><text:span text:style-name="T181">其他&lt;?3&gt;個體 有機率是 黑盒子）</text:span></text:p>
                    </text:list-item>
                    <text:list-item>
                      <text:p text:style-name="P62"><text:span text:style-name="T22">明顯例子，</text:span><text:span text:style-name="T41">1</text:span><text:span text:style-name="T42">0000000000000000000000000000000000000000000000000000000000000000</text:span><text:span text:style-name="T41">個 </text:span><text:span text:style-name="T22">人類</text:span><text:span text:style-name="T41">子代 </text:span><text:span text:style-name="T22">縱向傳承</text:span><text:span text:style-name="T41">，&lt;_?</text:span><text:span text:style-name="T45">4</text:span><text:span text:style-name="T41">_&gt;個體 有機率等效於 深灰盒子。</text:span></text:p>
                    </text:list-item>
                  </text:list>
                </text:list-item>
              </text:list>
            </text:list-item>
            <text:list-item>
              <text:p text:style-name="P126"><text:span text:style-name="T142">不同類型</text:span><text:span text:style-name="T255">的</text:span><text:span text:style-name="T142"> </text:span><text:span text:style-name="T255">&lt;?</text:span><text:span text:style-name="T256">a</text:span><text:span text:style-name="T257">&gt;</text:span><text:span text:style-name="T260">個體 不會 直接</text:span><text:span text:style-name="T258">交互</text:span><text:span text:style-name="T260">作用。</text:span></text:p>
              <text:list>
                <text:list-item>
                  <text:p text:style-name="P3">不同類<text:span text:style-name="T1">型的 &lt;?</text:span><text:span text:style-name="T147">a&gt;個</text:span><text:span text:style-name="T261">體</text:span> 不會 直接發生 <text:span text:style-name="T260">加法現象、互換宗量現象</text:span></text:p>
                </text:list-item>
                <text:list-item>
                  <text:p text:style-name="P3">不同類型的<text:span text:style-name="T1"> &lt;?</text:span><text:span text:style-name="T147">a&gt;個</text:span><text:span text:style-name="T261">體</text:span> 有機率會 間接發生 <text:span text:style-name="T260">加法現象、互換宗量現象</text:span></text:p>
                </text:list-item>
                <text:list-item>
                  <text:p text:style-name="P126"><text:span text:style-name="T142">不同類型</text:span><text:span text:style-name="T255">的 &lt;?</text:span><text:span text:style-name="T256">a</text:span><text:span text:style-name="T257">&gt;</text:span><text:span text:style-name="T260">個體 有機率</text:span><text:span text:style-name="T258">會</text:span><text:span text:style-name="T260"> 間接</text:span><text:span text:style-name="T258">交互</text:span><text:span text:style-name="T260">作用。</text:span></text:p>
                  <text:list>
                    <text:list-item>
                      <text:p text:style-name="P3">明顯例子，馬達，馬達 是 媒介、中介層、轉換工具，<text:span text:style-name="T262">光</text:span>增加，力增加。</text:p>
                      <text:list>
                        <text:list-item>
                          <text:p text:style-name="P4">光 是 電磁波、電流。</text:p>
                        </text:list-item>
                        <text:list-item>
                          <text:p text:style-name="P4">力 是 機械力、旋轉動能。</text:p>
                        </text:list-item>
                        <text:list-item>
                          <text:p text:style-name="P3">光、力 間接發生 加法現象、互換宗量現象。</text:p>
                        </text:list-item>
                        <text:list-item>
                          <text:p text:style-name="P3">力、光 之間，有 第三方 存在。</text:p>
                          <text:list>
                            <text:list-item>
                              <text:p text:style-name="P3">該第三方 是 馬達。</text:p>
                            </text:list-item>
                          </text:list>
                        </text:list-item>
                        <text:list-item>
                          <text:p text:style-name="P3">力 →<text:span text:style-name="T262"> 馬達 → 光。</text:span></text:p>
                        </text:list-item>
                        <text:list-item>
                          <text:p text:style-name="P3"><text:span text:style-name="T262">光</text:span> →<text:span text:style-name="T262"> 馬達 → </text:span>力<text:span text:style-name="T262">。</text:span></text:p>
                        </text:list-item>
                      </text:list>
                    </text:list-item>
                    <text:list-item>
                      <text:p text:style-name="P3">明<text:span text:style-name="T1">顯例子，&lt;_?</text:span><text:span text:style-name="T148">3_&gt;個體</text:span><text:span text:style-name="T263"> 直接蘊含 </text:span><text:span text:style-name="T148">力、光</text:span><text:span text:style-name="T263">。</text:span></text:p>
                      <text:list>
                        <text:list-item>
                          <text:p text:style-name="P3"><text:span text:style-name="T1">&lt;_?</text:span><text:span text:style-name="T148">3_&gt;個體 直接孕育 力、光。</text:span></text:p>
                        </text:list-item>
                        <text:list-item>
                          <text:p text:style-name="P3">力 產生 萬有引力、重力波。</text:p>
                        </text:list-item>
                        <text:list-item>
                          <text:p text:style-name="P3">力 在 空間個體 進行 動能型運動。</text:p>
                          <text:list>
                            <text:list-item>
                              <text:p text:style-name="P3">空間個體 發生改變、被塑形。</text:p>
                            </text:list-item>
                            <text:list-item>
                              <text:p text:style-name="P3">光 在 空間個體 進行 電能型運動。</text:p>
                              <text:list>
                                <text:list-item>
                                  <text:p text:style-name="P3"><text:span text:style-name="T1">某一特定&lt;?</text:span><text:span text:style-name="T149">2&gt;個</text:span><text:span text:style-name="T264">體 發現，</text:span>光 發生 重力透鏡效應。</text:p>
                                  <text:list>
                                    <text:list-item>
                                      <text:p text:style-name="P3">該<text:span text:style-name="T1">&lt;?</text:span><text:span text:style-name="T149">2&gt;個</text:span><text:span text:style-name="T264">體 有機率認定有 其他</text:span><text:span text:style-name="T149">&lt;?2&gt;個</text:span><text:span text:style-name="T264">體 產生 萬有引力、重力波。</text:span></text:p>
                                      <text:list>
                                        <text:list-item>
                                          <text:p text:style-name="P3">該<text:span text:style-name="T1">&lt;?</text:span><text:span text:style-name="T149">2&gt;個</text:span><text:span text:style-name="T264">體 有機率認定，該萬有引力、該重力波 作用於 空間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該<text:span text:style-name="T1">&lt;?</text:span><text:span text:style-name="T149">2&gt;個</text:span><text:span text:style-name="T264">體 找不到 該其他</text:span><text:span text:style-name="T149">&lt;?2&gt;個</text:span><text:span text:style-name="T264">體。</text:span></text:p>
                                      <text:list>
                                        <text:list-item>
                                          <text:p text:style-name="P3">原因很明顯，<text:span text:style-name="T264">該其他</text:span><text:span text:style-name="T149">&lt;?2&gt;個</text:span><text:span text:style-name="T264">體 不存在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該<text:span text:style-name="T1">&lt;?</text:span><text:span text:style-name="T149">2&gt;個</text:span><text:span text:style-name="T264">體 有機率認定 該其他</text:span><text:span text:style-name="T149">&lt;?2&gt;個</text:span><text:span text:style-name="T264">體 是 暗物質、感測不到的個體。</text:span></text:p>
                                    </text:list-item>
                                    <text:list-item>
                                      <text:p text:style-name="P3">該<text:span text:style-name="T1">&lt;?</text:span><text:span text:style-name="T149">2&gt;個</text:span><text:span text:style-name="T264">體 有機率認定 該萬有引力、該重力波 是 暗能量、未知能量。</text:span></text:p>
                                    </text:list-item>
                                    <text:list-item>
                                      <text:p text:style-name="P3">實際上，力 是 <text:span text:style-name="T264">萬有引力、重力波。</text:span></text:p>
                                      <text:list>
                                        <text:list-item>
                                          <text:p text:style-name="P3"><text:span text:style-name="T1">&lt;_?</text:span><text:span text:style-name="T148">3_&gt;個體 </text:span><text:span text:style-name="T263">直接蘊含 該</text:span><text:span text:style-name="T148">力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<text:span text:style-name="T148">力、光 透過 空間個體、</text:span><text:span text:style-name="T1">&lt;?</text:span><text:span text:style-name="T148">3&gt;個體、</text:span><text:span text:style-name="T1">&lt;_?</text:span><text:span text:style-name="T148">3_&gt;個體，有機率 間接交互作用。</text:span></text:p>
                          <text:list>
                            <text:list-item>
                              <text:p text:style-name="P70">力、光 無法 直接交互作用。</text:p>
                            </text:list-item>
                            <text:list-item>
                              <text:p text:style-name="P70">空間個體、&lt;?3&gt;個體、&lt;_?3_&gt;個體 是 媒介、介質、中介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光、光源。</text:p>
                  <text:list>
                    <text:list-item>
                      <text:p text:style-name="P5">光 是 電能型運動。</text:p>
                    </text:list-item>
                    <text:list-item>
                      <text:p text:style-name="P5">光源 是 動能型運動。</text:p>
                    </text:list-item>
                    <text:list-item>
                      <text:p text:style-name="P5">動能型運動、電能型運動 的 速度 不會 疊加。</text:p>
                      <text:list>
                        <text:list-item>
                          <text:p text:style-name="P51"><text:span text:style-name="T156">明顯例子，光源 </text:span><text:span text:style-name="T111">從 </text:span><text:span text:style-name="T117">0（</text:span><text:span text:style-name="T159">公里/小時）</text:span><text:span text:style-name="T117">加速到100</text:span><text:span text:style-name="T118">00</text:span><text:span text:style-name="T117">（</text:span><text:span text:style-name="T159">公里/小時）。</text:span></text:p>
                          <text:list>
                            <text:list-item>
                              <text:p text:style-name="P16">光源 發出的（光的）光速 不變。</text:p>
                            </text:list-item>
                          </text:list>
                        </text:list-item>
                        <text:list-item>
                          <text:p text:style-name="P51"><text:span text:style-name="T156">明顯例子，</text:span><text:span text:style-name="T159">（光的）光速</text:span><text:span text:style-name="T156"> </text:span><text:span text:style-name="T111">從 </text:span><text:span text:style-name="T117">0（</text:span><text:span text:style-name="T159">公里/小時）</text:span><text:span text:style-name="T117">加速到100</text:span><text:span text:style-name="T118">00</text:span><text:span text:style-name="T117">（</text:span><text:span text:style-name="T159">公里/小時）。</text:span></text:p>
                          <text:list>
                            <text:list-item>
                              <text:p text:style-name="P16">光源 不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動能型運動、電能型運動 不會 直接交互作用。</text:p>
                  <text:list>
                    <text:list-item>
                      <text:p text:style-name="P73">力、光 不會 直接交互作用。</text:p>
                    </text:list-item>
                    <text:list-item>
                      <text:p text:style-name="P5">動能型運動的 作用力與反作用力 不會 直接影響到 電能型運動。</text:p>
                      <text:list>
                        <text:list-item>
                          <text:p text:style-name="P5">明顯例子，光源 被 桌面 動能型敲擊，光的速度 不會被 光源的反作用力 影響。</text:p>
                          <text:list>
                            <text:list-item>
                              <text:p text:style-name="P5">動能型運動、力 不會造成 光 發生折射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電能型運動的 作用光與反作用光 不會 直接影響到 動能型運動。</text:p>
                      <text:list>
                        <text:list-item>
                          <text:p text:style-name="P5">明顯例子，光 被 光源 激發出來，光源的速度 不會被 光的反作用光 影響。</text:p>
                          <text:list>
                            <text:list-item>
                              <text:p text:style-name="P5">電能能型運動、光 不會造成 光源 發生位移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人類個體的肉質層 是 動能型個體。</text:p>
                      <text:list>
                        <text:list-item>
                          <text:p text:style-name="P5">人類個體的肉質層 不會被 太陽光個體 壓垮、鑽洞。</text:p>
                        </text:list-item>
                        <text:list-item>
                          <text:p text:style-name="P5">人類個體的肉質層 不會被（地球個體的）地磁個體 壓垮。</text:p>
                        </text:list-item>
                        <text:list-item>
                          <text:p text:style-name="P5">在外太空，人類個體的肉質層 不會被（地球個體的）地磁個體 鑽洞。</text:p>
                        </text:list-item>
                      </text:list>
                    </text:list-item>
                    <text:list-item>
                      <text:p text:style-name="P3">明顯例子，<text:span text:style-name="T1">&lt;_?</text:span><text:span text:style-name="T150">3_</text:span><text:span text:style-name="T1">&gt;個體 </text:span>直接蘊含 力、光。</text:p>
                      <text:list>
                        <text:list-item>
                          <text:p text:style-name="P3">力、光 對射。</text:p>
                          <text:list>
                            <text:list-item>
                              <text:p text:style-name="P3">力 是 作用力。</text:p>
                            </text:list-item>
                            <text:list-item>
                              <text:p text:style-name="P3">光 是 作用光。</text:p>
                            </text:list-item>
                            <text:list-item>
                              <text:p text:style-name="P3">對射 是 力、光 速度相同，方向相反，互相接近。</text:p>
                              <text:list>
                                <text:list-item>
                                  <text:p text:style-name="P3">在 同一軸線 的 對射，有 三個狀態 轉移。</text:p>
                                </text:list-item>
                                <text:list-item>
                                  <text:p text:style-name="P49"><text:span text:style-name="T162">第一狀態，力 → </text:span><text:span text:style-name="T167">接觸點</text:span><text:span text:style-name="T162"> ← 光。</text:span></text:p>
                                  <text:list>
                                    <text:list-item>
                                      <text:p text:style-name="P3">力、光 在 同一軸線<text:span text:style-name="T1">、</text:span><text:span text:style-name="T151">x軸</text:span> 互相接近，力、光 接近 接觸點、彼此。</text:p>
                                    </text:list-item>
                                  </text:list>
                                </text:list-item>
                                <text:list-item>
                                  <text:p text:style-name="P3">第二狀態，<text:span text:style-name="T265">力、接觸點、光</text:span><text:span text:style-name="T266">。</text:span></text:p>
                                  <text:list>
                                    <text:list-item>
                                      <text:p text:style-name="P3">力、接觸點、光 在 同一軸線<text:span text:style-name="T1">、同一個座標位置、互相重疊、共同點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">第三狀態，<text:span text:style-name="T266">← </text:span>光 <text:span text:style-name="T265">接觸點</text:span> 力 →<text:span text:style-name="T266">。</text:span></text:p>
                                  <text:list>
                                    <text:list-item>
                                      <text:p text:style-name="P3">力、光 在 同一軸線<text:span text:style-name="T1">、</text:span><text:span text:style-name="T151">x軸</text:span> 互相遠離，力、光 穿過 接觸點、彼此。</text:p>
                                    </text:list-item>
                                  </text:list>
                                </text:list-item>
                                <text:list-item>
                                  <text:p text:style-name="P3">接觸點 是 力、光 座標位置 重疊的 點。</text:p>
                                  <text:list>
                                    <text:list-item>
                                      <text:p text:style-name="P94"><text:span text:style-name="T204">明顯例子，力 在</text:span><text:span text:style-name="T46">0（原點 </text:span><text:span text:style-name="T204">座</text:span><text:span text:style-name="T47">標位置），光 也在0</text:span><text:span text:style-name="T46">（原點 </text:span><text:span text:style-name="T204">座</text:span><text:span text:style-name="T47">標位置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兩個力 對射 的 時候，力 會直接發生。</text:p>
                        </text:list-item>
                        <text:list-item>
                          <text:p text:style-name="P3">力、光 對射 的 時候，力、光 不會發生 <text:span text:style-name="T260">加法現象、互換宗量現象。</text:span></text:p>
                          <text:list>
                            <text:list-item>
                              <text:p text:style-name="P127">力、光 對射 <text:span text:style-name="T254">的 時候，力、光</text:span> 不會 <text:span text:style-name="T254">直接</text:span>產生 反作用力、反作用光。</text:p>
                              <text:list>
                                <text:list-item>
                                  <text:p text:style-name="P3">力、光 對射 的 時候，力、光 有機率 間接產生 反作用力、反作用光。</text:p>
                                </text:list-item>
                              </text:list>
                            </text:list-item>
                            <text:list-item>
                              <text:p text:style-name="P17">光、力 在 接觸點 的時候，沒有 直接發生 接觸、碰撞、干涉。</text:p>
                              <text:list>
                                <text:list-item>
                                  <text:p text:style-name="P17">干涉 是 建設性干涉、破壞性干涉、反射、折射、繞射、散射、擾動、加速。</text:p>
                                </text:list-item>
                              </text:list>
                            </text:list-item>
                            <text:list-item>
                              <text:p text:style-name="P17">光、力 直接穿越 彼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動能型運動、電能型運動 有機率會 間接交互作用。</text:p>
                  <text:list>
                    <text:list-item>
                      <text:p text:style-name="P73">力、光 有機率會 間接交互作用。</text:p>
                      <text:list>
                        <text:list-item>
                          <text:p text:style-name="P73">明顯例子，馬達、<text:span text:style-name="T212">光合作用。</text:span></text:p>
                        </text:list-item>
                        <text:list-item>
                          <text:p text:style-name="P51"><text:span text:style-name="T156">明顯例子，電荷移動 →</text:span><text:span text:style-name="T160"> 產生電流</text:span><text:span text:style-name="T156"> →</text:span><text:span text:style-name="T160"> 產生磁場</text:span><text:span text:style-name="T156"> →</text:span><text:span text:style-name="T160"> 指北針發生運動。</text:span></text:p>
                          <text:list>
                            <text:list-item>
                              <text:p text:style-name="P51"><text:span text:style-name="T160">光（電磁波）直接作用在 指北針（本身）。</text:span><text:span text:style-name="T196">（透過 指北針 蘊含的 材料特性）</text:span></text:p>
                            </text:list-item>
                            <text:list-item>
                              <text:p text:style-name="P18">指北針 吸收 光、電磁波。</text:p>
                            </text:list-item>
                            <text:list-item>
                              <text:p text:style-name="P51"><text:span text:style-name="T160">指北針 產生 力。</text:span><text:span text:style-name="T189">（&lt;?</text:span><text:span text:style-name="T190">1&gt;能量型轉換</text:span><text:span text:style-name="T189">）</text:span></text:p>
                            </text:list-item>
                            <text:list-item>
                              <text:p text:style-name="P75">指北針 是 光、力 之間的 橋梁、媒介、轉換器。</text:p>
                              <text:list>
                                <text:list-item>
                                  <text:p text:style-name="P51"><text:span text:style-name="T119">光 →</text:span><text:span text:style-name="T120"> 指北針 → 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對於（指北針蘊含的）其他的力 來說，指北針 無中生有 該力。</text:p>
                    </text:list-item>
                  </text:list>
                </text:list-item>
              </text:list>
            </text:list-item>
            <text:list-item>
              <text:p text:style-name="P1"><text:span text:style-name="T1">&lt;?</text:span><text:span text:style-name="T152">a</text:span><text:span text:style-name="T1">&gt;個體 蘊含 &lt;?</text:span><text:span text:style-name="T152">a-</text:span><text:span text:style-name="T1">1&gt;個體</text:span>。</text:p>
              <text:list>
                <text:list-item>
                  <text:p text:style-name="P1"><text:span text:style-name="T1">宏觀，該&lt;?</text:span><text:span text:style-name="T152">a</text:span><text:span text:style-name="T1">&gt;個體 控制 該&lt;?</text:span><text:span text:style-name="T152">a</text:span><text:span text:style-name="T1">&gt;個</text:span>體、<text:span text:style-name="T1">該&lt;?</text:span><text:span text:style-name="T152">a-</text:span><text:span text:style-name="T1">1&gt;個</text:span>體。</text:p>
                  <text:list>
                    <text:list-item>
                      <text:p text:style-name="P19">明顯例子，人類個體舉手 控制 手、手蘊含的動能個體。</text:p>
                    </text:list-item>
                  </text:list>
                </text:list-item>
                <text:list-item>
                  <text:p text:style-name="P1">微<text:span text:style-name="T1">觀，該&lt;?</text:span><text:span text:style-name="T152">a-1</text:span><text:span text:style-name="T1">&gt;個體 控制 該&lt;?</text:span><text:span text:style-name="T152">a</text:span><text:span text:style-name="T1">&gt;個</text:span>體、<text:span text:style-name="T1">該&lt;?</text:span><text:span text:style-name="T152">a-</text:span><text:span text:style-name="T1">1&gt;個</text:span>體。</text:p>
                  <text:list>
                    <text:list-item>
                      <text:p text:style-name="P79">明顯例子，布朗運動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bookmark-start text:name="&lt;a&gt;複合體"/><text:span text:style-name="T22">&lt;?</text:span><text:span text:style-name="T31">a</text:span><text:span text:style-name="T22">&gt;複合</text:span><text:span text:style-name="T235">體</text:span><text:bookmark-end text:name="&lt;a&gt;複合體"/></text:p>
          <text:list>
            <text:list-item>
              <text:p text:style-name="P20"><text:span text:style-name="T1">&lt;?</text:span><text:span text:style-name="T153">a</text:span><text:span text:style-name="T1">&gt;複合體 是 &lt;?</text:span><text:span text:style-name="T153">a</text:span><text:span text:style-name="T1">&gt;複</text:span>合型個體。</text:p>
              <text:list>
                <text:list-item>
                  <text:p text:style-name="P20"><text:span text:style-name="T1">&lt;?</text:span><text:span text:style-name="T153">a</text:span><text:span text:style-name="T1">&gt;複合體 是 多個 &lt;?</text:span><text:span text:style-name="T153">a</text:span><text:span text:style-name="T1">&gt;</text:span>個體 組成的 個體。</text:p>
                </text:list-item>
                <text:list-item>
                  <text:p text:style-name="P20">不同宗量層級的個體 無法形成 <text:span text:style-name="T1">複合體</text:span>。<text:span text:style-name="T172">（實際上 可以 形成，使用 過飽和現象 反制）</text:span></text:p>
                  <text:list>
                    <text:list-item>
                      <text:p text:style-name="P94"><text:span text:style-name="T205">不同宗量層級的個體 會出現 蘊含 現象。</text:span><text:span text:style-name="T192">有興趣的專家讀者 可 自行研究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">&lt;?</text:span><text:span text:style-name="T154">a</text:span><text:span text:style-name="T1">&gt;個體 有機率發現 &lt;?</text:span><text:span text:style-name="T153">a</text:span><text:span text:style-name="T1">&gt;複</text:span>合體。</text:p>
              <text:list>
                <text:list-item>
                  <text:p text:style-name="P94"><text:span text:style-name="T205">明顯例子，</text:span><text:span text:style-name="T206">鹽水 是 </text:span><text:span text:style-name="T22">&lt;?</text:span><text:span text:style-name="T48">2</text:span><text:span text:style-name="T22">&gt;複</text:span><text:span text:style-name="T205">合體</text:span><text:span text:style-name="T207">。</text:span></text:p>
                  <text:list>
                    <text:list-item>
                      <text:p text:style-name="P21">固態鹽 溶於 液態水。</text:p>
                    </text:list-item>
                    <text:list-item>
                      <text:p text:style-name="P21">液態水 析出 固態鹽。</text:p>
                    </text:list-item>
                    <text:list-item>
                      <text:p text:style-name="P94"><text:span text:style-name="T207">未飽和</text:span><text:span text:style-name="T206">鹽水、</text:span><text:span text:style-name="T207">飽和</text:span><text:span text:style-name="T206">鹽水、過</text:span><text:span text:style-name="T207">飽和</text:span><text:span text:style-name="T206">鹽水。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1">&lt;?</text:span><text:span text:style-name="T154">a</text:span><text:span text:style-name="T1">&gt;個體 有機率發現 &lt;?</text:span><text:span text:style-name="T153">a</text:span><text:span text:style-name="T1">&gt;複型複</text:span>合體。</text:p>
              <text:list>
                <text:list-item>
                  <text:p text:style-name="P94"><text:span text:style-name="T22">&lt;?</text:span><text:span text:style-name="T48">a</text:span><text:span text:style-name="T22">&gt;複型複</text:span><text:span text:style-name="T205">合體 </text:span><text:span text:style-name="T22">是 &lt;?</text:span><text:span text:style-name="T31">a</text:span><text:span text:style-name="T22">&gt;複型型複</text:span><text:span text:style-name="T205">合型個體。</text:span></text:p>
                  <text:list>
                    <text:list-item>
                      <text:p text:style-name="P94"><text:span text:style-name="T22">&lt;?</text:span><text:span text:style-name="T48">a</text:span><text:span text:style-name="T22">&gt;複型複</text:span><text:span text:style-name="T205">合體 直接</text:span><text:span text:style-name="T22">蘊含 兩種（以上）</text:span><text:span text:style-name="T49">類型的</text:span><text:span text:style-name="T22"> </text:span><text:span text:style-name="T50">&lt;?a&gt;</text:span><text:span text:style-name="T22">個體。</text:span></text:p>
                    </text:list-item>
                  </text:list>
                </text:list-item>
                <text:list-item>
                  <text:p text:style-name="P94"><text:span text:style-name="T205">明顯例子，人類的 電磁動力學系統</text:span><text:span text:style-name="T206"> 是 </text:span><text:span text:style-name="T22">&lt;?</text:span><text:span text:style-name="T50">1</text:span><text:span text:style-name="T22">&gt;複型複</text:span><text:span text:style-name="T205">合體。</text:span></text:p>
                  <text:list>
                    <text:list-item>
                      <text:p text:style-name="P94"><text:span text:style-name="T208">該</text:span><text:span text:style-name="T22">&lt;?</text:span><text:span text:style-name="T50">1</text:span><text:span text:style-name="T22">&gt;複型複</text:span><text:span text:style-name="T205">合體 是 光、力 </text:span><text:span text:style-name="T22">複型複</text:span><text:span text:style-name="T205">合體。</text:span></text:p>
                    </text:list-item>
                    <text:list-item>
                      <text:p text:style-name="P94"><text:span text:style-name="T205">電荷運動，產生 電流，產生 磁場，拉動 指北針，產生 動力。</text:span><text:span text:style-name="T192">（明顯例子，地磁）</text:span></text:p>
                    </text:list-item>
                  </text:list>
                </text:list-item>
                <text:list-item>
                  <text:p text:style-name="P94"><text:span text:style-name="T205">明顯例子，生物電流型、動能型 </text:span><text:span text:style-name="T22">&lt;?</text:span><text:span text:style-name="T48">2</text:span><text:span text:style-name="T22">&gt;複型複</text:span><text:span text:style-name="T205">合體</text:span><text:span text:style-name="T206">。</text:span><text:span text:style-name="T193">（</text:span><text:span text:style-name="T192">人類認定的 妖魔鬼怪）</text:span></text:p>
                  <text:list>
                    <text:list-item>
                      <text:p text:style-name="P94"><text:span text:style-name="T208">該</text:span><text:span text:style-name="T22">&lt;?</text:span><text:span text:style-name="T51">2</text:span><text:span text:style-name="T22">&gt;複型複</text:span><text:span text:style-name="T205">合體 是 生物電流、動能 </text:span><text:span text:style-name="T22">&lt;?</text:span><text:span text:style-name="T48">2</text:span><text:span text:style-name="T22">&gt;複型複</text:span><text:span text:style-name="T205">合體</text:span><text:span text:style-name="T206">。</text:span></text:p>
                    </text:list-item>
                    <text:list-item>
                      <text:p text:style-name="P94"><text:span text:style-name="T205">生物電流</text:span><text:span text:style-name="T22"> 是 &lt;_?</text:span><text:span text:style-name="T52">3_&gt;</text:span><text:span text:style-name="T205">個體 認定的 </text:span><text:span text:style-name="T22">&lt;?</text:span><text:span text:style-name="T48">2</text:span><text:span text:style-name="T22">&gt;</text:span><text:span text:style-name="T205">生物電流。</text:span></text:p>
                    </text:list-item>
                    <text:list-item>
                      <text:p text:style-name="P62"><text:span text:style-name="T22">動能 是 &lt;_?</text:span><text:span text:style-name="T52">3_&gt;</text:span><text:span text:style-name="T22">個體 認定的 &lt;?</text:span><text:span text:style-name="T48">2</text:span><text:span text:style-name="T22">&gt;動能</text:span><text:span text:style-name="T23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宇宙膨脹</text:p>
          <text:list>
            <text:list-item>
              <text:p text:style-name="P62"><text:span text:style-name="T22">宇宙膨脹 是 &lt;_?</text:span><text:span text:style-name="T53">3_&gt;個體膨脹。</text:span></text:p>
              <text:list>
                <text:list-item>
                  <text:p text:style-name="P94"><text:span text:style-name="T22">&lt;_?</text:span><text:span text:style-name="T53">3_&gt;個體膨脹，不代表 </text:span><text:span text:style-name="T22">&lt;?</text:span><text:span text:style-name="T53">2&gt;個體 會跟著 膨脹。</text:span></text:p>
                </text:list-item>
                <text:list-item>
                  <text:p text:style-name="P75">宇宙膨脹，不代表 地球個體 會跟著 膨脹。</text:p>
                </text:list-item>
              </text:list>
            </text:list-item>
            <text:list-item>
              <text:p text:style-name="P94"><text:span text:style-name="T22">&lt;?</text:span><text:span text:style-name="T23">a</text:span><text:span text:style-name="T19">&gt;個體 變化，不代表 &lt;?</text:span><text:span text:style-name="T23">a-1</text:span><text:span text:style-name="T19">&gt;個</text:span><text:span text:style-name="T209">體 會跟著 變化。</text:span><text:span text:style-name="T194">實際上是 </text:span><text:span text:style-name="T183">&lt;?</text:span><text:span text:style-name="T184">n&gt;~&lt;?u&gt;個體 不一定跟著變化</text:span></text:p>
              <text:list>
                <text:list-item>
                  <text:p text:style-name="P5">明顯例子，空間個體 膨脹，不代表 地球個體 會跟著 膨脹。</text:p>
                </text:list-item>
                <text:list-item>
                  <text:p text:style-name="P5">明顯例子，（成長期的）人類個體 長高（膨脹期間），不代表 動能個體 會跟著 膨脹。</text:p>
                  <text:list>
                    <text:list-item>
                      <text:p text:style-name="P5">長高 是 肌肉個體、骨頭個體 體積 膨脹。</text:p>
                      <text:list>
                        <text:list-item>
                          <text:p text:style-name="P5">代表 肌肉個體、骨頭個體 會跟著 膨脹。</text:p>
                        </text:list-item>
                        <text:list-item>
                          <text:p text:style-name="P5">代表 該人類個體的 體積個體 會跟著 膨脹。</text:p>
                        </text:list-item>
                        <text:list-item>
                          <text:p text:style-name="P5">不代表 該人類個體的 動能個體 會跟著 膨脹。</text:p>
                        </text:list-item>
                        <text:list-item>
                          <text:p text:style-name="P5">該人類個體的 動能個體群的 間隔距離 有機率 越來越遠。</text:p>
                          <text:list>
                            <text:list-item>
                              <text:p text:style-name="P5">明顯例子，（人類認定的）宇宙膨脹、星系的間隔距離越來越遠、紅移現象。</text:p>
                            </text:list-item>
                          </text:list>
                        </text:list-item>
                        <text:list-item>
                          <text:p text:style-name="P62"><text:span text:style-name="T234">動能個體 是 地球個體。</text:span><text:span text:style-name="T197">（星系個體、黑洞個體、恆星個體、太陽個體、人類個體）</text:span></text:p>
                          <text:list>
                            <text:list-item>
                              <text:p text:style-name="P5">肌肉個體、骨頭個體 是 空間個體。</text:p>
                            </text:list-item>
                            <text:list-item>
                              <text:p text:style-name="P5">空間個體 直接蘊含 動能個體、體積個體、人類個體。</text:p>
                            </text:list-item>
                            <text:list-item>
                              <text:p text:style-name="P63"><text:span text:style-name="T234">空間個體 </text:span><text:span text:style-name="T237">間接</text:span><text:span text:style-name="T234">蘊含 人類個體蘊含的所有個體。</text:span><text:span text:style-name="T197">（人類個體蘊含的所有 宗量）</text:span></text:p>
                            </text:list-item>
                            <text:list-item>
                              <text:p text:style-name="P5">人類個體 直接蘊含 動能個體、體積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40">&lt;?</text:span><text:span text:style-name="T141">a</text:span><text:span text:style-name="T1">&gt;個體 膨脹，&lt;?</text:span><text:span text:style-name="T141">a-1</text:span><text:span text:style-name="T1">&gt;個</text:span>體 有機率 膨脹、不變、縮小、無相關變化、條件觸發型變化。</text:p>
                </text:list-item>
              </text:list>
            </text:list-item>
          </text:list>
        </text:list-item>
        <text:list-item>
          <text:p text:style-name="P5"><text:bookmark-start text:name="相對論"/>相對論<text:bookmark-end text:name="相對論"/></text:p>
          <text:list>
            <text:list-item>
              <text:p text:style-name="P98"><text:span text:style-name="T97">E = </text:span><text:span text:style-name="T98">mc</text:span><text:span text:style-name="T246">2</text:span><text:span text:style-name="T97">。</text:span></text:p>
              <text:list>
                <text:list-item>
                  <text:p text:style-name="P98"><text:span text:style-name="T97">波態 = 粒子態 * </text:span><text:span text:style-name="T98">c</text:span><text:span text:style-name="T246">2</text:span><text:span text:style-name="T97">。</text:span></text:p>
                  <text:list>
                    <text:list-item>
                      <text:p text:style-name="P128"><text:span text:style-name="T97">（波態、粒子態 的 相關描述在 </text:span><text:span text:style-name="T139">能量、儲量</text:span><text:span text:style-name="T97"> 文件群的 </text:span><text:span text:style-name="T139">宗態</text:span><text:span text:style-name="T97">）</text:span></text:p>
                    </text:list-item>
                  </text:list>
                </text:list-item>
                <text:list-item>
                  <text:p text:style-name="P6"><text:span text:style-name="T247">第</text:span><text:span text:style-name="T248">1</text:span><text:span text:style-name="T249">層級宗態個體 </text:span><text:span text:style-name="T250">= </text:span><text:span text:style-name="T247">第</text:span><text:span text:style-name="T250">2</text:span><text:span text:style-name="T249">層級宗態個體</text:span><text:span text:style-name="T251"> *（</text:span><text:span text:style-name="T247">第</text:span><text:span text:style-name="T248">1</text:span><text:span text:style-name="T249">層級宗態個體的 速度</text:span><text:span text:style-name="T251">）</text:span><text:span text:style-name="T253">2</text:span>。</text:p>
                  <text:list>
                    <text:list-item>
                      <text:p text:style-name="P129"><text:span text:style-name="T97">（第1層級宗態個體 的 相關描述在 </text:span><text:span text:style-name="T139">能量、儲量</text:span><text:span text:style-name="T97"> 文件群的 </text:span><text:span text:style-name="T139">宗態</text:span><text:span text:style-name="T97">）</text:span></text:p>
                    </text:list-item>
                    <text:list-item>
                      <text:p text:style-name="P7"><text:span text:style-name="T247">第</text:span><text:span text:style-name="T248">1</text:span><text:span text:style-name="T249">層級宗態個體的 速度 </text:span><text:span text:style-name="T252">的 明顯例子，</text:span><text:span text:style-name="T247">第</text:span><text:span text:style-name="T248">1</text:span><text:span text:style-name="T249">層級宗態個體 在 介質 運動的 速度</text:span>。</text:p>
                      <text:list>
                        <text:list-item>
                          <text:p text:style-name="P8">明顯例子，聲音的 速度 是 音速。</text:p>
                          <text:list>
                            <text:list-item>
                              <text:p text:style-name="P8">聲音 在 空氣 運動的 速度 是 音速。</text:p>
                              <text:list>
                                <text:list-item>
                                  <text:p text:style-name="P9">聲音 在 地球大氣 運動的 速度 是 音速。</text:p>
                                </text:list-item>
                              </text:list>
                            </text:list-item>
                            <text:list-item>
                              <text:p text:style-name="P9">假定，聲音的 速度（被加速）大於 音速。</text:p>
                              <text:list>
                                <text:list-item>
                                  <text:p text:style-name="P9">聲音 會出現 音爆 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明顯例子，光的 速度 是 光速。</text:p>
                          <text:list>
                            <text:list-item>
                              <text:p text:style-name="P8">光 在 空間 運動的 速度 是 光速。</text:p>
                            </text:list-item>
                            <text:list-item>
                              <text:p text:style-name="P10">假定，光的 速度（被加速）大於 光速。</text:p>
                              <text:list>
                                <text:list-item>
                                  <text:p text:style-name="P11">光 會出現 光爆 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狹義相對論</text:p>
              <text:list>
                <text:list-item>
                  <text:p text:style-name="P13">狹義相對論的 公設。</text:p>
                  <text:list>
                    <text:list-item>
                      <text:p text:style-name="P13">相對性理論 是 不變性理論、剛體。</text:p>
                    </text:list-item>
                    <text:list-item>
                      <text:p text:style-name="P13">狹義相對論的 相對性原理。</text:p>
                      <text:list>
                        <text:list-item>
                          <text:p text:style-name="P13">相對論 拓展 加利略相對原理。</text:p>
                          <text:list>
                            <text:list-item>
                              <text:p text:style-name="P13">加利略相對原理。</text:p>
                              <text:list>
                                <text:list-item>
                                  <text:p text:style-name="P54"><text:span text:style-name="T156">力學規律 在 所有慣性座標系 都是 </text:span><text:span text:style-name="T157">恆</text:span><text:span text:style-name="T156">等式、相同、</text:span><text:span text:style-name="T158">剛體</text:span><text:span text:style-name="T156">、永恆不變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相對性原理。</text:p>
                          <text:list>
                            <text:list-item>
                              <text:p text:style-name="P52"><text:span text:style-name="T156">所有 物理定律 在 所有慣性座標系 都是 </text:span><text:span text:style-name="T155">恆</text:span><text:span text:style-name="T156">等式、相同、</text:span><text:span text:style-name="T158">剛體</text:span><text:span text:style-name="T156">、永恆不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相對論的 光速不變原理。</text:p>
                      <text:list>
                        <text:list-item>
                          <text:p text:style-name="P52"><text:span text:style-name="T156">光速 在 所有慣性座標系 都是 常數、相同、不變、</text:span><text:span text:style-name="T158">剛體</text:span><text:span text:style-name="T156">。</text:span></text:p>
                          <text:list>
                            <text:list-item>
                              <text:p text:style-name="P54"><text:span text:style-name="T156">對於 任何參考坐標系 來說，光速 都恆定 是</text:span><text:span text:style-name="T111"> c</text:span><text:span text:style-name="T15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所有慣性座標系 都有相同的 物理定律、光速。</text:p>
                      <text:list>
                        <text:list-item>
                          <text:p text:style-name="P13">狹義相對論 認定，不同的 慣性座標系 都有 相同的 物理定律、光速。</text:p>
                          <text:list>
                            <text:list-item>
                              <text:p text:style-name="P13">相同 是 一模一樣、同質性、剛體、（細菌型）複製體、永恆不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速度 越快，（人類認定的）時間 越膨脹，空間 越收縮。</text:p>
                      <text:list>
                        <text:list-item>
                          <text:p text:style-name="P13">羅倫茲變換。</text:p>
                          <text:list>
                            <text:list-item>
                              <text:p text:style-name="P22"><text:span text:style-name="T1">t1 = t2 / </text:span><text:span text:style-name="T216">√</text:span><text:span text:style-name="T1">（1 - </text:span><text:span text:style-name="T137">（</text:span><text:span text:style-name="T138">v</text:span><text:span text:style-name="T137"> / </text:span><text:span text:style-name="T138">c</text:span><text:span text:style-name="T137">）^2</text:span><text:span text:style-name="T1">）</text:span>。</text:p>
                              <text:list>
                                <text:list-item>
                                  <text:p text:style-name="P24"><text:span text:style-name="T1">t1 是 參考座標系的 時間</text:span>。</text:p>
                                  <text:list>
                                    <text:list-item>
                                      <text:p text:style-name="P24">參考座標系 是 觀測者、量測者、認定者。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1">t2 是 運動物體的 時間</text:span>。</text:p>
                                </text:list-item>
                                <text:list-item>
                                  <text:p text:style-name="P26"><text:span text:style-name="T1">v 是 c * cos</text:span><text:span text:style-name="T215">θ</text:span>。</text:p>
                                  <text:list>
                                    <text:list-item>
                                      <text:p text:style-name="P99">θ 是 運動物體、運動容器 的 運動方向 夾角。</text:p>
                                      <text:list>
                                        <text:list-item>
                                          <text:p text:style-name="P99">明顯例子，運動物體 水平運動，運動容器 斜線運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3">c 是 光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人類個體 待在 沒有窗戶的太空船 裡面。</text:p>
                      <text:list>
                        <text:list-item>
                          <text:p text:style-name="P13">人類個體 無法分辨 太空船 是 靜止狀態 還是 等速狀態。</text:p>
                        </text:list-item>
                      </text:list>
                    </text:list-item>
                    <text:list-item>
                      <text:p text:style-name="P13">物體 高速移動，物體（傳遞方向的 長度）會變短。</text:p>
                    </text:list-item>
                  </text:list>
                </text:list-item>
                <text:list-item>
                  <text:p text:style-name="P13">實際上，剛體 不存在。</text:p>
                  <text:list>
                    <text:list-item>
                      <text:p text:style-name="P13">恆等式、常數 不是 剛體、永恆不變。</text:p>
                      <text:list>
                        <text:list-item>
                          <text:p text:style-name="P13">恆等式、常數 是 彈性體、塑性體、每一瞬間都有機率改變。</text:p>
                        </text:list-item>
                        <text:list-item>
                          <text:p text:style-name="P13">光速 是 光 進行 電能型運動的 顯性特徵。</text:p>
                        </text:list-item>
                      </text:list>
                    </text:list-item>
                    <text:list-item>
                      <text:p text:style-name="P54"><text:span text:style-name="T111">力學規律 在 所有慣性座標系 不是 恆等式、相同、</text:span><text:span text:style-name="T112">剛體</text:span><text:span text:style-name="T111">、永恆不變。</text:span></text:p>
                      <text:list>
                        <text:list-item>
                          <text:p text:style-name="P50"><text:span text:style-name="T90">不同的 慣性座標系、&lt;?</text:span><text:span text:style-name="T92">2</text:span><text:span text:style-name="T93">&gt;個體</text:span><text:span text:style-name="T90"> 有機率蘊含 不同的 力學規律。</text:span></text:p>
                        </text:list-item>
                      </text:list>
                    </text:list-item>
                    <text:list-item>
                      <text:p text:style-name="P52"><text:span text:style-name="T156">物理定律 極端強烈相依於</text:span><text:span text:style-name="T104">&lt;_?</text:span><text:span text:style-name="T113">3_</text:span><text:span text:style-name="T104">&gt;個體 本身、狀態、狀態轉移、材料特性、導電特性。</text:span></text:p>
                    </text:list-item>
                    <text:list-item>
                      <text:p text:style-name="P52"><text:span text:style-name="T156">光速 極端強烈相依於</text:span><text:span text:style-name="T104">&lt;_?</text:span><text:span text:style-name="T113">3_</text:span><text:span text:style-name="T104">&gt;個體 本身、狀態、狀態轉移、材料特性、導電特性。</text:span></text:p>
                      <text:list>
                        <text:list-item>
                          <text:p text:style-name="P52"><text:span text:style-name="T111">所有物理定律、</text:span><text:span text:style-name="T156">光速</text:span><text:span text:style-name="T111"> 在 所有慣性座標系 不是 恆等式、相同、</text:span><text:span text:style-name="T112">剛體</text:span><text:span text:style-name="T111">、永恆不變。</text:span></text:p>
                        </text:list-item>
                        <text:list-item>
                          <text:p text:style-name="P52"><text:span text:style-name="T111">不同的 慣性座標系、&lt;?</text:span><text:span text:style-name="T114">2</text:span><text:span text:style-name="T115">&gt;個體</text:span><text:span text:style-name="T111"> 有機率蘊含 不同的 物理定律、</text:span><text:span text:style-name="T156">光速。</text:span></text:p>
                          <text:list>
                            <text:list-item>
                              <text:p text:style-name="P54"><text:span text:style-name="T156">對於 任何參考坐標系</text:span><text:span text:style-name="T111">、任何&lt;?</text:span><text:span text:style-name="T114">2</text:span><text:span text:style-name="T115">&gt;個體</text:span><text:span text:style-name="T156"> 來說，</text:span><text:span text:style-name="T111">物理定律</text:span><text:span text:style-name="T156"> 有機率</text:span><text:span text:style-name="T111"> 不同</text:span><text:span text:style-name="T156">。</text:span></text:p>
                            </text:list-item>
                            <text:list-item>
                              <text:p text:style-name="P54"><text:span text:style-name="T156">對於 任何參考坐標系</text:span><text:span text:style-name="T111">、任何&lt;?</text:span><text:span text:style-name="T114">2</text:span><text:span text:style-name="T115">&gt;個體</text:span><text:span text:style-name="T156"> 來說，光速 有機率不是</text:span><text:span text:style-name="T111"> c</text:span><text:span text:style-name="T156">。</text:span></text:p>
                            </text:list-item>
                          </text:list>
                        </text:list-item>
                        <text:list-item>
                          <text:p text:style-name="P58"><text:span text:style-name="T123">不同種類的 &lt;?</text:span><text:span text:style-name="T124">1&gt;</text:span><text:span text:style-name="T161">個體 不會 直接交互作用。</text:span></text:p>
                          <text:list>
                            <text:list-item>
                              <text:p text:style-name="P72">力、光 不會 直接交互作用。</text:p>
                            </text:list-item>
                            <text:list-item>
                              <text:p text:style-name="P74">力、光 有機率會 間接交互作用。</text:p>
                            </text:list-item>
                            <text:list-item>
                              <text:p text:style-name="P74">之後的內容 在 <text:span text:style-name="T168">能量、儲量 (第2本)</text:span><text:span text:style-name="T213"> 的 </text:span><text:span text:style-name="T168">&lt;?</text:span><text:span text:style-name="T169">a</text:span><text:span text:style-name="T170">&gt;</text:span><text:span text:style-name="T210">個體</text:span><text:span text:style-name="T211">。</text:span></text:p>
                              <text:list>
                                <text:list-item>
                                  <text:p text:style-name="P74"><text:span text:style-name="T213">的 </text:span><text:span text:style-name="T168">不同類型的 &lt;?</text:span><text:span text:style-name="T169">a</text:span><text:span text:style-name="T168">&gt;</text:span><text:span text:style-name="T210">個體 不會 直接交互作用</text:span><text:span text:style-name="T211"> 裡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不同的 慣性座標系 有機率感測到 不同的 光速。</text:p>
                      <text:list>
                        <text:list-item>
                          <text:p text:style-name="P76">明顯例子，第一個個體 以 光速 線性運動。</text:p>
                          <text:list>
                            <text:list-item>
                              <text:p text:style-name="P76">第二個個體 固定不動。</text:p>
                            </text:list-item>
                            <text:list-item>
                              <text:p text:style-name="P76">第一個個體 沿著 第二個個體的慣性座標系的x軸 遠離 第二個個體。</text:p>
                            </text:list-item>
                            <text:list-item>
                              <text:p text:style-name="P52"><text:span text:style-name="T111">兩個 個體 </text:span><text:span text:style-name="T116">之間</text:span><text:span text:style-name="T111">的 相對速度 是 </text:span><text:span text:style-name="T117">光速</text:span><text:span text:style-name="T111">。</text:span></text:p>
                            </text:list-item>
                          </text:list>
                        </text:list-item>
                        <text:list-item>
                          <text:p text:style-name="P76">明顯例子，第一個個體 以 光速 線性運動。</text:p>
                          <text:list>
                            <text:list-item>
                              <text:p text:style-name="P76">第二個個體 以 光速 線性運動、平行於第一個個體做線性運動。</text:p>
                            </text:list-item>
                            <text:list-item>
                              <text:p text:style-name="P76">第一個個體 固定在 第二個個體的慣性座標系的某一特定 位置。</text:p>
                            </text:list-item>
                            <text:list-item>
                              <text:p text:style-name="P52"><text:span text:style-name="T111">兩個 個體 </text:span><text:span text:style-name="T116">之間</text:span><text:span text:style-name="T111">的 相對速度 是 0</text:span><text:span text:style-name="T117">（公里/小時）</text:span><text:span text:style-name="T111">。</text:span></text:p>
                            </text:list-item>
                            <text:list-item>
                              <text:p text:style-name="P76">明顯例子，第一個個體 是 光、電磁波。</text:p>
                            </text:list-item>
                            <text:list-item>
                              <text:p text:style-name="P76">明顯例子，第二個個體 是 人類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速度 越快，衝量 越大，空間 越收縮，空間節點密度 越高，時間（人類認定的）越膨脹。</text:p>
                      <text:list>
                        <text:list-item>
                          <text:p text:style-name="P15">羅倫茲變換。</text:p>
                          <text:list>
                            <text:list-item>
                              <text:p text:style-name="P23"><text:span text:style-name="T1">t1 = t2 / </text:span><text:span text:style-name="T216">√</text:span><text:span text:style-name="T1">（1 - </text:span><text:span text:style-name="T137">（</text:span><text:span text:style-name="T138">v</text:span><text:span text:style-name="T137"> / </text:span><text:span text:style-name="T138">c</text:span><text:span text:style-name="T137">）^2</text:span><text:span text:style-name="T1">）</text:span>。</text:p>
                              <text:list>
                                <text:list-item>
                                  <text:p text:style-name="P25"><text:span text:style-name="T1">t1 是 參考座標系的 認定</text:span>。</text:p>
                                  <text:list>
                                    <text:list-item>
                                      <text:p text:style-name="P25">參考座標系 是 觀測者、量測者、認定者。</text:p>
                                    </text:list-item>
                                  </text:list>
                                </text:list-item>
                                <text:list-item>
                                  <text:p text:style-name="P25"><text:span text:style-name="T1">t2 是 運動物體的 認定</text:span>。</text:p>
                                </text:list-item>
                                <text:list-item>
                                  <text:p text:style-name="P27"><text:span text:style-name="T1">v 是 c * cos</text:span><text:span text:style-name="T215">θ</text:span>。</text:p>
                                  <text:list>
                                    <text:list-item>
                                      <text:p text:style-name="P100">θ 是 運動物體、運動容器 的 運動方向 夾角。</text:p>
                                      <text:list>
                                        <text:list-item>
                                          <text:p text:style-name="P100">明顯例子，運動物體 三角波運動，運動容器 水平運動。</text:p>
                                          <text:list>
                                            <text:list-item>
                                              <text:p text:style-name="P101">三角波運動 是 斜邊運動。</text:p>
                                            </text:list-item>
                                            <text:list-item>
                                              <text:p text:style-name="P101">三角波運動 是 合成 水平向量、垂直向量 運動。</text:p>
                                            </text:list-item>
                                            <text:list-item>
                                              <text:p text:style-name="P102">三角波運動 是 合成 水平、上下振盪 運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c 不是 光速。</text:p>
                                </text:list-item>
                                <text:list-item>
                                  <text:p text:style-name="P104">c 是 某一特定速度。</text:p>
                                  <text:list>
                                    <text:list-item>
                                      <text:p text:style-name="P104">該速度 是 運動物體的 速度。</text:p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215">已知，斜邊^</text:span><text:span text:style-name="T218">2 = 水平邊^2 + 垂直邊^2。</text:span></text:p>
                                  <text:list>
                                    <text:list-item>
                                      <text:p text:style-name="P28"><text:span text:style-name="T230">斜邊 是 </text:span><text:span text:style-name="T218">運動個體 認定的（運動個體的）速度。</text:span></text:p>
                                    </text:list-item>
                                    <text:list-item>
                                      <text:p text:style-name="P28"><text:span text:style-name="T230">水平邊 是 </text:span><text:span text:style-name="T218">參考座標系 認定的（運動個體的）速度。</text:span></text:p>
                                    </text:list-item>
                                    <text:list-item>
                                      <text:p text:style-name="P29"><text:span text:style-name="T230">垂直邊是 某一特定</text:span>水平於該垂直<text:span text:style-name="T230">邊的座標系</text:span><text:span text:style-name="T218"> 認定的（運動個體的）速度。</text:span></text:p>
                                    </text:list-item>
                                    <text:list-item>
                                      <text:p text:style-name="P106">假定，斜邊 是 c。</text:p>
                                    </text:list-item>
                                    <text:list-item>
                                      <text:p text:style-name="P106">假定，水平邊 是 v。</text:p>
                                    </text:list-item>
                                    <text:list-item>
                                      <text:p text:style-name="P107">明顯例子，假定，有 某一特定垂直三角形。</text:p>
                                      <text:list>
                                        <text:list-item>
                                          <text:p text:style-name="P107">有 兩個 個體 從（不是垂直90度的）某一特定端點 出發。</text:p>
                                        </text:list-item>
                                        <text:list-item>
                                          <text:p text:style-name="P106">第一個個體 沿著 斜邊 移動。</text:p>
                                        </text:list-item>
                                        <text:list-item>
                                          <text:p text:style-name="P106">第二個個體 沿著 水平邊 移動。</text:p>
                                        </text:list-item>
                                        <text:list-item>
                                          <text:p text:style-name="P106">假定，兩個 個體 同時 從 另一個端點 出發。</text:p>
                                        </text:list-item>
                                        <text:list-item>
                                          <text:p text:style-name="P108">假定，兩個 個體 進行 等速率運動。</text:p>
                                        </text:list-item>
                                        <text:list-item>
                                          <text:p text:style-name="P106">假定，斜邊 等於 水平邊。</text:p>
                                          <text:list>
                                            <text:list-item>
                                              <text:p text:style-name="P106">兩個 個體 速率 相同。</text:p>
                                            </text:list-item>
                                            <text:list-item>
                                              <text:p text:style-name="P109">兩個 個體 實際位置 相同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0">假定，斜邊 不等於 水平邊。</text:p>
                                          <text:list>
                                            <text:list-item>
                                              <text:p text:style-name="P30">兩個 個體 速率 不同。</text:p>
                                            </text:list-item>
                                            <text:list-item>
                                              <text:p text:style-name="P30">兩個 個體 實際位置 不同。</text:p>
                                            </text:list-item>
                                            <text:list-item>
                                              <text:p text:style-name="P31">兩個 個體 的 水平投影位置 相同。</text:p>
                                            </text:list-item>
                                            <text:list-item>
                                              <text:p text:style-name="P32">每一、任一、任何 瞬間，兩個 個體 的 水平投影位置 相同。</text:p>
                                            </text:list-item>
                                            <text:list-item>
                                              <text:p text:style-name="P31">第一個個體實際位置 投影到 水平邊，是 第二個個體實際位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"><text:span text:style-name="T218">斜邊、水平邊、垂直邊 </text:span><text:span text:style-name="T240">↔</text:span><text:span text:style-name="T218"> 速度。</text:span></text:p>
                                          <text:list>
                                            <text:list-item>
                                              <text:p text:style-name="P28"><text:span text:style-name="T218">等速率運動 </text:span><text:span text:style-name="T240">↔</text:span><text:span text:style-name="T218"> 等加速率運動。</text:span></text:p>
                                            </text:list-item>
                                            <text:list-item>
                                              <text:p text:style-name="P28"><text:span text:style-name="T218">速率 </text:span><text:span text:style-name="T241">↔</text:span><text:span text:style-name="T231"> 加速率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1">c^2 = v^2 + 垂直邊^2。</text:p>
                                    </text:list-item>
                                    <text:list-item>
                                      <text:p text:style-name="P114">1 =（v / c）^2 +（垂直邊 / c）^2。</text:p>
                                    </text:list-item>
                                    <text:list-item>
                                      <text:p text:style-name="P114">1 -（v / c）^2 =（垂直邊 / c）^2。</text:p>
                                    </text:list-item>
                                    <text:list-item>
                                      <text:p text:style-name="P33"><text:span text:style-name="T217">√</text:span><text:span text:style-name="T219">（</text:span><text:span text:style-name="T215">1 -（v / c）^2）</text:span><text:span text:style-name="T226">= </text:span><text:span text:style-name="T215">垂直邊 / c。</text:span></text:p>
                                    </text:list-item>
                                    <text:list-item>
                                      <text:p text:style-name="P34"><text:span text:style-name="T215">1 / </text:span><text:span text:style-name="T217">√</text:span><text:span text:style-name="T220">（</text:span><text:span text:style-name="T223">1 -（v / c）^2）</text:span><text:span text:style-name="T226">= </text:span><text:span text:style-name="T215">c / 垂直邊</text:span><text:span text:style-name="T22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"><text:span text:style-name="T215">t</text:span><text:span text:style-name="T224">1</text:span><text:span text:style-name="T215"> / t</text:span><text:span text:style-name="T224">2 = c / 垂直邊</text:span><text:span text:style-name="T215">。</text:span></text:p>
                                  <text:list>
                                    <text:list-item>
                                      <text:p text:style-name="P36"><text:span text:style-name="T229">已知，c 是 斜邊</text:span><text:span text:style-name="T225">。</text:span></text:p>
                                    </text:list-item>
                                    <text:list-item>
                                      <text:p text:style-name="P38"><text:span text:style-name="T215">t1 / </text:span><text:span text:style-name="T227">t2</text:span><text:span text:style-name="T215"> = </text:span><text:span text:style-name="T227">斜邊</text:span><text:span text:style-name="T224"> / 垂直邊</text:span><text:span text:style-name="T215">。</text:span></text:p>
                                    </text:list-item>
                                    <text:list-item>
                                      <text:p text:style-name="P39"><text:span text:style-name="T215">t1 = </text:span><text:span text:style-name="T228">t2 *（</text:span><text:span text:style-name="T227">斜邊</text:span><text:span text:style-name="T224"> / 垂直邊）</text:span><text:span text:style-name="T215">。</text:span></text:p>
                                    </text:list-item>
                                    <text:list-item>
                                      <text:p text:style-name="P41"><text:span text:style-name="T225">t</text:span><text:span text:style-name="T215">1 不是 時間。</text:span></text:p>
                                      <text:list>
                                        <text:list-item>
                                          <text:p text:style-name="P115">t1 是 空間節點密度的 斜邊 投影。</text:p>
                                          <text:list>
                                            <text:list-item>
                                              <text:p text:style-name="P116">空間節點密度的本質 是 空間個體的 材料特性、幾何形狀、變形。</text:p>
                                            </text:list-item>
                                            <text:list-item>
                                              <text:p text:style-name="P115">假定，某一特定空間個體是 均質、均勻、相同 材料、幾何、狀態。</text:p>
                                            </text:list-item>
                                            <text:list-item>
                                              <text:p text:style-name="P115">空間節點密度 是 該空間個體 變形、形變、應變、變化 的 投影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8">t2 不是 時間。</text:p>
                                      <text:list>
                                        <text:list-item>
                                          <text:p text:style-name="P117">t2 是 空間節點密度的 垂直邊 投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9">走完斜邊的 時間 等於 走完垂直邊的 時間。</text:p>
                                      <text:list>
                                        <text:list-item>
                                          <text:p text:style-name="P120">走完斜邊所需的 時間 等於 走完垂直邊所需的 時間。</text:p>
                                          <text:list>
                                            <text:list-item>
                                              <text:p text:style-name="P112">斜邊、垂直邊 的 垂直投影位置 相同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走完斜邊所需的 時間 等於 走完水平邊所需的 時間。</text:p>
                                          <text:list>
                                            <text:list-item>
                                              <text:p text:style-name="P113">斜邊、水平邊 的 水平投影位置 相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0"><text:span text:style-name="T215">密度</text:span><text:span text:style-name="T222">的</text:span><text:span text:style-name="T215">斜邊投影 </text:span><text:span text:style-name="T228">=</text:span><text:span text:style-name="T215"> 密度</text:span><text:span text:style-name="T222">的</text:span><text:span text:style-name="T215">垂直邊投影 *（斜邊 / 垂直邊）。</text:span></text:p>
                                      <text:list>
                                        <text:list-item>
                                          <text:p text:style-name="P40"><text:span text:style-name="T219">密度</text:span><text:span text:style-name="T222">的</text:span><text:span text:style-name="T219">斜邊投影 是 </text:span><text:span text:style-name="T222">空間節點密度的 </text:span><text:span text:style-name="T219">斜</text:span><text:span text:style-name="T222">邊 投影。</text:span></text:p>
                                        </text:list-item>
                                        <text:list-item>
                                          <text:p text:style-name="P40"><text:span text:style-name="T219">密度</text:span><text:span text:style-name="T222">的</text:span><text:span text:style-name="T219">垂直邊</text:span><text:span text:style-name="T222">投影 是 空間節點密度的 垂直邊 投影。</text:span></text:p>
                                        </text:list-item>
                                        <text:list-item>
                                          <text:p text:style-name="P37"><text:span text:style-name="T219">垂直</text:span><text:span text:style-name="T220">邊</text:span><text:span text:style-name="T221"> 是 </text:span><text:span text:style-name="T217">√</text:span><text:span text:style-name="T220">（</text:span><text:span text:style-name="T219">c^2 - v^2</text:span><text:span text:style-name="T220">）</text:span><text:span text:style-name="T225">。</text:span></text:p>
                                          <text:list>
                                            <text:list-item>
                                              <text:p text:style-name="P122">c 是 斜邊。</text:p>
                                            </text:list-item>
                                            <text:list-item>
                                              <text:p text:style-name="P37"><text:span text:style-name="T229">v 是 </text:span><text:span text:style-name="T225">水平邊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"><text:span text:style-name="T215">t1 / </text:span><text:span text:style-name="T232">c</text:span><text:span text:style-name="T215"> = t2 / 垂直邊。</text:span></text:p>
                                      <text:list>
                                        <text:list-item>
                                          <text:p text:style-name="P43"><text:span text:style-name="T215">t1 / </text:span><text:span text:style-name="T232">c</text:span><text:span text:style-name="T215"> = 空間節點密度的 單位長度的 投影。</text:span></text:p>
                                          <text:list>
                                            <text:list-item>
                                              <text:p text:style-name="P43"><text:span text:style-name="T215">長度 </text:span><text:span text:style-name="T242">↔</text:span><text:span text:style-name="T233"> 某一特定個體認定的 速度。</text:span></text:p>
                                            </text:list-item>
                                            <text:list-item>
                                              <text:p text:style-name="P123">長度 <text:span text:style-name="T239">↔</text:span> 對於 某一特定個體 來說，某一特定運動個體的 速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原因很明顯<text:span text:style-name="T1">，P </text:span><text:span text:style-name="T125">= m * v。</text:span></text:p>
                          <text:list>
                            <text:list-item>
                              <text:p text:style-name="P80">P 是 衝量。</text:p>
                            </text:list-item>
                            <text:list-item>
                              <text:p text:style-name="P80">m 是 質量。</text:p>
                            </text:list-item>
                            <text:list-item>
                              <text:p text:style-name="P80">v 是 速度。</text:p>
                            </text:list-item>
                            <text:list-item>
                              <text:p text:style-name="P80">空間個體 受到 衝量，產生 暫態、瞬態 收縮 的 現象。</text:p>
                              <text:list>
                                <text:list-item>
                                  <text:p text:style-name="P80">衝量 越大，收縮 越明顯。</text:p>
                                </text:list-item>
                                <text:list-item>
                                  <text:p text:style-name="P80">該現象 是 自然現象、理所當然的現象。</text:p>
                                </text:list-item>
                                <text:list-item>
                                  <text:p text:style-name="P44"><text:span text:style-name="T1">&lt;?</text:span><text:span text:style-name="T126">2&gt;</text:span><text:span text:style-name="T1">個體 </text:span><text:span text:style-name="T127">v 在 </text:span><text:span text:style-name="T1">空間個體的 </text:span><text:span text:style-name="T127">材料特性 容許範圍 之內，空間個體 彈性變化。</text:span></text:p>
                                </text:list-item>
                                <text:list-item>
                                  <text:p text:style-name="P44"><text:span text:style-name="T1">&lt;?</text:span><text:span text:style-name="T126">2&gt;</text:span><text:span text:style-name="T1">個體 </text:span><text:span text:style-name="T127">v 越高</text:span><text:span text:style-name="T1">，空間個體 越有機率 塑性變形、內部斷裂、斷裂變化。</text:span></text:p>
                                  <text:list>
                                    <text:list-item>
                                      <text:p text:style-name="P44"><text:span text:style-name="T1">&lt;?</text:span><text:span text:style-name="T126">2&gt;</text:span><text:span text:style-name="T1">個體 有機率 被 該空間個體 反蘊含。</text:span></text:p>
                                    </text:list-item>
                                    <text:list-item>
                                      <text:p text:style-name="P44"><text:span text:style-name="T1">&lt;?</text:span><text:span text:style-name="T126">2&gt;</text:span><text:span text:style-name="T1">個體 有機率 無法適應外在環境的激烈變化，進入『完全死亡狀態』。</text:span></text:p>
                                    </text:list-item>
                                    <text:list-item>
                                      <text:p text:style-name="P80">明顯例子，力存在、力變化 超過 材料上限，鋼筋發生 塑性、斷裂 變化。</text:p>
                                      <text:list>
                                        <text:list-item>
                                          <text:p text:style-name="P44"><text:span text:style-name="T1">彈性變化 →</text:span><text:span text:style-name="T128"> 塑性變化 → 斷裂變化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<text:span text:style-name="T1">&lt;?</text:span><text:span text:style-name="T129">2&gt;個體 從 第一個空間個體 進入 第二個空間個體。</text:span></text:p>
                              <text:list>
                                <text:list-item>
                                  <text:p text:style-name="P81">第一個空間個體 會自然而然的 膨脹、彈跳、震盪，回到 原本的狀態。</text:p>
                                  <text:list>
                                    <text:list-item>
                                      <text:p text:style-name="P81">該空間個體 有機率發生 自然頻率 震盪。</text:p>
                                    </text:list-item>
                                    <text:list-item>
                                      <text:p text:style-name="P81">該空間個體 有機率發生 自然震盪，無法收斂、無法發散、停不下來。</text:p>
                                      <text:list>
                                        <text:list-item>
                                          <text:p text:style-name="P44"><text:span text:style-name="T129">直到，該空間個體 的 </text:span><text:span text:style-name="T130">自然震盪 被擾動</text:span><text:span text:style-name="T129">。</text:span></text:p>
                                        </text:list-item>
                                        <text:list-item>
                                          <text:p text:style-name="P81">明顯例子，搖晃 布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1">第二個空間個體 會自然而然的 收縮，抵抗 入侵物、異物感。</text:p>
                                  <text:list>
                                    <text:list-item>
                                      <text:p text:style-name="P81">直到，該&lt;?2&gt;個體 離開 該空間個體。</text:p>
                                    </text:list-item>
                                    <text:list-item>
                                      <text:p text:style-name="P81">明顯例子，肌肉個體 蘊含 力，產生 肌肉緊繃、肌肉收縮、異物感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<text:span text:style-name="T1">明顯例子，太陽，F </text:span><text:span text:style-name="T131">= m * a。</text:span></text:p>
                              <text:list>
                                <text:list-item>
                                  <text:p text:style-name="P82">F 是 力。</text:p>
                                  <text:list>
                                    <text:list-item>
                                      <text:p text:style-name="P82">F = P / t。</text:p>
                                    </text:list-item>
                                  </text:list>
                                </text:list-item>
                                <text:list-item>
                                  <text:p text:style-name="P82">m 是 質量。</text:p>
                                </text:list-item>
                                <text:list-item>
                                  <text:p text:style-name="P82">a 是 加速度。</text:p>
                                  <text:list>
                                    <text:list-item>
                                      <text:p text:style-name="P82">a = v / t。</text:p>
                                    </text:list-item>
                                  </text:list>
                                </text:list-item>
                                <text:list-item>
                                  <text:p text:style-name="P82">空間個體 受到 力，產生 穩態、恆態 收縮 的 現象。</text:p>
                                  <text:list>
                                    <text:list-item>
                                      <text:p text:style-name="P82">力 越大，收縮 越明顯。</text:p>
                                    </text:list-item>
                                    <text:list-item>
                                      <text:p text:style-name="P80">該現象 是 自然現象、理所當然的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人類個體 待在 沒有窗戶的太空船 裡面。<text:span text:style-name="T172">（</text:span><text:span text:style-name="T173">&lt;?</text:span><text:span text:style-name="T188">a&gt;個體 待在 某一特定&lt;?a&gt;</text:span><text:span text:style-name="T195">個體 裡面）</text:span></text:p>
                      <text:list>
                        <text:list-item>
                          <text:p text:style-name="P13">人類個體 能夠分辨 太空船 是 靜止狀態 還是 等速狀態。</text:p>
                          <text:list>
                            <text:list-item>
                              <text:p text:style-name="P13">明顯例子，人類個體 觀測 空間個體 的（相對）運動變化。</text:p>
                              <text:list>
                                <text:list-item>
                                  <text:p text:style-name="P13">空間個體 蘊含 太空船個體、人類個體。<text:span text:style-name="T172">（</text:span><text:span text:style-name="T173">&lt;?</text:span><text:span text:style-name="T188">a+1&gt;個體 蘊含 &lt;?a&gt;</text:span><text:span text:style-name="T195">個體</text:span><text:span text:style-name="T172">）</text:span></text:p>
                                </text:list-item>
                                <text:list-item>
                                  <text:p text:style-name="P13">靜止狀態 <text:span text:style-name="T243">↔</text:span><text:span text:style-name="T214"> </text:span>等速狀態。</text:p>
                                  <text:list>
                                    <text:list-item>
                                      <text:p text:style-name="P13">空間個體、太空船個體 產生，靜止運動 <text:span text:style-name="T243">↔</text:span><text:span text:style-name="T214"> </text:span>相對運動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明顯例子，人類個體 觀測 人類個體、太空船個體 蘊含的 當下宗量。</text:p>
                              <text:list>
                                <text:list-item>
                                  <text:p text:style-name="P13">當下宗量<text:span text:style-name="T1"> = 自然宗量 + 額外宗量。</text:span></text:p>
                                  <text:list>
                                    <text:list-item>
                                      <text:p text:style-name="P13"><text:span text:style-name="T1">對於 該人類個體 來說，靜止運動、等速狀態，額外宗量 </text:span><text:span text:style-name="T132">= 0</text:span><text:span text:style-name="T1">。</text:span></text:p>
                                      <text:list>
                                        <text:list-item>
                                          <text:p text:style-name="P76">當下宗量 = 自然宗量。</text:p>
                                        </text:list-item>
                                        <text:list-item>
                                          <text:p text:style-name="P76">自然宗量 = 自然宗量。</text:p>
                                        </text:list-item>
                                        <text:list-item>
                                          <text:p text:style-name="P76">額外宗量 = 0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<text:span text:style-name="T1">對於 該空間個體 來說，靜止運動，額外宗量 </text:span><text:span text:style-name="T132">= </text:span><text:span text:style-name="T133">0</text:span><text:span text:style-name="T1">。</text:span></text:p>
                                      <text:list>
                                        <text:list-item>
                                          <text:p text:style-name="P76">當下宗量 = 自然宗量 + 額外宗量。</text:p>
                                        </text:list-item>
                                        <text:list-item>
                                          <text:p text:style-name="P76">自然宗量 = 自然宗量。</text:p>
                                        </text:list-item>
                                        <text:list-item>
                                          <text:p text:style-name="P76">額外宗量 = 0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<text:span text:style-name="T1">對於 該空間個體 來說，等速狀態，額外宗量 </text:span><text:span text:style-name="T132">= </text:span><text:span text:style-name="T1">太空船個體蘊含的宗量。</text:span></text:p>
                                      <text:list>
                                        <text:list-item>
                                          <text:p text:style-name="P76">當下宗量 = 自然宗量 + 太空船個體蘊含的宗量。</text:p>
                                        </text:list-item>
                                        <text:list-item>
                                          <text:p text:style-name="P76">自然宗量 = 自然宗量。</text:p>
                                        </text:list-item>
                                        <text:list-item>
                                          <text:p text:style-name="P76">額外宗量 = 太空船個體蘊含的宗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">假定，該人類個體 的 本能、傳承 足夠高。</text:p>
                              <text:list>
                                <text:list-item>
                                  <text:p text:style-name="P13"><text:span text:style-name="T1">明顯例子，映射法、投影法。</text:span><text:span text:style-name="T173">（、意識層法則、成神）</text:span></text:p>
                                  <text:list>
                                    <text:list-item>
                                      <text:p text:style-name="P76">映射法 的 明顯例子，觀測 空間個體的 體積、形變、收縮。</text:p>
                                    </text:list-item>
                                    <text:list-item>
                                      <text:p text:style-name="P13"><text:span text:style-name="T1">投影法的 明顯例子，空間個體 投影到 &lt;?</text:span><text:span text:style-name="T134">2&gt;投影個體，觀測 該</text:span><text:span text:style-name="T135">投影</text:span><text:span text:style-name="T134">個體</text:span><text:span text:style-name="T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6">該人類個體 能夠 看到 該空間個體（看到）的額外宗量。</text:p>
                                  <text:list>
                                    <text:list-item>
                                      <text:p text:style-name="P76">本能 稍微高，該人類個體 間接看到 該空間個體（看到）的額外宗量。</text:p>
                                    </text:list-item>
                                    <text:list-item>
                                      <text:p text:style-name="P77">傳承 稍微高，該人類個體 間接看到 該空間個體（看到）的額外宗量。</text:p>
                                    </text:list-item>
                                    <text:list-item>
                                      <text:p text:style-name="P76">本能 足夠高，該人類個體 直接看到 該空間個體（看到）的額外宗量。</text:p>
                                    </text:list-item>
                                    <text:list-item>
                                      <text:p text:style-name="P77">傳承 足夠高，該人類個體 直接看到 該空間個體（看到）的額外宗量。</text:p>
                                      <text:list>
                                        <text:list-item>
                                          <text:p text:style-name="P76">該人類個體看到 相對宗量。</text:p>
                                        </text:list-item>
                                        <text:list-item>
                                          <text:p text:style-name="P76">該人類個體看到 該人類個體、該空間個體 之間的 宗量差。</text:p>
                                        </text:list-item>
                                        <text:list-item>
                                          <text:p text:style-name="P76">該人類個體看到 該太空船個體、該空間個體 之間的 宗量差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6">本能 足夠高，該人類個體 直接看到 該空間個體（看到）的當下宗量。</text:p>
                                    </text:list-item>
                                    <text:list-item>
                                      <text:p text:style-name="P77">傳承 足夠高，該人類個體 直接看到 該空間個體（看到）的當下宗量。</text:p>
                                      <text:list>
                                        <text:list-item>
                                          <text:p text:style-name="P76">該人類個體看到 絕對宗量。</text:p>
                                        </text:list-item>
                                        <text:list-item>
                                          <text:p text:style-name="P76">該人類個體看到 該人類、該太空船、該空間 個體 的 真實宗量。</text:p>
                                        </text:list-item>
                                        <text:list-item>
                                          <text:p text:style-name="P76">該人類個體、該太空船個體、該空間個體 的 真實宗量，不一定 相同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"><text:span text:style-name="T1">即便 太空船個體 沒有 窗戶，該人類個體 也能夠</text:span>分辨 太空船的 運動狀態。</text:p>
                                  <text:list>
                                    <text:list-item>
                                      <text:p text:style-name="P13">運動狀態 是 靜止運動、等速狀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物體 高速移動，空間 會被產生形變，物體（傳遞方向的 長度）會被壓縮。</text:p>
                      <text:list>
                        <text:list-item>
                          <text:p text:style-name="P13">空間 產生 疏密波 現象。</text:p>
                          <text:list>
                            <text:list-item>
                              <text:p text:style-name="P13">物體 在 空間 的 傳遞方式，是 疏密波。</text:p>
                            </text:list-item>
                          </text:list>
                        </text:list-item>
                        <text:list-item>
                          <text:p text:style-name="P13">明顯例子，肌肉個體 蘊含 動能個體。</text:p>
                          <text:list>
                            <text:list-item>
                              <text:p text:style-name="P13">動能個體 運動越快，肌肉個體的 形變 越明顯。</text:p>
                              <text:list>
                                <text:list-item>
                                  <text:p text:style-name="P13">該動能個體（傳遞方向的 長度）會被壓縮。</text:p>
                                </text:list-item>
                                <text:list-item>
                                  <text:p text:style-name="P13">該肌肉個體 產生 疏密波 現象。</text:p>
                                  <text:list>
                                    <text:list-item>
                                      <text:p text:style-name="P13">該動能個體 在 該肌肉個體 的 傳遞方式，是 疏密波。</text:p>
                                      <text:list>
                                        <text:list-item>
                                          <text:p text:style-name="P13">明顯例子，萬有引力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廣義相對論</text:p>
              <text:list>
                <text:list-item>
                  <text:p text:style-name="P13">廣義相對論的 公設。</text:p>
                  <text:list>
                    <text:list-item>
                      <text:p text:style-name="P13">相對性理論 是 不變性理論、剛體。</text:p>
                    </text:list-item>
                    <text:list-item>
                      <text:p text:style-name="P13">廣義相對論的 相對性原理。</text:p>
                      <text:list>
                        <text:list-item>
                          <text:p text:style-name="P13">廣義相對論 拓展 狹義相對論的相對性原理。</text:p>
                          <text:list>
                            <text:list-item>
                              <text:p text:style-name="P13">狹義相對論的相對性原理。</text:p>
                              <text:list>
                                <text:list-item>
                                  <text:p text:style-name="P50"><text:span text:style-name="T165">所有 物理定律 在 所有慣性座標系 都是 恆等式、相同、</text:span><text:span text:style-name="T166">剛體</text:span><text:span text:style-name="T165">、永恆不變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廣義相對論的相對性原理。</text:p>
                          <text:list>
                            <text:list-item>
                              <text:p text:style-name="P50"><text:span text:style-name="T165">所有 物理定律 在 所有座標系 都是 </text:span><text:span text:style-name="T162">恆</text:span><text:span text:style-name="T165">等式、相同、</text:span><text:span text:style-name="T166">剛體</text:span><text:span text:style-name="T165">、永恆不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廣義相對論的 等效原理。</text:p>
                    </text:list-item>
                    <text:list-item>
                      <text:p text:style-name="P13">等效原理 推廣到 慣性。</text:p>
                      <text:list>
                        <text:list-item>
                          <text:p text:style-name="P76">人類個體 在 地球表面 靜止。</text:p>
                          <text:list>
                            <text:list-item>
                              <text:p text:style-name="P76">該人類個體 有 向上的 等效加速度。</text:p>
                            </text:list-item>
                            <text:list-item>
                              <text:p text:style-name="P76">該人類個體 不是 慣性狀態。</text:p>
                            </text:list-item>
                          </text:list>
                        </text:list-item>
                        <text:list-item>
                          <text:p text:style-name="P76">人類個體 在 地球大氣 自由落體。</text:p>
                          <text:list>
                            <text:list-item>
                              <text:p text:style-name="P76">該人類個體 沒有 加速度。</text:p>
                              <text:list>
                                <text:list-item>
                                  <text:p text:style-name="P76">該等效加速度 抵銷 真實存在的加速度。</text:p>
                                </text:list-item>
                              </text:list>
                            </text:list-item>
                            <text:list-item>
                              <text:p text:style-name="P76">該人類個體 是 慣性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">實際上，剛體 不存在。</text:p>
                  <text:list>
                    <text:list-item>
                      <text:p text:style-name="P13">實際上，剛體 不存在。</text:p>
                    </text:list-item>
                    <text:list-item>
                      <text:p text:style-name="P52"><text:span text:style-name="T156">物理定律 極端強烈相依於</text:span><text:span text:style-name="T104">&lt;_?</text:span><text:span text:style-name="T113">3_</text:span><text:span text:style-name="T104">&gt;個體 本身、狀態、狀態轉移、材料特性、導電特性。</text:span></text:p>
                    </text:list-item>
                    <text:list-item>
                      <text:p text:style-name="P52"><text:span text:style-name="T156">光速 極端強烈相依於</text:span><text:span text:style-name="T104">&lt;_?</text:span><text:span text:style-name="T113">3_</text:span><text:span text:style-name="T104">&gt;個體 本身、狀態、狀態轉移、材料特性、導電特性。</text:span></text:p>
                      <text:list>
                        <text:list-item>
                          <text:p text:style-name="P52"><text:span text:style-name="T111">所有物理定律、</text:span><text:span text:style-name="T156">光速</text:span><text:span text:style-name="T111"> 在 所有慣性座標系 不是 恆等式、相同、</text:span><text:span text:style-name="T112">剛體</text:span><text:span text:style-name="T111">、永恆不變。</text:span></text:p>
                        </text:list-item>
                        <text:list-item>
                          <text:p text:style-name="P52"><text:span text:style-name="T111">不同的 慣性座標系、&lt;?</text:span><text:span text:style-name="T114">2</text:span><text:span text:style-name="T115">&gt;個體</text:span><text:span text:style-name="T111"> 有機率蘊含 不同的 物理定律、</text:span><text:span text:style-name="T156">光速。</text:span></text:p>
                          <text:list>
                            <text:list-item>
                              <text:p text:style-name="P54"><text:span text:style-name="T156">對於 任何參考坐標系</text:span><text:span text:style-name="T111">、任何&lt;?</text:span><text:span text:style-name="T114">2</text:span><text:span text:style-name="T115">&gt;個體</text:span><text:span text:style-name="T156"> 來說，</text:span><text:span text:style-name="T111">物理定律</text:span><text:span text:style-name="T156"> 有機率</text:span><text:span text:style-name="T111"> 不同</text:span><text:span text:style-name="T156">。</text:span></text:p>
                            </text:list-item>
                            <text:list-item>
                              <text:p text:style-name="P54"><text:span text:style-name="T156">對於 任何參考坐標系</text:span><text:span text:style-name="T111">、任何&lt;?</text:span><text:span text:style-name="T114">2</text:span><text:span text:style-name="T115">&gt;個體</text:span><text:span text:style-name="T156"> 來說，光速 有機率不是</text:span><text:span text:style-name="T111"> c</text:span><text:span text:style-name="T15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廣義相對論的 等效原理 理論上 成立，實務上 有機率 不成立。</text:p>
                      <text:list>
                        <text:list-item>
                          <text:p text:style-name="P50"><text:span text:style-name="T165">原因很明顯，每</text:span><text:span text:style-name="T90">一個 空間個體 的 萬物法則、物理定律 不一定 相同。</text:span><text:span text:style-name="T186">（&lt;</text:span></text:p>
                          <text:list>
                            <text:list-item>
                              <text:p text:style-name="P50"><text:span text:style-name="T90">空間個體 是 &lt;?</text:span><text:span text:style-name="T94">3&gt;</text:span><text:span text:style-name="T90">個體。</text:span><text:span text:style-name="T186">?</text:span><text:span text:style-name="T187">a+1&gt;個體）</text:span></text:p>
                            </text:list-item>
                            <text:list-item>
                              <text:p text:style-name="P50"><text:span text:style-name="T90">&lt;?</text:span><text:span text:style-name="T94">3&gt;</text:span><text:span text:style-name="T90">個體 蘊含 &lt;?</text:span><text:span text:style-name="T94">2</text:span><text:span text:style-name="T95">&gt;</text:span><text:span text:style-name="T90">個體。</text:span></text:p>
                            </text:list-item>
                            <text:list-item>
                              <text:p text:style-name="P50"><text:span text:style-name="T90">該&lt;?</text:span><text:span text:style-name="T94">2</text:span><text:span text:style-name="T95">&gt;</text:span><text:span text:style-name="T90">個體 受到 萬有引力。</text:span></text:p>
                              <text:list>
                                <text:list-item>
                                  <text:p text:style-name="P50"><text:span text:style-name="T90">&lt;?</text:span><text:span text:style-name="T94">3&gt;</text:span><text:span text:style-name="T90">個體 有機率受到 萬有引力 影響。</text:span></text:p>
                                  <text:list>
                                    <text:list-item>
                                      <text:p text:style-name="P76">萬有引力 影響 是 某一特定&lt;?2&gt;個體的質量 產生的 影響。</text:p>
                                    </text:list-item>
                                  </text:list>
                                </text:list-item>
                                <text:list-item>
                                  <text:p text:style-name="P50"><text:span text:style-name="T90">假定 &lt;?</text:span><text:span text:style-name="T94">3&gt;</text:span><text:span text:style-name="T90">個體 受到 萬有引力 影響。</text:span></text:p>
                                  <text:list>
                                    <text:list-item>
                                      <text:p text:style-name="P50"><text:span text:style-name="T90">&lt;?</text:span><text:span text:style-name="T94">3&gt;</text:span><text:span text:style-name="T90">個體的 形變 收斂在 形變（穩態）。</text:span></text:p>
                                      <text:list>
                                        <text:list-item>
                                          <text:p text:style-name="P130"><text:span text:style-name="T90">形變（穩態）的描述在 </text:span><text:span text:style-name="T136">能量、儲量 (第3本)</text:span><text:span text:style-name="T90"> 的 </text:span><text:span text:style-name="T171">空間個體</text:span><text:span text:style-name="T162"> 裡面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0"><text:span text:style-name="T90">對於 該&lt;?</text:span><text:span text:style-name="T94">2</text:span><text:span text:style-name="T95">&gt;</text:span><text:span text:style-name="T90">個體 來說，&lt;?</text:span><text:span text:style-name="T94">3&gt;</text:span><text:span text:style-name="T90">個體的狀態 是 靜態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5"><text:span text:style-name="T19">該&lt;?</text:span><text:span text:style-name="T20">2&gt;</text:span><text:span text:style-name="T19">個體、&lt;?</text:span><text:span text:style-name="T21">3&gt;</text:span><text:span text:style-name="T19">個體 的</text:span><text:span text:style-name="T199">相</text:span><text:span text:style-name="T19">對運動 有機率 是 靜止狀態。</text:span></text:p>
                                </text:list-item>
                                <text:list-item>
                                  <text:p text:style-name="P50"><text:span text:style-name="T90">該&lt;?</text:span><text:span text:style-name="T94">2</text:span><text:span text:style-name="T95">&gt;</text:span><text:span text:style-name="T90">個體、&lt;?</text:span><text:span text:style-name="T94">3&gt;</text:span><text:span text:style-name="T90">個體 的</text:span><text:span text:style-name="T162">相</text:span><text:span text:style-name="T90">對運動 有機率 不是 靜止狀態。</text:span></text:p>
                                </text:list-item>
                              </text:list>
                            </text:list-item>
                            <text:list-item>
                              <text:p text:style-name="P50"><text:span text:style-name="T90">該&lt;?</text:span><text:span text:style-name="T94">2</text:span><text:span text:style-name="T95">&gt;</text:span><text:span text:style-name="T90">個體 加速度運動。</text:span></text:p>
                              <text:list>
                                <text:list-item>
                                  <text:p text:style-name="P50"><text:span text:style-name="T90">&lt;?</text:span><text:span text:style-name="T94">3&gt;</text:span><text:span text:style-name="T90">個體 有機率受到 &lt;?</text:span><text:span text:style-name="T96">2&gt;個體的速度、加速度</text:span><text:span text:style-name="T90"> 影響。</text:span></text:p>
                                  <text:list>
                                    <text:list-item>
                                      <text:p text:style-name="P50"><text:span text:style-name="T90">速度 對 &lt;?</text:span><text:span text:style-name="T94">3&gt;</text:span><text:span text:style-name="T90">個體 產生 P、衝量。</text:span></text:p>
                                    </text:list-item>
                                    <text:list-item>
                                      <text:p text:style-name="P50"><text:span text:style-name="T90">加速度 對 &lt;?</text:span><text:span text:style-name="T94">3&gt;</text:span><text:span text:style-name="T90">個體 產生 F、力。</text:span></text:p>
                                    </text:list-item>
                                    <text:list-item>
                                      <text:p text:style-name="P50"><text:span text:style-name="T90">&lt;?</text:span><text:span text:style-name="T94">3&gt;</text:span><text:span text:style-name="T90">個體 有機率 產生 彈性變形、塑性變形、斷裂變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0"><text:span text:style-name="T90">假定 &lt;?</text:span><text:span text:style-name="T94">3&gt;</text:span><text:span text:style-name="T90">個體 受到 &lt;?</text:span><text:span text:style-name="T96">2&gt;個體的速度、加速度</text:span><text:span text:style-name="T90"> 影響。</text:span></text:p>
                                  <text:list>
                                    <text:list-item>
                                      <text:p text:style-name="P50"><text:span text:style-name="T90">&lt;?</text:span><text:span text:style-name="T94">3&gt;</text:span><text:span text:style-name="T90">個體的 形變 是 發散、震盪、收斂。</text:span></text:p>
                                    </text:list-item>
                                    <text:list-item>
                                      <text:p text:style-name="P50"><text:span text:style-name="T90">對於 該&lt;?</text:span><text:span text:style-name="T94">2</text:span><text:span text:style-name="T95">&gt;</text:span><text:span text:style-name="T90">個體 來說，&lt;?</text:span><text:span text:style-name="T94">3&gt;</text:span><text:span text:style-name="T90">個體的狀態 是 動態。</text:span></text:p>
                                    </text:list-item>
                                    <text:list-item>
                                      <text:p text:style-name="P50"><text:span text:style-name="T90">該&lt;?</text:span><text:span text:style-name="T94">2</text:span><text:span text:style-name="T95">&gt;</text:span><text:span text:style-name="T90">個體的一切的一切 強烈相依於&lt;?</text:span><text:span text:style-name="T94">3&gt;</text:span><text:span text:style-name="T90">個體的 存在、變化、材料特性。</text:span></text:p>
                                    </text:list-item>
                                    <text:list-item>
                                      <text:p text:style-name="P50"><text:span text:style-name="T90">（人類認定的）萬物法則、物理定律 強烈相依於&lt;?</text:span><text:span text:style-name="T94">3&gt;</text:span><text:span text:style-name="T90">個體的 存在、變化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0"><text:span text:style-name="T90">該&lt;?</text:span><text:span text:style-name="T94">2</text:span><text:span text:style-name="T95">&gt;</text:span><text:span text:style-name="T90">個體、&lt;?</text:span><text:span text:style-name="T94">3&gt;</text:span><text:span text:style-name="T90">個體 的</text:span><text:span text:style-name="T162">相</text:span><text:span text:style-name="T90">對運動 有機率 是 靜止狀態。</text:span></text:p>
                                </text:list-item>
                                <text:list-item>
                                  <text:p text:style-name="P50"><text:span text:style-name="T90">該&lt;?</text:span><text:span text:style-name="T94">2</text:span><text:span text:style-name="T95">&gt;</text:span><text:span text:style-name="T90">個體、&lt;?</text:span><text:span text:style-name="T94">3&gt;</text:span><text:span text:style-name="T90">個體 的</text:span><text:span text:style-name="T162">相</text:span><text:span text:style-name="T90">對運動 有機率 不是 靜止狀態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慣性</text:p>
                      <text:list>
                        <text:list-item>
                          <text:p text:style-name="P76">人類個體 在 地球表面 靜止。</text:p>
                          <text:list>
                            <text:list-item>
                              <text:p text:style-name="P76">對於 該人類個體 來說，沒有 加速度，額外加速度 是 零。</text:p>
                              <text:list>
                                <text:list-item>
                                  <text:p text:style-name="P76">等效加速度 不存在。</text:p>
                                  <text:list>
                                    <text:list-item>
                                      <text:p text:style-name="P76">該等效加速度 是 假想體。</text:p>
                                    </text:list-item>
                                  </text:list>
                                </text:list-item>
                                <text:list-item>
                                  <text:p text:style-name="P76">該人類個體 沒有 加速度。</text:p>
                                </text:list-item>
                                <text:list-item>
                                  <text:p text:style-name="P76">該人類個體 是 慣性狀態。</text:p>
                                  <text:list>
                                    <text:list-item>
                                      <text:p text:style-name="P76">牛頓。</text:p>
                                    </text:list-item>
                                  </text:list>
                                </text:list-item>
                                <text:list-item>
                                  <text:p text:style-name="P76">額外加速度 是 零。</text:p>
                                  <text:list>
                                    <text:list-item>
                                      <text:p text:style-name="P76">當下加速度 = 自然加速度 + 額外加速度。</text:p>
                                    </text:list-item>
                                    <text:list-item>
                                      <text:p text:style-name="P76">自然加速度 是 自然加速度、某一特定加速度。</text:p>
                                    </text:list-item>
                                    <text:list-item>
                                      <text:p text:style-name="P76">儲量、能量 穩態。</text:p>
                                    </text:list-item>
                                  </text:list>
                                </text:list-item>
                                <text:list-item>
                                  <text:p text:style-name="P50"><text:span text:style-name="T90">額外加速度 是 </text:span><text:span text:style-name="T91">該加速度</text:span><text:span text:style-name="T90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6">人類個體 在 地球大氣 自由落體。</text:p>
                          <text:list>
                            <text:list-item>
                              <text:p text:style-name="P76">對於 該人類個體 來說，有 加速度，額外加速度 不是 零。</text:p>
                              <text:list>
                                <text:list-item>
                                  <text:p text:style-name="P76">等效加速度 不存在。</text:p>
                                  <text:list>
                                    <text:list-item>
                                      <text:p text:style-name="P76">該等效加速度 是 假想體。</text:p>
                                    </text:list-item>
                                    <text:list-item>
                                      <text:p text:style-name="P76">該等效加速度 無法抵銷 真實存在的加速度。</text:p>
                                    </text:list-item>
                                  </text:list>
                                </text:list-item>
                                <text:list-item>
                                  <text:p text:style-name="P76">該人類個體 有 加速度。</text:p>
                                </text:list-item>
                                <text:list-item>
                                  <text:p text:style-name="P76">該人類個體 不是 慣性狀態。</text:p>
                                  <text:list>
                                    <text:list-item>
                                      <text:p text:style-name="P76">牛頓。</text:p>
                                    </text:list-item>
                                  </text:list>
                                </text:list-item>
                                <text:list-item>
                                  <text:p text:style-name="P76">額外加速度 不是 零。</text:p>
                                  <text:list>
                                    <text:list-item>
                                      <text:p text:style-name="P76">當下加速度 = 自然加速度 + 額外加速度。</text:p>
                                    </text:list-item>
                                    <text:list-item>
                                      <text:p text:style-name="P76">自然加速度 是 自然加速度、某一特定加速度。</text:p>
                                    </text:list-item>
                                    <text:list-item>
                                      <text:p text:style-name="P45">儲量 轉換成 能量。</text:p>
                                      <text:list>
                                        <text:list-item>
                                          <text:p text:style-name="P45">位能 轉換成 動能。</text:p>
                                          <text:list>
                                            <text:list-item>
                                              <text:p text:style-name="P50"><text:span text:style-name="T90">該額外加速度的 本質 是 該</text:span><text:span text:style-name="T162">動能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9"><text:span text:style-name="T121">額外加速度 是 </text:span><text:span text:style-name="T122">該加速度</text:span><text:span text:style-name="T12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bookmark-start text:name="空間"/>空間<text:bookmark-end text:name="空間"/></text:p>
          <text:list>
            <text:list-item>
              <text:p text:style-name="P96"><text:span text:style-name="T3">空間 是 &lt;?</text:span><text:span text:style-name="T4">3</text:span><text:span text:style-name="T3">&gt;個體。</text:span><text:span text:style-name="T174">（空間個體 是 蘊含 &lt;?</text:span><text:span text:style-name="T175">a</text:span><text:span text:style-name="T174">&gt;個體 的 &lt;?</text:span><text:span text:style-name="T176">a+1&gt;個體。虛無個體&gt;n&gt;=a&gt;=u</text:span><text:span text:style-name="T174">）</text:span></text:p>
            </text:list-item>
            <text:list-item>
              <text:p text:style-name="P83">空間 是 &lt;?3&gt;能量。</text:p>
              <text:list>
                <text:list-item>
                  <text:p text:style-name="P84">空間 有 宇宙背景輻射、萬有引力、重力波、空間速、空間爆。</text:p>
                  <text:list>
                    <text:list-item>
                      <text:p text:style-name="P84">空間速 是 電能型空間速、電能型空間速。</text:p>
                    </text:list-item>
                    <text:list-item>
                      <text:p text:style-name="P83">明顯例子，空氣 有 氣溫、氣壓、音波、音速、音爆。</text:p>
                    </text:list-item>
                  </text:list>
                </text:list-item>
              </text:list>
            </text:list-item>
            <text:list-item>
              <text:p text:style-name="P53"><text:span text:style-name="T57">&lt;?</text:span><text:span text:style-name="T58">2&gt;個體 造成 </text:span><text:span text:style-name="T57">空間個體 收縮的 種類。</text:span></text:p>
              <text:list>
                <text:list-item>
                  <text:p text:style-name="P53"><text:span text:style-name="T57">&lt;?</text:span><text:span text:style-name="T59">2&gt;個體存在。</text:span></text:p>
                  <text:list>
                    <text:list-item>
                      <text:p text:style-name="P96"><text:span text:style-name="T5">a</text:span><text:span text:style-name="T6"> </text:span><text:span text:style-name="T7">= F </text:span><text:span text:style-name="T8">/ </text:span><text:span text:style-name="T5">m</text:span><text:span text:style-name="T6">。</text:span></text:p>
                      <text:list>
                        <text:list-item>
                          <text:p text:style-name="P85">m 已知。</text:p>
                        </text:list-item>
                        <text:list-item>
                          <text:p text:style-name="P55"><text:span text:style-name="T60">F 從 &lt;?3&gt;個體的材料特性、&lt;?3&gt;個體的形變</text:span><text:span text:style-name="T61"> 反推出來</text:span><text:span text:style-name="T62">。</text:span></text:p>
                          <text:list>
                            <text:list-item>
                              <text:p text:style-name="P55"><text:span text:style-name="T62">F 是 </text:span><text:span text:style-name="T60">&lt;?3&gt;個體的 反作用力。</text:span></text:p>
                            </text:list-item>
                            <text:list-item>
                              <text:p text:style-name="P55"><text:span text:style-name="T60">F 是 &lt;?</text:span><text:span text:style-name="T63">2&gt;個體（抵抗 </text:span><text:span text:style-name="T60">&lt;?3&gt;個體的反作用力）的 反作用力。</text:span></text:p>
                            </text:list-item>
                            <text:list-item>
                              <text:p text:style-name="P55"><text:span text:style-name="T62">已知 </text:span>&lt;<text:span text:style-name="T60">?3&gt;個體的材料特性、&lt;?3&gt;個體的形變</text:span><text:span text:style-name="T61">，可以 直接反推出 F。</text:span></text:p>
                              <text:list>
                                <text:list-item>
                                  <text:p text:style-name="P86">假定，材料特性 是 剛體。</text:p>
                                  <text:list>
                                    <text:list-item>
                                      <text:p text:style-name="P86">材料特性 不變。</text:p>
                                    </text:list-item>
                                    <text:list-item>
                                      <text:p text:style-name="P55"><text:span text:style-name="T64">相同</text:span><text:span text:style-name="T59">硬度。</text:span></text:p>
                                      <text:list>
                                        <text:list-item>
                                          <text:p text:style-name="P55"><text:span text:style-name="T59">硬度 是 &lt;?</text:span><text:span text:style-name="T64">3&gt;個體的</text:span><text:span text:style-name="T61">材料特性的</text:span><text:span text:style-name="T64"> </text:span><text:span text:style-name="T59">硬度。</text:span><text:span text:style-name="T185">（的 是 蘊含的）</text:span></text:p>
                                        </text:list-item>
                                        <text:list-item>
                                          <text:p text:style-name="P87">形變 越大，（反推出來的）力 越大。</text:p>
                                        </text:list-item>
                                        <text:list-item>
                                          <text:p text:style-name="P87">形變 越小，（反推出來的）力 越小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7">相同形變。</text:p>
                                      <text:list>
                                        <text:list-item>
                                          <text:p text:style-name="P87">硬度 越大，（反推出來的）力 越大。</text:p>
                                        </text:list-item>
                                        <text:list-item>
                                          <text:p text:style-name="P87">硬度 越小，（反推出來的）力 越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5"><text:span text:style-name="T65">&lt;?</text:span><text:span text:style-name="T59">2&gt;個體存在的 </text:span><text:span text:style-name="T61">狀態轉移。</text:span></text:p>
                                  <text:list>
                                    <text:list-item>
                                      <text:p text:style-name="P55"><text:span text:style-name="T61">狀態一，</text:span><text:span text:style-name="T65">&lt;?</text:span><text:span text:style-name="T59">2&gt;個體存在（在 </text:span><text:span text:style-name="T65">空間個體的）</text:span><text:span text:style-name="T59">瞬間。</text:span></text:p>
                                      <text:list>
                                        <text:list-item>
                                          <text:p text:style-name="P55"><text:span text:style-name="T61">形變 無限趨近於 零</text:span><text:span text:style-name="T60"> →</text:span><text:span text:style-name="T66"> </text:span><text:span text:style-name="T61">力 無限趨近於 零。</text:span></text:p>
                                          <text:list>
                                            <text:list-item>
                                              <text:p text:style-name="P55"><text:span text:style-name="T60">→</text:span><text:span text:style-name="T66"> 是 反推出、反推出來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二，形變 小於 形變穩態值，</text:span><text:span text:style-name="T60">形變的慣性方向 是 正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1">形變穩態值 是（</text:span><text:span text:style-name="T65">&lt;?</text:span><text:span text:style-name="T59">2&gt;個體存在 導致）</text:span><text:span text:style-name="T61">形變的 最終收斂 的 形變值。</text:span></text:p>
                                        </text:list-item>
                                        <text:list-item>
                                          <text:p text:style-name="P55"><text:span text:style-name="T60">形變 越來越大 →</text:span><text:span text:style-name="T66"> </text:span><text:span text:style-name="T61">力 </text:span><text:span text:style-name="T60">越來越大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向正 發散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三，形變 等於 形變穩態值，</text:span><text:span text:style-name="T60">形變的慣性方向 是 正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0">形變 越來越大 →</text:span><text:span text:style-name="T66"> </text:span><text:span text:style-name="T61">力 </text:span><text:span text:style-name="T60">越來越大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等於 零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四，形變 大於 形變穩態值，</text:span><text:span text:style-name="T60">形變的慣性方向 是 正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0">形變 越來越大 →</text:span><text:span text:style-name="T66"> </text:span><text:span text:style-name="T61">力 </text:span><text:span text:style-name="T60">越來越大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收斂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五，形變 大於 形變穩態值，</text:span><text:span text:style-name="T60">形變的慣性方向 是 負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0">形變 越來越小 →</text:span><text:span text:style-name="T66"> </text:span><text:span text:style-name="T61">力 </text:span><text:span text:style-name="T60">越來越小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向負 發散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六，形變 等於 形變穩態值，</text:span><text:span text:style-name="T60">形變的慣性方向 是 負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0">形變 越來越小 →</text:span><text:span text:style-name="T66"> </text:span><text:span text:style-name="T61">力 </text:span><text:span text:style-name="T60">越來越小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等於 零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1">狀態七，形變 小於 形變穩態值，</text:span><text:span text:style-name="T60">形變的慣性方向 是 負值</text:span><text:span text:style-name="T61">。</text:span></text:p>
                                      <text:list>
                                        <text:list-item>
                                          <text:p text:style-name="P55"><text:span text:style-name="T60">形變 越來越小 →</text:span><text:span text:style-name="T66"> </text:span><text:span text:style-name="T61">力 </text:span><text:span text:style-name="T60">越來越小。</text:span></text:p>
                                        </text:list-item>
                                        <text:list-item>
                                          <text:p text:style-name="P55"><text:span text:style-name="T60">形變的變化、</text:span><text:span text:style-name="T61">力</text:span><text:span text:style-name="T60">的變化 收斂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0">步驟</text:span><text:span text:style-name="T67">a </text:span><text:span text:style-name="T68">=</text:span><text:span text:style-name="T67"> 步驟（a–3）。</text:span></text:p>
                                      <text:list>
                                        <text:list-item>
                                          <text:p text:style-name="P55"><text:span text:style-name="T61">明顯例子，狀態八 </text:span><text:span text:style-name="T68">=</text:span><text:span text:style-name="T60"> 步驟二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67">形變 逐漸收斂到 </text:span><text:span text:style-name="T61">形變穩態值。</text:span></text:p>
                                      <text:list>
                                        <text:list-item>
                                          <text:p text:style-name="P86">形變（穩態）等於 形變穩態值。</text:p>
                                        </text:list-item>
                                        <text:list-item>
                                          <text:p text:style-name="P86">力（穩態）等於 力穩態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<text:span text:style-name="T60">a </text:span><text:span text:style-name="T62">從（</text:span><text:span text:style-name="T60">F</text:span><text:span text:style-name="T69"> </text:span><text:span text:style-name="T60">/ </text:span><text:span text:style-name="T57">m</text:span><text:span text:style-name="T69">）</text:span><text:span text:style-name="T62">反推出來。</text:span></text:p>
                          <text:list>
                            <text:list-item>
                              <text:p text:style-name="P55"><text:span text:style-name="T60">F 是 力穩態值、&lt;?</text:span><text:span text:style-name="T70">3&gt;個體的反作用力</text:span><text:span text:style-name="T60">、&lt;?</text:span><text:span text:style-name="T70">2&gt;個體的反作用力</text:span><text:span text:style-name="T60">。</text:span></text:p>
                            </text:list-item>
                            <text:list-item>
                              <text:p text:style-name="P55"><text:span text:style-name="T60">a 是 儲量</text:span><text:span text:style-name="T62">。</text:span></text:p>
                            </text:list-item>
                            <text:list-item>
                              <text:p text:style-name="P55"><text:span text:style-name="T62">對於 </text:span><text:span text:style-name="T60">&lt;?</text:span><text:span text:style-name="T71">3&gt;個體 來說，</text:span><text:span text:style-name="T72">a 是 </text:span><text:span text:style-name="T57">&lt;?3&gt;個體</text:span><text:span text:style-name="T72">的（</text:span><text:span text:style-name="T60">加速度的）額外宗量。</text:span></text:p>
                              <text:list>
                                <text:list-item>
                                  <text:p text:style-name="P88">額外宗量 = 當下宗量–自然宗量。</text:p>
                                  <text:list>
                                    <text:list-item>
                                      <text:p text:style-name="P88">當下宗量 = 自然宗量 + 額外宗量。</text:p>
                                    </text:list-item>
                                  </text:list>
                                </text:list-item>
                                <text:list-item>
                                  <text:p text:style-name="P55"><text:span text:style-name="T62">當下宗量 是 </text:span><text:span text:style-name="T73">自然宗量 + a</text:span><text:span text:style-name="T62">。</text:span></text:p>
                                </text:list-item>
                                <text:list-item>
                                  <text:p text:style-name="P55"><text:span text:style-name="T60">自然宗量 是 </text:span><text:span text:style-name="T73">自然宗量</text:span><text:span text:style-name="T74">。</text:span></text:p>
                                </text:list-item>
                                <text:list-item>
                                  <text:p text:style-name="P55"><text:span text:style-name="T62">額外宗量 是 </text:span><text:span text:style-name="T73">a</text:span><text:span text:style-name="T62">。</text:span></text:p>
                                </text:list-item>
                              </text:list>
                            </text:list-item>
                            <text:list-item>
                              <text:p text:style-name="P55"><text:span text:style-name="T62">對於 該F</text:span><text:span text:style-name="T71"> 來說，</text:span><text:span text:style-name="T72">a 是 </text:span><text:span text:style-name="T162">該</text:span><text:span text:style-name="T57">F</text:span><text:span text:style-name="T72">的（</text:span><text:span text:style-name="T60">加速度的）自然宗量。</text:span></text:p>
                              <text:list>
                                <text:list-item>
                                  <text:p text:style-name="P55"><text:span text:style-name="T62">當下宗量 是 </text:span><text:span text:style-name="T75">a</text:span><text:span text:style-name="T62">。</text:span></text:p>
                                </text:list-item>
                                <text:list-item>
                                  <text:p text:style-name="P55"><text:span text:style-name="T60">自然宗量 是 </text:span><text:span text:style-name="T74">a。</text:span></text:p>
                                </text:list-item>
                                <text:list-item>
                                  <text:p text:style-name="P88">額外宗量 是 零。</text:p>
                                  <text:list>
                                    <text:list-item>
                                      <text:p text:style-name="P89">明顯例子，F（等效於）產生 某一特定彈簧。</text:p>
                                      <text:list>
                                        <text:list-item>
                                          <text:p text:style-name="P89">該彈簧 是 自然狀態。</text:p>
                                        </text:list-item>
                                        <text:list-item>
                                          <text:p text:style-name="P55"><text:span text:style-name="T74">該彈簧的當下長度 是 該彈簧的自然長度</text:span><text:span text:style-name="T76">。</text:span></text:p>
                                        </text:list-item>
                                        <text:list-item>
                                          <text:p text:style-name="P55"><text:span text:style-name="T74">該彈簧的自然長度 是 某一特定長度</text:span><text:span text:style-name="T76">。</text:span></text:p>
                                          <text:list>
                                            <text:list-item>
                                              <text:p text:style-name="P55"><text:span text:style-name="T76">該長度 等效於 </text:span><text:span text:style-name="T77">a</text:span><text:span text:style-name="T7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<text:span text:style-name="T74">該彈簧的額外長度</text:span><text:span text:style-name="T78"> 是零、</text:span><text:span text:style-name="T74">穩態維持在零</text:span><text:span text:style-name="T78">、自然而然</text:span><text:span text:style-name="T74">在零</text:span><text:span text:style-name="T7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"><text:span text:style-name="T74">對於 其他&lt;?</text:span><text:span text:style-name="T80">2&gt;個體 來說，該&lt;?2&gt;個體存在 造成 F存在、位能勢。</text:span></text:p>
                              <text:list>
                                <text:list-item>
                                  <text:p text:style-name="P55"><text:span text:style-name="T74">該其他&lt;?</text:span><text:span text:style-name="T80">2&gt;個體 有機率認定，該&lt;?2&gt;個體存在 產生 萬有引力 現象。</text:span></text:p>
                                </text:list-item>
                                <text:list-item>
                                  <text:p text:style-name="P55"><text:span text:style-name="T74">該其他&lt;?</text:span><text:span text:style-name="T80">2&gt;個體 的 本能、傳承 有機率 不夠高。</text:span></text:p>
                                  <text:list>
                                    <text:list-item>
                                      <text:p text:style-name="P55"><text:span text:style-name="T80">有機率無法</text:span><text:span text:style-name="T81"> </text:span><text:span text:style-name="T105">看</text:span><text:span text:style-name="T81">到 &lt;?</text:span><text:span text:style-name="T82">3&gt;個體</text:span><text:span text:style-name="T81">（</text:span><text:span text:style-name="T82">看到）的</text:span><text:span text:style-name="T83"> </text:span><text:span text:style-name="T62">當下宗量、</text:span><text:span text:style-name="T60">自然</text:span><text:span text:style-name="T62">宗量、額外宗量。</text:span></text:p>
                                      <text:list>
                                        <text:list-item>
                                          <text:p text:style-name="P55"><text:span text:style-name="T105">看</text:span><text:span text:style-name="T106">到 是 </text:span><text:span text:style-name="T107">感測</text:span><text:span text:style-name="T106">到</text:span><text:span text:style-name="T107">、觀測</text:span><text:span text:style-name="T106">到</text:span><text:span text:style-name="T107">、認知</text:span><text:span text:style-name="T106">到</text:span><text:span text:style-name="T10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pan text:style-name="T80">有機率無法</text:span><text:span text:style-name="T81"> </text:span><text:span text:style-name="T105">看</text:span><text:span text:style-name="T81">到 F（</text:span><text:span text:style-name="T82">看到）的</text:span><text:span text:style-name="T62">當下宗量。</text:span></text:p>
                                    </text:list-item>
                                    <text:list-item>
                                      <text:p text:style-name="P55"><text:span text:style-name="T108">有機率無法</text:span><text:span text:style-name="T106"> </text:span><text:span text:style-name="T105">看</text:span><text:span text:style-name="T106">到 F（</text:span><text:span text:style-name="T105">看到）</text:span><text:span text:style-name="T106">的</text:span><text:span text:style-name="T109">自然</text:span><text:span text:style-name="T110">宗量。</text:span></text:p>
                                    </text:list-item>
                                    <text:list-item>
                                      <text:p text:style-name="P55"><text:span text:style-name="T80">有機率</text:span><text:span text:style-name="T81">只能 </text:span><text:span text:style-name="T105">看</text:span><text:span text:style-name="T81">到 F（</text:span><text:span text:style-name="T82">看到）</text:span><text:span text:style-name="T81">的</text:span><text:span text:style-name="T62">額外宗量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"><text:span text:style-name="T74">該其他&lt;?</text:span><text:span text:style-name="T80">2&gt;個體 有機率認定 </text:span><text:span text:style-name="T84">a 是零、不存在。</text:span></text:p>
                                </text:list-item>
                                <text:list-item>
                                  <text:p text:style-name="P55"><text:span text:style-name="T74">該其他&lt;?</text:span><text:span text:style-name="T80">2&gt;個體 有機率認定 </text:span><text:span text:style-name="T62">額外宗量</text:span><text:span text:style-name="T84"> 是零、不存在。</text:span></text:p>
                                </text:list-item>
                                <text:list-item>
                                  <text:p text:style-name="P55"><text:span text:style-name="T74">該其他&lt;?</text:span><text:span text:style-name="T80">2&gt;個體 有機率認定 當下</text:span><text:span text:style-name="T62">宗量、自然宗量</text:span><text:span text:style-name="T84"> 不存在。</text:span></text:p>
                                  <text:list>
                                    <text:list-item>
                                      <text:p text:style-name="P55"><text:span text:style-name="T74">該其他&lt;?</text:span><text:span text:style-name="T80">2&gt;個體 有機率認定 當下</text:span><text:span text:style-name="T62">宗量、自然宗量</text:span><text:span text:style-name="T84"> 不可能存在。</text:span></text:p>
                                    </text:list-item>
                                    <text:list-item>
                                      <text:p text:style-name="P55"><text:span text:style-name="T74">該其他&lt;?</text:span><text:span text:style-name="T80">2&gt;個體 有機率完全沒有認知到 當下</text:span><text:span text:style-name="T62">宗量、自然宗量</text:span><text:span text:style-name="T84"> 的 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62">明顯例子，</text:span><text:span text:style-name="T65">&lt;?</text:span><text:span text:style-name="T85">a</text:span><text:span text:style-name="T59">&gt;個體存在、</text:span><text:span text:style-name="T62">力存在、光存在。</text:span></text:p>
                    </text:list-item>
                  </text:list>
                </text:list-item>
                <text:list-item>
                  <text:p text:style-name="P87">&lt;?2&gt;個體變化。</text:p>
                  <text:list>
                    <text:list-item>
                      <text:p text:style-name="P85">P = m * v。</text:p>
                      <text:list>
                        <text:list-item>
                          <text:p text:style-name="P55"><text:span text:style-name="T86">m、</text:span><text:span text:style-name="T87">v</text:span><text:span text:style-name="T86"> 已知。</text:span></text:p>
                        </text:list-item>
                      </text:list>
                    </text:list-item>
                    <text:list-item>
                      <text:p text:style-name="P55"><text:span text:style-name="T62">明顯例子，</text:span><text:span text:style-name="T65">&lt;?</text:span><text:span text:style-name="T85">a</text:span><text:span text:style-name="T59">&gt;個體變化、</text:span><text:span text:style-name="T62">力</text:span><text:span text:style-name="T59">變化</text:span><text:span text:style-name="T62">、光</text:span><text:span text:style-name="T59">變化</text:span><text:span text:style-name="T62">。</text:span></text:p>
                    </text:list-item>
                  </text:list>
                </text:list-item>
                <text:list-item>
                  <text:p text:style-name="P87">&lt;?2&gt;個體變化變化。</text:p>
                  <text:list>
                    <text:list-item>
                      <text:p text:style-name="P57"><text:span text:style-name="T59">F </text:span><text:span text:style-name="T57">= m * a。</text:span></text:p>
                      <text:list>
                        <text:list-item>
                          <text:p text:style-name="P55"><text:span text:style-name="T86">m、</text:span><text:span text:style-name="T87">a</text:span><text:span text:style-name="T86"> 已知。</text:span></text:p>
                        </text:list-item>
                      </text:list>
                    </text:list-item>
                    <text:list-item>
                      <text:p text:style-name="P55"><text:span text:style-name="T62">明顯例子，</text:span><text:span text:style-name="T65">&lt;?</text:span><text:span text:style-name="T85">a</text:span><text:span text:style-name="T59">&gt;個體變化變化、</text:span><text:span text:style-name="T62">力</text:span><text:span text:style-name="T59">變化變化</text:span><text:span text:style-name="T62">、光</text:span><text:span text:style-name="T59">變化變化</text:span><text:span text:style-name="T62">。</text:span></text:p>
                    </text:list-item>
                  </text:list>
                </text:list-item>
                <text:list-item>
                  <text:p text:style-name="P87">&lt;?2&gt;個體變化變化變化。</text:p>
                  <text:list>
                    <text:list-item>
                      <text:p text:style-name="P55"><text:span text:style-name="T62">明顯例子，</text:span><text:span text:style-name="T65">&lt;?</text:span><text:span text:style-name="T85">a</text:span><text:span text:style-name="T59">&gt;個體變化變化變化、</text:span><text:span text:style-name="T62">力</text:span><text:span text:style-name="T59">變化變化變化</text:span><text:span text:style-name="T62">、光</text:span><text:span text:style-name="T59">變化變化變化</text:span><text:span text:style-name="T62">。</text:span></text:p>
                    </text:list-item>
                  </text:list>
                </text:list-item>
                <text:list-item>
                  <text:p text:style-name="P87">&lt;?2&gt;個體變化變化變化變化。</text:p>
                  <text:list>
                    <text:list-item>
                      <text:p text:style-name="P55"><text:span text:style-name="T62">明顯例子，</text:span><text:span text:style-name="T65">&lt;?</text:span><text:span text:style-name="T85">a</text:span><text:span text:style-name="T59">&gt;個體變化變化變化變化、</text:span><text:span text:style-name="T62">力</text:span><text:span text:style-name="T59">變化變化變化變化</text:span><text:span text:style-name="T62">、光</text:span><text:span text:style-name="T59">變化變化變化變化</text:span><text:span text:style-name="T62">。</text:span></text:p>
                    </text:list-item>
                  </text:list>
                </text:list-item>
                <text:list-item>
                  <text:p text:style-name="P87">…</text:p>
                </text:list-item>
              </text:list>
            </text:list-item>
            <text:list-item>
              <text:p text:style-name="P53"><text:span text:style-name="T59">&lt;?</text:span><text:span text:style-name="T58">2&gt;個體 造成 </text:span><text:span text:style-name="T59">空間個體 收縮的 大小。</text:span></text:p>
              <text:list>
                <text:list-item>
                  <text:p text:style-name="P53"><text:span text:style-name="T59">該收縮大小 = &lt;?</text:span><text:span text:style-name="T85">2&gt;個體存在造成的收縮大小 + </text:span><text:span text:style-name="T59">&lt;?</text:span><text:span text:style-name="T85">2&gt;個體</text:span><text:span text:style-name="T59">變化</text:span><text:span text:style-name="T85">造成的收縮大小 + </text:span><text:span text:style-name="T88">…。</text:span></text:p>
                </text:list-item>
              </text:list>
            </text:list-item>
            <text:list-item>
              <text:p text:style-name="P53"><text:span text:style-name="T57">F = </text:span><text:span text:style-name="T89">m * a</text:span><text:span text:style-name="T163">。</text:span></text:p>
              <text:list>
                <text:list-item>
                  <text:p text:style-name="P53"><text:span text:style-name="T163">假定，已知</text:span><text:span text:style-name="T89"> m </text:span><text:span text:style-name="T163">的大小。</text:span></text:p>
                </text:list-item>
                <text:list-item>
                  <text:p text:style-name="P53"><text:span text:style-name="T89">F</text:span><text:span text:style-name="T62"> 強烈相依於 空間個體的 材料特性、形變</text:span><text:span text:style-name="T164">。</text:span></text:p>
                  <text:list>
                    <text:list-item>
                      <text:p text:style-name="P88">空間個體的 材質 越堅硬，空間個體的 形變（穩態）越小，力（穩態）越小。</text:p>
                      <text:list>
                        <text:list-item>
                          <text:p text:style-name="P88">其他個體的 位能勢 越小，潛在的、有機率達到的自由落體最大 加速度 越小。</text:p>
                        </text:list-item>
                        <text:list-item>
                          <text:p text:style-name="P96"><text:span text:style-name="T198">加速度的 </text:span><text:span text:style-name="T3">額外宗量 越小</text:span><text:span text:style-name="T198">。</text:span></text:p>
                          <text:list>
                            <text:list-item>
                              <text:p text:style-name="P55"><text:span text:style-name="T62">當下宗量 是 </text:span><text:span text:style-name="T73">自然宗量 + a</text:span><text:span text:style-name="T62">。</text:span></text:p>
                            </text:list-item>
                            <text:list-item>
                              <text:p text:style-name="P55"><text:span text:style-name="T60">自然宗量 是 </text:span><text:span text:style-name="T73">自然宗量</text:span><text:span text:style-name="T74">。</text:span></text:p>
                            </text:list-item>
                            <text:list-item>
                              <text:p text:style-name="P55"><text:span text:style-name="T62">額外宗量 是 </text:span><text:span text:style-name="T73">a</text:span><text:span text:style-name="T6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4"><text:span text:style-name="T3">a 從（</text:span><text:span text:style-name="T2">F / m</text:span><text:span text:style-name="T3">）反推出來。</text:span></text:p>
                </text:list-item>
                <text:list-item>
                  <text:p text:style-name="P96"><text:span text:style-name="T3">明顯例子，&lt;?</text:span><text:span text:style-name="T9">2&gt;個體 蘊含 力。</text:span></text:p>
                  <text:list>
                    <text:list-item>
                      <text:p text:style-name="P90">力 在 &lt;?2&gt;個體 內部 靜止不動。</text:p>
                      <text:list>
                        <text:list-item>
                          <text:p text:style-name="P96"><text:span text:style-name="T9">&lt;?</text:span><text:span text:style-name="T10">2&gt;個體 有機率感覺到 體內 有東西卡住。</text:span></text:p>
                          <text:list>
                            <text:list-item>
                              <text:p text:style-name="P91">明顯例子，人類個體 的 喉嚨噎到。</text:p>
                              <text:list>
                                <text:list-item>
                                  <text:p text:style-name="P96"><text:span text:style-name="T10">喉嚨</text:span><text:span text:style-name="T3">個體</text:span><text:span text:style-name="T10"> 蘊含 力。</text:span></text:p>
                                </text:list-item>
                                <text:list-item>
                                  <text:p text:style-name="P91">力 維持不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力 在 &lt;?2&gt;個體 內部 位移、移動。</text:p>
                      <text:list>
                        <text:list-item>
                          <text:p text:style-name="P96"><text:span text:style-name="T9">&lt;?</text:span><text:span text:style-name="T10">2&gt;個體 有機率感覺到 體內 有東西在移動。</text:span></text:p>
                          <text:list>
                            <text:list-item>
                              <text:p text:style-name="P91">明顯例子，人類個體 的 喉嚨吞嚥。</text:p>
                              <text:list>
                                <text:list-item>
                                  <text:p text:style-name="P96"><text:span text:style-name="T10">喉嚨</text:span><text:span text:style-name="T3">個體</text:span><text:span text:style-name="T10"> 蘊含 力。</text:span></text:p>
                                </text:list-item>
                                <text:list-item>
                                  <text:p text:style-name="P91">力 在喉嚨肉質層 位移、移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假定，已知 力 的 大小。</text:p>
                      <text:list>
                        <text:list-item>
                          <text:p text:style-name="P96"><text:span text:style-name="T11">喉嚨</text:span><text:span text:style-name="T3">個體</text:span><text:span text:style-name="T11">的 材質 </text:span><text:span text:style-name="T3">越堅硬，</text:span><text:span text:style-name="T11">喉嚨</text:span><text:span text:style-name="T3">個體的 形變 越小，力型宗量 越小。</text:span></text:p>
                          <text:list>
                            <text:list-item>
                              <text:p text:style-name="P96"><text:span text:style-name="T3">該力型宗量 強烈相依於 </text:span><text:span text:style-name="T11">喉嚨</text:span><text:span text:style-name="T3">個體的 材料特性、形變。</text:span></text:p>
                            </text:list-item>
                          </text:list>
                        </text:list-item>
                        <text:list-item>
                          <text:p text:style-name="P88">其他力感受到的 宗量勢 越小。</text:p>
                        </text:list-item>
                        <text:list-item>
                          <text:p text:style-name="P88">潛在的、有機率達到的自由落體最大（力的移動）加速度 越小。</text:p>
                        </text:list-item>
                        <text:list-item>
                          <text:p text:style-name="P96"><text:span text:style-name="T198">加速度的 </text:span><text:span text:style-name="T3">額外宗量 越小</text:span><text:span text:style-name="T19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8">抽象例子，太陽系 是 力平衡、力穩態 的 現象。</text:p>
                </text:list-item>
                <text:list-item>
                  <text:p text:style-name="P96"><text:span text:style-name="T3">抽象例子，&lt;?</text:span><text:span text:style-name="T12">f</text:span><text:span text:style-name="T13">&gt;個體 蘊含 </text:span><text:span text:style-name="T3">&lt;?</text:span><text:span text:style-name="T12">x</text:span><text:span text:style-name="T13">&gt;</text:span><text:span text:style-name="T3">個體。</text:span></text:p>
                  <text:list>
                    <text:list-item>
                      <text:p text:style-name="P96"><text:span text:style-name="T3">&lt;?</text:span><text:span text:style-name="T12">x</text:span><text:span text:style-name="T13">&gt;</text:span><text:span text:style-name="T3">個體 有機率導致 &lt;?</text:span><text:span text:style-name="T12">f</text:span><text:span text:style-name="T13">&gt;個體 產生 形變。</text:span></text:p>
                    </text:list-item>
                    <text:list-item>
                      <text:p text:style-name="P96"><text:span text:style-name="T3">&lt;?</text:span><text:span text:style-name="T12">x</text:span><text:span text:style-name="T13">&gt;</text:span><text:span text:style-name="T3">個體 是 &lt;?</text:span><text:span text:style-name="T12">x</text:span><text:span text:style-name="T13">&gt;宗量</text:span><text:span text:style-name="T3">。</text:span></text:p>
                    </text:list-item>
                    <text:list-item>
                      <text:p text:style-name="P96"><text:span text:style-name="T3">&lt;?</text:span><text:span text:style-name="T12">x</text:span><text:span text:style-name="T13">&gt;宗量</text:span><text:span text:style-name="T3"> 是 &lt;?</text:span><text:span text:style-name="T12">x</text:span><text:span text:style-name="T3">&gt;</text:span><text:span text:style-name="T13">宗量</text:span><text:span text:style-name="T3">存在、&lt;?</text:span><text:span text:style-name="T12">x</text:span><text:span text:style-name="T3">&gt;</text:span><text:span text:style-name="T13">宗量</text:span><text:span text:style-name="T3">變化、&lt;?</text:span><text:span text:style-name="T12">x</text:span><text:span text:style-name="T3">&gt;</text:span><text:span text:style-name="T13">宗量</text:span><text:span text:style-name="T3">變化變化。</text:span></text:p>
                      <text:list>
                        <text:list-item>
                          <text:p text:style-name="P88">明顯例子，質量存在、質量變化、質量變化變化、質量變化變化變化。</text:p>
                        </text:list-item>
                        <text:list-item>
                          <text:p text:style-name="P88">明顯例子，動能型質量存在、動能型質量變化、動能型質量變化變化。</text:p>
                        </text:list-item>
                        <text:list-item>
                          <text:p text:style-name="P88">明顯例子，電能型質量存在、電能型質量變化、電能型質量變化變化。</text:p>
                        </text:list-item>
                      </text:list>
                    </text:list-item>
                    <text:list-item>
                      <text:p text:style-name="P96"><text:span text:style-name="T13">形變（暫態、動態）強烈相依於 </text:span><text:span text:style-name="T3">&lt;?</text:span><text:span text:style-name="T14">f</text:span><text:span text:style-name="T13">&gt;個體的材料特性、</text:span><text:span text:style-name="T3">&lt;?</text:span><text:span text:style-name="T14">x</text:span><text:span text:style-name="T13">&gt;</text:span><text:span text:style-name="T3">宗量存在、&lt;?</text:span><text:span text:style-name="T14">x</text:span><text:span text:style-name="T13">&gt;</text:span><text:span text:style-name="T3">宗量變化。</text:span></text:p>
                    </text:list-item>
                    <text:list-item>
                      <text:p text:style-name="P96"><text:span text:style-name="T13">形變（穩態、靜態）強烈相依於 </text:span><text:span text:style-name="T3">&lt;?</text:span><text:span text:style-name="T14">f</text:span><text:span text:style-name="T13">&gt;個體的材料特性、</text:span><text:span text:style-name="T3">&lt;?</text:span><text:span text:style-name="T14">x</text:span><text:span text:style-name="T13">&gt;</text:span><text:span text:style-name="T3">宗量存在、&lt;?</text:span><text:span text:style-name="T14">x</text:span><text:span text:style-name="T13">&gt;</text:span><text:span text:style-name="T3">宗量變化。</text:span></text:p>
                    </text:list-item>
                    <text:list-item>
                      <text:p text:style-name="P125"><text:span text:style-name="T13">已知 </text:span><text:span text:style-name="T3">&lt;?</text:span><text:span text:style-name="T14">f</text:span><text:span text:style-name="T13">&gt;個體的材料特性、</text:span><text:span text:style-name="T3">&lt;?</text:span><text:span text:style-name="T14">x</text:span><text:span text:style-name="T13">&gt;</text:span><text:span text:style-name="T3">宗量存在、&lt;?</text:span><text:span text:style-name="T14">x</text:span><text:span text:style-name="T13">&gt;</text:span><text:span text:style-name="T3">宗量變化、&lt;?</text:span><text:span text:style-name="T14">x</text:span><text:span text:style-name="T13">&gt;</text:span><text:span text:style-name="T3">宗量變化變化。</text:span></text:p>
                      <text:list>
                        <text:list-item>
                          <text:p text:style-name="P93">形變 反推出 力型宗量、光型宗量。</text:p>
                        </text:list-item>
                        <text:list-item>
                          <text:p text:style-name="P93">力型宗量、光型宗量 反推出 加速度型宗量。</text:p>
                          <text:list>
                            <text:list-item>
                              <text:p text:style-name="P96"><text:span text:style-name="T15">該</text:span><text:span text:style-name="T13">加速度型宗量 是 力型宗量、光型宗量</text:span><text:span text:style-name="T15">（</text:span><text:span text:style-name="T16">看到）</text:span><text:span text:style-name="T15">的</text:span><text:span text:style-name="T3">額外宗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<text:span text:style-name="T3">&lt;?</text:span><text:span text:style-name="T14">f</text:span><text:span text:style-name="T13">&gt;個體、</text:span><text:span text:style-name="T3">&lt;?</text:span><text:span text:style-name="T14">f</text:span><text:span text:style-name="T13">&gt;個體的材料特性 是 媒介、介質、轉換器。</text:span></text:p>
                      <text:list>
                        <text:list-item>
                          <text:p text:style-name="P96"><text:span text:style-name="T3">&lt;?</text:span><text:span text:style-name="T14">x</text:span><text:span text:style-name="T13">&gt;</text:span><text:span text:style-name="T3">宗量存在、&lt;?</text:span><text:span text:style-name="T14">x</text:span><text:span text:style-name="T13">&gt;</text:span><text:span text:style-name="T3">宗量變化、&lt;?</text:span><text:span text:style-name="T14">x</text:span><text:span text:style-name="T13">&gt;</text:span><text:span text:style-name="T3">宗量變化變化 </text:span><text:span text:style-name="T17">作用在 </text:span><text:span text:style-name="T3">&lt;?</text:span><text:span text:style-name="T14">f</text:span><text:span text:style-name="T13">&gt;個體。</text:span></text:p>
                        </text:list-item>
                        <text:list-item>
                          <text:p text:style-name="P96"><text:span text:style-name="T3">&lt;?</text:span><text:span text:style-name="T14">f</text:span><text:span text:style-name="T13">&gt;個體的材料特性 映射、反射出、顯性化 該作用 的 影響、現象、特徵。</text:span></text:p>
                        </text:list-item>
                        <text:list-item>
                          <text:p text:style-name="P96"><text:span text:style-name="T3">&lt;?</text:span><text:span text:style-name="T14">x</text:span><text:span text:style-name="T13">&gt;</text:span><text:span text:style-name="T3">宗量存在、&lt;?</text:span><text:span text:style-name="T14">x</text:span><text:span text:style-name="T13">&gt;</text:span><text:span text:style-name="T3">宗量變化、&lt;?</text:span><text:span text:style-name="T14">x</text:span><text:span text:style-name="T13">&gt;</text:span><text:span text:style-name="T3">宗量變化變化 →</text:span><text:span text:style-name="T18"> 形變</text:span><text:span text:style-name="T13">。</text:span></text:p>
                          <text:list>
                            <text:list-item>
                              <text:p text:style-name="P88">→ 是 轉換成、反推出、（該特徵）等效於。</text:p>
                            </text:list-item>
                          </text:list>
                        </text:list-item>
                        <text:list-item>
                          <text:p text:style-name="P60"><text:span text:style-name="T102">形變 →</text:span><text:span text:style-name="T103"> </text:span><text:span text:style-name="T1">力型宗量、光型宗量 →</text:span><text:span text:style-name="T102"> </text:span><text:span text:style-name="T1">加速度型宗量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0:49:51.598000000</dc:date>
    <meta:editing-duration>P13DT17H31M59S</meta:editing-duration>
    <meta:editing-cycles>11119</meta:editing-cycles>
    <meta:document-statistic meta:table-count="0" meta:image-count="0" meta:object-count="0" meta:page-count="1" meta:paragraph-count="678" meta:word-count="12833" meta:character-count="16606" meta:non-whitespace-character-count="14648"/>
  </office:meta>
</office:document-meta>
</file>